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Bool" style:family="table-cell" style:parent-style-name="Default" style:data-style-name="N99"/>
    <style:style style:name="ce2" style:family="table-cell" style:parent-style-name="Default" style:data-style-name="N99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uto (DO NOT TOUCH)" table:style-name="ta1">
        <table:table-column table:style-name="co1" table:default-cell-style-name="ce2"/>
        <table:table-column table:style-name="co1" table:number-columns-repeated="12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ok</text:p>
          </table:table-cell>
          <table:table-cell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orage_area</text:p>
          </table:table-cell>
          <table:table-cell office:value-type="string" calcext:value-type="string">
            <text:p>internal_notes</text:p>
          </table:table-cell>
          <table:table-cell table:style-name="Default" office:value-type="string" calcext:value-type="string">
            <text:p>visible</text:p>
          </table:table-cell>
          <table:table-cell office:value-type="string" calcext:value-type="string">
            <text:p>matched_id</text:p>
          </table:table-cell>
          <table:table-cell office:value-type="string" calcext:value-type="string">
            <text:p>matched_type</text:p>
          </table:table-cell>
          <table:table-cell office:value-type="string" calcext:value-type="string">
            <text:p>matched_name</text:p>
          </table:table-cell>
          <table:table-cell office:value-type="string" calcext:value-type="string">
            <text:p>matched_winery_name</text:p>
          </table:table-cell>
          <table:table-cell office:value-type="string" calcext:value-type="string">
            <text:p>scor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0212.0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Brut Reserve </text:p>
          </table:table-cell>
          <table:table-cell office:value-type="string" calcext:value-type="string">
            <text:p>Pol Ro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8700" calcext:value-type="float">
            <text:p>8700</text:p>
          </table:table-cell>
          <table:table-cell office:value-type="float" office:value="4395" calcext:value-type="float">
            <text:p>439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cbtrxfra499jsfa2z0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Réserve Brut</text:p>
          </table:table-cell>
          <table:table-cell office:value-type="string" calcext:value-type="string">
            <text:p>Pol Roger</text:p>
          </table:table-cell>
          <table:table-cell office:value-type="float" office:value="40.93952" calcext:value-type="float">
            <text:p>40.9395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0221.0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Zero Brut Nature</text:p>
          </table:table-cell>
          <table:table-cell office:value-type="string" calcext:value-type="string">
            <text:p>Tarlan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7600" calcext:value-type="float">
            <text:p>7600</text:p>
          </table:table-cell>
          <table:table-cell office:value-type="float" office:value="3750" calcext:value-type="float">
            <text:p>375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Teatro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6ecbq7whxpq5see53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Zero Brut Nature</text:p>
          </table:table-cell>
          <table:table-cell office:value-type="string" calcext:value-type="string">
            <text:p>Tarlant</text:p>
          </table:table-cell>
          <table:table-cell office:value-type="float" office:value="43.0562" calcext:value-type="float">
            <text:p>43.056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0116.0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Arunda Brut Rosè Exellor </text:p>
          </table:table-cell>
          <table:table-cell office:value-type="string" calcext:value-type="string">
            <text:p>Arund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400" calcext:value-type="float">
            <text:p>5400</text:p>
          </table:table-cell>
          <table:table-cell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Karadar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qpc3zjjtbtyab67r1p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Excellor Rosé Brut</text:p>
          </table:table-cell>
          <table:table-cell office:value-type="string" calcext:value-type="string">
            <text:p>Arunda</text:p>
          </table:table-cell>
          <table:table-cell office:value-type="float" office:value="39.68776" calcext:value-type="float">
            <text:p>39.6877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0119.0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Haderburg Spumante Brut</text:p>
          </table:table-cell>
          <table:table-cell office:value-type="string" calcext:value-type="string">
            <text:p>Haderbu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office:value-type="float" office:value="1600" calcext:value-type="float">
            <text:p>16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direkt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tsmx0p7drhda7fcn87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Brut</text:p>
          </table:table-cell>
          <table:table-cell office:value-type="string" calcext:value-type="string">
            <text:p>Haderburg</text:p>
          </table:table-cell>
          <table:table-cell office:value-type="float" office:value="30.96438" calcext:value-type="float">
            <text:p>30.9643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0120.0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Haderburg Pas dosè 2017</text:p>
          </table:table-cell>
          <table:table-cell office:value-type="string" calcext:value-type="string">
            <text:p>Haderbu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4800" calcext:value-type="float">
            <text:p>4800</text:p>
          </table:table-cell>
          <table:table-cell office:value-type="float" office:value="2170" calcext:value-type="float">
            <text:p>217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direkt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btcrj6dy2n3hdvwpne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Millesimato Pas Dosé</text:p>
          </table:table-cell>
          <table:table-cell office:value-type="string" calcext:value-type="string">
            <text:p>Haderburg</text:p>
          </table:table-cell>
          <table:table-cell office:value-type="float" office:value="35.803642" calcext:value-type="float">
            <text:p>35.80364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0123.0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Longitude Blanc de Blanc </text:p>
          </table:table-cell>
          <table:table-cell office:value-type="string" calcext:value-type="string">
            <text:p>Larmandier Berni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900" calcext:value-type="float">
            <text:p>9900</text:p>
          </table:table-cell>
          <table:table-cell office:value-type="float" office:value="5170" calcext:value-type="float">
            <text:p>517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Teatro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qd689j5znds22mzw1x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Blanc de Blancs Premier Cru Longitude Extra Brut Bio</text:p>
          </table:table-cell>
          <table:table-cell office:value-type="string" calcext:value-type="string">
            <text:p>Larmandier-Bernier</text:p>
          </table:table-cell>
          <table:table-cell office:value-type="float" office:value="56.832603" calcext:value-type="float">
            <text:p>56.83260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0127.0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oscato d'Asti Lumine 2024</text:p>
          </table:table-cell>
          <table:table-cell office:value-type="string" calcext:value-type="string">
            <text:p>Ca'd'Ga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3200" calcext:value-type="float">
            <text:p>3200</text:p>
          </table:table-cell>
          <table:table-cell office:value-type="float" office:value="955" calcext:value-type="float">
            <text:p>95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5mxkz17njcvgpjctwc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Lumine Moscato d'Asti</text:p>
          </table:table-cell>
          <table:table-cell office:value-type="string" calcext:value-type="string">
            <text:p>Ca' d'Gal</text:p>
          </table:table-cell>
          <table:table-cell office:value-type="float" office:value="49.06102" calcext:value-type="float">
            <text:p>49.0610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0210.0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Royal Reserve Pas Dose</text:p>
          </table:table-cell>
          <table:table-cell office:value-type="string" calcext:value-type="string">
            <text:p>Philipponna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8900" calcext:value-type="float">
            <text:p>8900</text:p>
          </table:table-cell>
          <table:table-cell office:value-type="float" office:value="4900" calcext:value-type="float">
            <text:p>49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63dw1mz9w5ezwc97av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Royale Réserve Non Dosé</text:p>
          </table:table-cell>
          <table:table-cell office:value-type="string" calcext:value-type="string">
            <text:p>Philipponnat</text:p>
          </table:table-cell>
          <table:table-cell office:value-type="float" office:value="39.062805" calcext:value-type="float">
            <text:p>39.06280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0211.0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Roederer Collection 244</text:p>
          </table:table-cell>
          <table:table-cell office:value-type="string" calcext:value-type="string">
            <text:p>Roeder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1000" calcext:value-type="float">
            <text:p>11000</text:p>
          </table:table-cell>
          <table:table-cell office:value-type="float" office:value="5700" calcext:value-type="float">
            <text:p>57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direkt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5t3r3m2xqxvqrmzvgc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Collection 244</text:p>
          </table:table-cell>
          <table:table-cell office:value-type="string" calcext:value-type="string">
            <text:p>Louis Roederer</text:p>
          </table:table-cell>
          <table:table-cell office:value-type="float" office:value="39.57338" calcext:value-type="float">
            <text:p>39.5733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0213.0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Rosè</text:p>
          </table:table-cell>
          <table:table-cell office:value-type="string" calcext:value-type="string">
            <text:p>Billecart Salm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2700" calcext:value-type="float">
            <text:p>12700</text:p>
          </table:table-cell>
          <table:table-cell office:value-type="float" office:value="6700" calcext:value-type="float">
            <text:p>67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Karadar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64dqbkc15f7qg7p30e</text:p>
          </table:table-cell>
          <table:table-cell office:value-type="string" calcext:value-type="string">
            <text:p>ROSE_SPARKLING</text:p>
          </table:table-cell>
          <table:table-cell office:value-type="string" calcext:value-type="string">
            <text:p>Champagne Rosé Brut</text:p>
          </table:table-cell>
          <table:table-cell office:value-type="string" calcext:value-type="string">
            <text:p>Billecart-Salmon</text:p>
          </table:table-cell>
          <table:table-cell office:value-type="float" office:value="46.688694" calcext:value-type="float">
            <text:p>46.68869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0214.0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k John Brut Natur Riesling</text:p>
          </table:table-cell>
          <table:table-cell office:value-type="string" calcext:value-type="string">
            <text:p>Frank Joh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300" calcext:value-type="float">
            <text:p>4300</text:p>
          </table:table-cell>
          <table:table-cell office:value-type="float" office:value="1882" calcext:value-type="float">
            <text:p>188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vwedx2b6w2cazee7b9hg9z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rut Nature</text:p>
          </table:table-cell>
          <table:table-cell office:value-type="string" calcext:value-type="string">
            <text:p>Frank John</text:p>
          </table:table-cell>
          <table:table-cell office:value-type="float" office:value="38.849205" calcext:value-type="float">
            <text:p>38.84920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0215.0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Blanc de Blanc Nature</text:p>
          </table:table-cell>
          <table:table-cell office:value-type="string" calcext:value-type="string">
            <text:p>Cavalle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700" calcext:value-type="float">
            <text:p>4700</text:p>
          </table:table-cell>
          <table:table-cell office:value-type="float" office:value="2140" calcext:value-type="float">
            <text:p>214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olzer 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mzeyfkys3e4p384kj12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Blanc de Blancs Brut Nature</text:p>
          </table:table-cell>
          <table:table-cell office:value-type="string" calcext:value-type="string">
            <text:p>Cavalleri</text:p>
          </table:table-cell>
          <table:table-cell office:value-type="float" office:value="42.735554" calcext:value-type="float">
            <text:p>42.73555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0216.0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lanc de Blanc Brut Natur</text:p>
          </table:table-cell>
          <table:table-cell office:value-type="string" calcext:value-type="string">
            <text:p>Montri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office:value-type="float" office:value="2600" calcext:value-type="float">
            <text:p>26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e6jgk2wxq21yh9hwjt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Blanc de Blancs Brut Nature</text:p>
          </table:table-cell>
          <table:table-cell office:value-type="string" calcext:value-type="string">
            <text:p>Montris</text:p>
          </table:table-cell>
          <table:table-cell office:value-type="float" office:value="41.600105" calcext:value-type="float">
            <text:p>41.60010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0217.0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Grand Reserve Blanc de Blanc Brut Nature</text:p>
          </table:table-cell>
          <table:table-cell office:value-type="string" calcext:value-type="string">
            <text:p>Fred Loim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600" calcext:value-type="float">
            <text:p>6600</text:p>
          </table:table-cell>
          <table:table-cell office:value-type="float" office:value="3200" calcext:value-type="float">
            <text:p>32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e5sz11hbwmh87d745s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Langenlois Blanc de Blancs Brut Nature</text:p>
          </table:table-cell>
          <table:table-cell office:value-type="string" calcext:value-type="string">
            <text:p>Loimer</text:p>
          </table:table-cell>
          <table:table-cell office:value-type="float" office:value="40.648277" calcext:value-type="float">
            <text:p>40.64827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0219.0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Cuvèe 747 E.B.</text:p>
          </table:table-cell>
          <table:table-cell office:value-type="string" calcext:value-type="string">
            <text:p>Jacquess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1500" calcext:value-type="float">
            <text:p>11500</text:p>
          </table:table-cell>
          <table:table-cell office:value-type="float" office:value="6000" calcext:value-type="float">
            <text:p>6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y989v4emh1ebxk89jb1yfb1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Cuvée N.747 Extra Brut</text:p>
          </table:table-cell>
          <table:table-cell office:value-type="string" calcext:value-type="string">
            <text:p>Jacquesson</text:p>
          </table:table-cell>
          <table:table-cell office:value-type="float" office:value="36.94404" calcext:value-type="float">
            <text:p>36.9440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0220.0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Cuvèe 746 Magnum</text:p>
          </table:table-cell>
          <table:table-cell office:value-type="string" calcext:value-type="string">
            <text:p>Jacquesson</text:p>
          </table:table-cell>
          <table:table-cell/>
          <table:table-cell office:value-type="string" calcext:value-type="string">
            <text:p>MAGNU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dg7tddsmbdd3hscyf4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Cuvée 746 Extra Brut</text:p>
          </table:table-cell>
          <table:table-cell office:value-type="string" calcext:value-type="string">
            <text:p>Jacquesson</text:p>
          </table:table-cell>
          <table:table-cell office:value-type="float" office:value="38.501198" calcext:value-type="float">
            <text:p>38.50119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0122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Ried Steinberg 2019</text:p>
          </table:table-cell>
          <table:table-cell office:value-type="string" calcext:value-type="string">
            <text:p>Weingut Hajsz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f0mffmjw26b67kfv5dj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d Steinberg Riesling</text:p>
          </table:table-cell>
          <table:table-cell office:value-type="string" calcext:value-type="string">
            <text:p>Hajszan Neumann</text:p>
          </table:table-cell>
          <table:table-cell office:value-type="float" office:value="38.442078" calcext:value-type="float">
            <text:p>38.44207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1110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Smaragd Ried Kreutless 2022</text:p>
          </table:table-cell>
          <table:table-cell office:value-type="string" calcext:value-type="string">
            <text:p>Weingut Knol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700" calcext:value-type="float">
            <text:p>5700</text:p>
          </table:table-cell>
          <table:table-cell office:value-type="float" office:value="2690" calcext:value-type="float">
            <text:p>269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Döllerer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8v82nm17cq351epm9e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d Kreutles Loibner Grüner Veltliner Smaragd</text:p>
          </table:table-cell>
          <table:table-cell office:value-type="string" calcext:value-type="string">
            <text:p>Weingut Knoll</text:p>
          </table:table-cell>
          <table:table-cell office:value-type="float" office:value="49.69291" calcext:value-type="float">
            <text:p>49.6929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1120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2019/20</text:p>
          </table:table-cell>
          <table:table-cell office:value-type="string" calcext:value-type="string">
            <text:p>Weingut Garli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3200" calcext:value-type="float">
            <text:p>3200</text:p>
          </table:table-cell>
          <table:table-cell office:value-type="float" office:value="1180" calcext:value-type="float">
            <text:p>118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Karadar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g05z4fzy8ag4vdsby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Bio</text:p>
          </table:table-cell>
          <table:table-cell office:value-type="string" calcext:value-type="string">
            <text:p>Garlider</text:p>
          </table:table-cell>
          <table:table-cell office:value-type="float" office:value="40.373062" calcext:value-type="float">
            <text:p>40.37306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1121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Faß Nr. 4 2022</text:p>
          </table:table-cell>
          <table:table-cell office:value-type="string" calcext:value-type="string">
            <text:p>Weingut B.Ot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900" calcext:value-type="float">
            <text:p>3900</text:p>
          </table:table-cell>
          <table:table-cell office:value-type="float" office:value="1460" calcext:value-type="float">
            <text:p>14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Döllerer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y44gxm4sejjrckq5x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Fass 4 Bio</text:p>
          </table:table-cell>
          <table:table-cell office:value-type="string" calcext:value-type="string">
            <text:p>Bernhard Ott</text:p>
          </table:table-cell>
          <table:table-cell office:value-type="float" office:value="37.63919" calcext:value-type="float">
            <text:p>37.6391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1122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Der Ott 2022</text:p>
          </table:table-cell>
          <table:table-cell office:value-type="string" calcext:value-type="string">
            <text:p>Weingut B.Ot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700" calcext:value-type="float">
            <text:p>4700</text:p>
          </table:table-cell>
          <table:table-cell office:value-type="float" office:value="2200" calcext:value-type="float">
            <text:p>22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y4fxxpxb4cekgknmn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Der Ott Bio</text:p>
          </table:table-cell>
          <table:table-cell office:value-type="string" calcext:value-type="string">
            <text:p>Bernhard Ott</text:p>
          </table:table-cell>
          <table:table-cell office:value-type="float" office:value="36.5019" calcext:value-type="float">
            <text:p>36.501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1130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Rosenberg 2019</text:p>
          </table:table-cell>
          <table:table-cell office:value-type="string" calcext:value-type="string">
            <text:p>Weingut B.Ot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700" calcext:value-type="float">
            <text:p>5700</text:p>
          </table:table-cell>
          <table:table-cell office:value-type="float" office:value="2690" calcext:value-type="float">
            <text:p>269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y4xwa20w2my2q0t5g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Rosenberg Bio</text:p>
          </table:table-cell>
          <table:table-cell office:value-type="string" calcext:value-type="string">
            <text:p>Bernhard Ott</text:p>
          </table:table-cell>
          <table:table-cell office:value-type="float" office:value="33.15853" calcext:value-type="float">
            <text:p>33.1585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1130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Rigger 2021</text:p>
          </table:table-cell>
          <table:table-cell office:value-type="string" calcext:value-type="string">
            <text:p>Griesser 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250" calcext:value-type="float">
            <text:p>3250</text:p>
          </table:table-cell>
          <table:table-cell office:value-type="float" office:value="1290" calcext:value-type="float">
            <text:p>129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vinum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vwefgt9ayde5263nsenyw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gger Eisacktal Grüner Veltliner</text:p>
          </table:table-cell>
          <table:table-cell office:value-type="string" calcext:value-type="string">
            <text:p>Griesser</text:p>
          </table:table-cell>
          <table:table-cell office:value-type="float" office:value="43.53576" calcext:value-type="float">
            <text:p>43.5357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1150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Am Berg 2022 Magnum</text:p>
          </table:table-cell>
          <table:table-cell office:value-type="string" calcext:value-type="string">
            <text:p>Weingut B. Ott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4500" calcext:value-type="float">
            <text:p>4500</text:p>
          </table:table-cell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Döllerer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y4pedwgykbhvq1rcm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Am Berg</text:p>
          </table:table-cell>
          <table:table-cell office:value-type="string" calcext:value-type="string">
            <text:p>Bernhard Ott</text:p>
          </table:table-cell>
          <table:table-cell office:value-type="float" office:value="40.174377" calcext:value-type="float">
            <text:p>40.17437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1160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Goldberg 2019</text:p>
          </table:table-cell>
          <table:table-cell office:value-type="string" calcext:value-type="string">
            <text:p>Weingut Schönber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3600" calcext:value-type="float">
            <text:p>3600</text:p>
          </table:table-cell>
          <table:table-cell office:value-type="float" office:value="1500" calcext:value-type="float">
            <text:p>1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zek18pnjt54xamheb2nff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oldberg Grüner Veltliner</text:p>
          </table:table-cell>
          <table:table-cell office:value-type="string" calcext:value-type="string">
            <text:p>Schönberger</text:p>
          </table:table-cell>
          <table:table-cell office:value-type="float" office:value="46.366722" calcext:value-type="float">
            <text:p>46.36672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1170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Goldberg 2020</text:p>
          </table:table-cell>
          <table:table-cell office:value-type="string" calcext:value-type="string">
            <text:p>Weingut Schönber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zek18pnjt54xamheb2nff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oldberg Grüner Veltliner</text:p>
          </table:table-cell>
          <table:table-cell office:value-type="string" calcext:value-type="string">
            <text:p>Schönberger</text:p>
          </table:table-cell>
          <table:table-cell office:value-type="float" office:value="46.366722" calcext:value-type="float">
            <text:p>46.36672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1170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ylvaner 2020721</text:p>
          </table:table-cell>
          <table:table-cell office:value-type="string" calcext:value-type="string">
            <text:p>Weingut Dorf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400" calcext:value-type="float">
            <text:p>3400</text:p>
          </table:table-cell>
          <table:table-cell office:value-type="float" office:value="1400" calcext:value-type="float">
            <text:p>14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yamv8bq6thfvdrdte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ylvaner</text:p>
          </table:table-cell>
          <table:table-cell office:value-type="string" calcext:value-type="string">
            <text:p>Thomas Dorfmann</text:p>
          </table:table-cell>
          <table:table-cell office:value-type="float" office:value="30.68638" calcext:value-type="float">
            <text:p>30.6863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1171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Käferberg GG 2020</text:p>
          </table:table-cell>
          <table:table-cell office:value-type="string" calcext:value-type="string">
            <text:p>Weingut Bründlmay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300" calcext:value-type="float">
            <text:p>6300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8v96zv7wxqqr09rd6t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d Käferberg Grüner Veltliner</text:p>
          </table:table-cell>
          <table:table-cell office:value-type="string" calcext:value-type="string">
            <text:p>Weingut Bründlmayer</text:p>
          </table:table-cell>
          <table:table-cell office:value-type="float" office:value="44.95611" calcext:value-type="float">
            <text:p>44.9561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1171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ylvaner Preapositus 2022</text:p>
          </table:table-cell>
          <table:table-cell office:value-type="string" calcext:value-type="string">
            <text:p>Nuovacella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700" calcext:value-type="float">
            <text:p>3700</text:p>
          </table:table-cell>
          <table:table-cell office:value-type="float" office:value="1535" calcext:value-type="float">
            <text:p>153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bq4tyhyes4vcm6w3c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ylvaner Praepositus</text:p>
          </table:table-cell>
          <table:table-cell office:value-type="string" calcext:value-type="string">
            <text:p>Abbazia di Novacella (Stiftskellerei Neustift)</text:p>
          </table:table-cell>
          <table:table-cell office:value-type="float" office:value="30.523363" calcext:value-type="float">
            <text:p>30.52336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1172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ner Preapositus 2021/22</text:p>
          </table:table-cell>
          <table:table-cell office:value-type="string" calcext:value-type="string">
            <text:p>Nuovacel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800" calcext:value-type="float">
            <text:p>3800</text:p>
          </table:table-cell>
          <table:table-cell office:value-type="float" office:value="1595" calcext:value-type="float">
            <text:p>159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Perpmer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bqpkdt1kxf4qvpa0e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ner Praepositus</text:p>
          </table:table-cell>
          <table:table-cell office:value-type="string" calcext:value-type="string">
            <text:p>Abbazia di Novacella (Stiftskellerei Neustift)</text:p>
          </table:table-cell>
          <table:table-cell office:value-type="float" office:value="31.039692" calcext:value-type="float">
            <text:p>31.03969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1173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ner 2022/23</text:p>
          </table:table-cell>
          <table:table-cell office:value-type="string" calcext:value-type="string">
            <text:p>Weingut Köfer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200" calcext:value-type="float">
            <text:p>3200</text:p>
          </table:table-cell>
          <table:table-cell office:value-type="float" office:value="1267" calcext:value-type="float">
            <text:p>126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Karadar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2436ek6qyh1x0vdg86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ner</text:p>
          </table:table-cell>
          <table:table-cell office:value-type="string" calcext:value-type="string">
            <text:p>Köfererhof</text:p>
          </table:table-cell>
          <table:table-cell office:value-type="float" office:value="38.59747" calcext:value-type="float">
            <text:p>38.5974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1179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Lamm 2019</text:p>
          </table:table-cell>
          <table:table-cell office:value-type="string" calcext:value-type="string">
            <text:p>Schloss Gobelsbu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7500" calcext:value-type="float">
            <text:p>7500</text:p>
          </table:table-cell>
          <table:table-cell office:value-type="float" office:value="3379" calcext:value-type="float">
            <text:p>3379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yvv5406frw97s7srq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Lamm 1 ÖTW</text:p>
          </table:table-cell>
          <table:table-cell office:value-type="string" calcext:value-type="string">
            <text:p>Schloss Gobelsburg</text:p>
          </table:table-cell>
          <table:table-cell office:value-type="float" office:value="48.740395" calcext:value-type="float">
            <text:p>48.74039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1180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Lamm 2021</text:p>
          </table:table-cell>
          <table:table-cell office:value-type="string" calcext:value-type="string">
            <text:p>Schloss Gobelsbu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900" calcext:value-type="float">
            <text:p>6900</text:p>
          </table:table-cell>
          <table:table-cell office:value-type="float" office:value="3379" calcext:value-type="float">
            <text:p>3379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yvv5406frw97s7srq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Lamm 1 ÖTW</text:p>
          </table:table-cell>
          <table:table-cell office:value-type="string" calcext:value-type="string">
            <text:p>Schloss Gobelsburg</text:p>
          </table:table-cell>
          <table:table-cell office:value-type="float" office:value="48.740395" calcext:value-type="float">
            <text:p>48.74039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1180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üller Thurgau Feldmarschall 2021</text:p>
          </table:table-cell>
          <table:table-cell office:value-type="string" calcext:value-type="string">
            <text:p>Cantina Tiefenbrun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vezrd4vebp8esf2yb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üller Thurgau Feldmarschall von Fenner</text:p>
          </table:table-cell>
          <table:table-cell office:value-type="string" calcext:value-type="string">
            <text:p>Tiefenbrunner</text:p>
          </table:table-cell>
          <table:table-cell office:value-type="float" office:value="45.093597" calcext:value-type="float">
            <text:p>45.09359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1181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üller Thurgau Feldmarschall 2016</text:p>
          </table:table-cell>
          <table:table-cell office:value-type="string" calcext:value-type="string">
            <text:p>Cantina Tiefenbrun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6800" calcext:value-type="float">
            <text:p>6800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vezrd4vebp8esf2yb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üller Thurgau Feldmarschall von Fenner</text:p>
          </table:table-cell>
          <table:table-cell office:value-type="string" calcext:value-type="string">
            <text:p>Tiefenbrunner</text:p>
          </table:table-cell>
          <table:table-cell office:value-type="float" office:value="45.093597" calcext:value-type="float">
            <text:p>45.09359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1190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Senftenberger Piri 2020</text:p>
          </table:table-cell>
          <table:table-cell office:value-type="string" calcext:value-type="string">
            <text:p>Weingut Nig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500" calcext:value-type="float">
            <text:p>3500</text:p>
          </table:table-cell>
          <table:table-cell office:value-type="float" office:value="1019" calcext:value-type="float">
            <text:p>101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Döllerer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vwefgvyastpb2zhw3az9r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enftenberger Piri Grüner Veltliner</text:p>
          </table:table-cell>
          <table:table-cell office:value-type="string" calcext:value-type="string">
            <text:p>Nigl</text:p>
          </table:table-cell>
          <table:table-cell office:value-type="float" office:value="53.178856" calcext:value-type="float">
            <text:p>53.1788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1191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Langenlois 2021</text:p>
          </table:table-cell>
          <table:table-cell office:value-type="string" calcext:value-type="string">
            <text:p>Weingut Loim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500" calcext:value-type="float">
            <text:p>4500</text:p>
          </table:table-cell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Döllerer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n5js3r3qz5qkgvdg7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angenlois Grüner Veltliner</text:p>
          </table:table-cell>
          <table:table-cell office:value-type="string" calcext:value-type="string">
            <text:p>Loimer</text:p>
          </table:table-cell>
          <table:table-cell office:value-type="float" office:value="45.795086" calcext:value-type="float">
            <text:p>45.79508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1192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Federspiel 2022</text:p>
          </table:table-cell>
          <table:table-cell office:value-type="string" calcext:value-type="string">
            <text:p>Weingut Hirtzber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500" calcext:value-type="float">
            <text:p>4500</text:p>
          </table:table-cell>
          <table:table-cell office:value-type="float" office:value="2200" calcext:value-type="float">
            <text:p>22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Döllerer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yfb4nmdez6j3p7jvy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onaugarten - Grüner Veltliner Federspiel</text:p>
          </table:table-cell>
          <table:table-cell office:value-type="string" calcext:value-type="string">
            <text:p>Franz Hirtzberger</text:p>
          </table:table-cell>
          <table:table-cell office:value-type="float" office:value="37.65768" calcext:value-type="float">
            <text:p>37.6576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001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ßburgunder Limes 2020/21</text:p>
          </table:table-cell>
          <table:table-cell office:value-type="string" calcext:value-type="string">
            <text:p>Weingut Niedris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300" calcext:value-type="float">
            <text:p>4300</text:p>
          </table:table-cell>
          <table:table-cell office:value-type="float" office:value="1910" calcext:value-type="float">
            <text:p>191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direkt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hagat09p3j6fbxny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Limes</text:p>
          </table:table-cell>
          <table:table-cell office:value-type="string" calcext:value-type="string">
            <text:p>Ignaz Niedrist</text:p>
          </table:table-cell>
          <table:table-cell office:value-type="float" office:value="37.332394" calcext:value-type="float">
            <text:p>37.33239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014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Amphora 2020</text:p>
          </table:table-cell>
          <table:table-cell office:value-type="string" calcext:value-type="string">
            <text:p>Hochklau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850" calcext:value-type="float">
            <text:p>4850</text:p>
          </table:table-cell>
          <table:table-cell office:value-type="float" office:value="2210" calcext:value-type="float">
            <text:p>221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direkt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nwt2aa2g1qyw0brtr8775z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Amphora</text:p>
          </table:table-cell>
          <table:table-cell office:value-type="string" calcext:value-type="string">
            <text:p>HochKlaus</text:p>
          </table:table-cell>
          <table:table-cell office:value-type="float" office:value="49.18253" calcext:value-type="float">
            <text:p>49.1825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015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Helios 2019</text:p>
          </table:table-cell>
          <table:table-cell office:value-type="string" calcext:value-type="string">
            <text:p>Weingut Kränzel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500" calcext:value-type="float">
            <text:p>5500</text:p>
          </table:table-cell>
          <table:table-cell office:value-type="float" office:value="2550" calcext:value-type="float">
            <text:p>255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Karadar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59r3f6zt34bhfamcn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Helios</text:p>
          </table:table-cell>
          <table:table-cell office:value-type="string" calcext:value-type="string">
            <text:p>Kränzelhof Graf Pfeil</text:p>
          </table:table-cell>
          <table:table-cell office:value-type="float" office:value="35.211136" calcext:value-type="float">
            <text:p>35.21113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016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Vorberg 2012</text:p>
          </table:table-cell>
          <table:table-cell office:value-type="string" calcext:value-type="string">
            <text:p>Kellerei 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yj9f3adjf8eqj5727qp5j9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Vorberg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7.311646" calcext:value-type="float">
            <text:p>47.31164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017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Vorberg 2021/22</text:p>
          </table:table-cell>
          <table:table-cell office:value-type="string" calcext:value-type="string">
            <text:p>Kellerei 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900" calcext:value-type="float">
            <text:p>4900</text:p>
          </table:table-cell>
          <table:table-cell office:value-type="float" office:value="2330" calcext:value-type="float">
            <text:p>233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olzer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yj9f3adjf8eqj5727qp5j9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Vorberg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7.311646" calcext:value-type="float">
            <text:p>47.31164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018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Vorberg 2021 Magnum</text:p>
          </table:table-cell>
          <table:table-cell office:value-type="string" calcext:value-type="string">
            <text:p>Kellerei 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9800" calcext:value-type="float">
            <text:p>9800</text:p>
          </table:table-cell>
          <table:table-cell office:value-type="float" office:value="4988" calcext:value-type="float">
            <text:p>4988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yj9f3adjf8eqj5727qp5j9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Vorberg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7.311646" calcext:value-type="float">
            <text:p>47.31164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019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Art 2021</text:p>
          </table:table-cell>
          <table:table-cell office:value-type="string" calcext:value-type="string">
            <text:p>Weingut Abraham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h25pt7y1fmk9dnq1f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lanc Art</text:p>
          </table:table-cell>
          <table:table-cell office:value-type="string" calcext:value-type="string">
            <text:p>Weingut Abraham</text:p>
          </table:table-cell>
          <table:table-cell office:value-type="float" office:value="38.53234" calcext:value-type="float">
            <text:p>38.5323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020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Muschelkalk 2021/22</text:p>
          </table:table-cell>
          <table:table-cell office:value-type="string" calcext:value-type="string">
            <text:p>Weingut Abraham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900" calcext:value-type="float">
            <text:p>3900</text:p>
          </table:table-cell>
          <table:table-cell office:value-type="float" office:value="1745" calcext:value-type="float">
            <text:p>17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Karadar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h2nfd15xycd4yz3qr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Vom Muschelkalk</text:p>
          </table:table-cell>
          <table:table-cell office:value-type="string" calcext:value-type="string">
            <text:p>Weingut Abraham</text:p>
          </table:table-cell>
          <table:table-cell office:value-type="float" office:value="44.58703" calcext:value-type="float">
            <text:p>44.5870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021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Lapis 2020</text:p>
          </table:table-cell>
          <table:table-cell office:value-type="string" calcext:value-type="string">
            <text:p>Oberste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800" calcext:value-type="float">
            <text:p>3800</text:p>
          </table:table-cell>
          <table:table-cell office:value-type="float" office:value="1630" calcext:value-type="float">
            <text:p>163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52h2jcjxnaf6f47mm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Lapis</text:p>
          </table:table-cell>
          <table:table-cell office:value-type="string" calcext:value-type="string">
            <text:p>Weingut Oberstein</text:p>
          </table:table-cell>
          <table:table-cell office:value-type="float" office:value="41.399387" calcext:value-type="float">
            <text:p>41.39938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050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Salzberg 2015</text:p>
          </table:table-cell>
          <table:table-cell office:value-type="string" calcext:value-type="string">
            <text:p>Weingut Heinri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5900" calcext:value-type="float">
            <text:p>5900</text:p>
          </table:table-cell>
          <table:table-cell office:value-type="float" office:value="2600" calcext:value-type="float">
            <text:p>26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direkt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ppdmvhf8j766453e0q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Salzberg</text:p>
          </table:table-cell>
          <table:table-cell office:value-type="string" calcext:value-type="string">
            <text:p>Heinrich</text:p>
          </table:table-cell>
          <table:table-cell office:value-type="float" office:value="36.275787" calcext:value-type="float">
            <text:p>36.27578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052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Kittenberg 2016</text:p>
          </table:table-cell>
          <table:table-cell office:value-type="string" calcext:value-type="string">
            <text:p>Weingut Gros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6600" calcext:value-type="float">
            <text:p>6600</text:p>
          </table:table-cell>
          <table:table-cell office:value-type="float" office:value="3200" calcext:value-type="float">
            <text:p>32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Döller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bcvx6snc5mgec0yca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ittenberg Weissburgunder</text:p>
          </table:table-cell>
          <table:table-cell office:value-type="string" calcext:value-type="string">
            <text:p>Gross</text:p>
          </table:table-cell>
          <table:table-cell office:value-type="float" office:value="40.652397" calcext:value-type="float">
            <text:p>40.65239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053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Kittenberg 2017</text:p>
          </table:table-cell>
          <table:table-cell office:value-type="string" calcext:value-type="string">
            <text:p>Weingut Gros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6200" calcext:value-type="float">
            <text:p>6200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Döllerer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bcvx6snc5mgec0yca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ittenberg Weissburgunder</text:p>
          </table:table-cell>
          <table:table-cell office:value-type="string" calcext:value-type="string">
            <text:p>Gross</text:p>
          </table:table-cell>
          <table:table-cell office:value-type="float" office:value="40.652397" calcext:value-type="float">
            <text:p>40.65239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054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Kittenberg 2018</text:p>
          </table:table-cell>
          <table:table-cell office:value-type="string" calcext:value-type="string">
            <text:p>Weingut Gros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900" calcext:value-type="float">
            <text:p>5900</text:p>
          </table:table-cell>
          <table:table-cell office:value-type="float" office:value="2800" calcext:value-type="float">
            <text:p>28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Döllerer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bcvx6snc5mgec0yca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ittenberg Weissburgunder</text:p>
          </table:table-cell>
          <table:table-cell office:value-type="string" calcext:value-type="string">
            <text:p>Gross</text:p>
          </table:table-cell>
          <table:table-cell office:value-type="float" office:value="40.652397" calcext:value-type="float">
            <text:p>40.65239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062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ßer Burgunder Ochsenloch 2022</text:p>
          </table:table-cell>
          <table:table-cell office:value-type="string" calcext:value-type="string">
            <text:p>Weingut Münzbe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900" calcext:value-type="float">
            <text:p>4900</text:p>
          </table:table-cell>
          <table:table-cell office:value-type="float" office:value="2269" calcext:value-type="float">
            <text:p>226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direkt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xn5s8rjwn08ccx36t8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er Burgunder Godramsteiner Ochsenloch</text:p>
          </table:table-cell>
          <table:table-cell office:value-type="string" calcext:value-type="string">
            <text:p>Weingut Münzberg</text:p>
          </table:table-cell>
          <table:table-cell office:value-type="float" office:value="50.975525" calcext:value-type="float">
            <text:p>50.97552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063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er Burgunder Schlangenpfiff 2018 Magnum</text:p>
          </table:table-cell>
          <table:table-cell office:value-type="string" calcext:value-type="string">
            <text:p>Weingut Münzberg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11900" calcext:value-type="float">
            <text:p>11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x59bnpp4ae245p6amx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chlangenpfiff Weisser Burgunder GG</text:p>
          </table:table-cell>
          <table:table-cell office:value-type="string" calcext:value-type="string">
            <text:p>Weingut Münzberg</text:p>
          </table:table-cell>
          <table:table-cell office:value-type="float" office:value="50.675007" calcext:value-type="float">
            <text:p>50.67500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064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ßer Burgunder Schlangenpfiff 2020 </text:p>
          </table:table-cell>
          <table:table-cell office:value-type="string" calcext:value-type="string">
            <text:p>Weingut Münzbe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900" calcext:value-type="float">
            <text:p>6900</text:p>
          </table:table-cell>
          <table:table-cell office:value-type="float" office:value="3400" calcext:value-type="float">
            <text:p>34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direkt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x59bnpp4ae245p6amx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chlangenpfiff Weisser Burgunder GG</text:p>
          </table:table-cell>
          <table:table-cell office:value-type="string" calcext:value-type="string">
            <text:p>Weingut Münzberg</text:p>
          </table:table-cell>
          <table:table-cell office:value-type="float" office:value="50.675007" calcext:value-type="float">
            <text:p>50.67500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065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ßer Burgunder Schlangenpfiff 2017</text:p>
          </table:table-cell>
          <table:table-cell office:value-type="string" calcext:value-type="string">
            <text:p>Weingut Münzbe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7900" calcext:value-type="float">
            <text:p>7900</text:p>
          </table:table-cell>
          <table:table-cell office:value-type="float" office:value="4000" calcext:value-type="float">
            <text:p>40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direkt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x59bnpp4ae245p6amx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chlangenpfiff Weisser Burgunder GG</text:p>
          </table:table-cell>
          <table:table-cell office:value-type="string" calcext:value-type="string">
            <text:p>Weingut Münzberg</text:p>
          </table:table-cell>
          <table:table-cell office:value-type="float" office:value="50.675007" calcext:value-type="float">
            <text:p>50.67500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070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auburgunder 2022</text:p>
          </table:table-cell>
          <table:table-cell office:value-type="string" calcext:value-type="string">
            <text:p>Wasser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500" calcext:value-type="float">
            <text:p>3500</text:p>
          </table:table-cell>
          <table:table-cell office:value-type="float" office:value="1400" calcext:value-type="float">
            <text:p>14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Vinum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mtnjjegkwj342h4tz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auburgunder</text:p>
          </table:table-cell>
          <table:table-cell office:value-type="string" calcext:value-type="string">
            <text:p>Wassererhof</text:p>
          </table:table-cell>
          <table:table-cell office:value-type="float" office:value="37.120144" calcext:value-type="float">
            <text:p>37.12014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071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Castel Ringberg 2022/23</text:p>
          </table:table-cell>
          <table:table-cell office:value-type="string" calcext:value-type="string">
            <text:p>Cantina E.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900" calcext:value-type="float">
            <text:p>3900</text:p>
          </table:table-cell>
          <table:table-cell office:value-type="float" office:value="1705" calcext:value-type="float">
            <text:p>170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olzer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sm52a0mjjy0q62v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Vigna Castel Ringberg</text:p>
          </table:table-cell>
          <table:table-cell office:value-type="string" calcext:value-type="string">
            <text:p>Elena Walch</text:p>
          </table:table-cell>
          <table:table-cell office:value-type="float" office:value="42.350418" calcext:value-type="float">
            <text:p>42.35041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072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2022</text:p>
          </table:table-cell>
          <table:table-cell office:value-type="string" calcext:value-type="string">
            <text:p>Garli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300" calcext:value-type="float">
            <text:p>3300</text:p>
          </table:table-cell>
          <table:table-cell office:value-type="float" office:value="1302" calcext:value-type="float">
            <text:p>130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Karadar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g11c8stq4ft2b7kmw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</text:p>
          </table:table-cell>
          <table:table-cell office:value-type="string" calcext:value-type="string">
            <text:p>Garlider</text:p>
          </table:table-cell>
          <table:table-cell office:value-type="float" office:value="38.806946" calcext:value-type="float">
            <text:p>38.80694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073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Dessimis 2020</text:p>
          </table:table-cell>
          <table:table-cell office:value-type="string" calcext:value-type="string">
            <text:p>Vie Di Roman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400" calcext:value-type="float">
            <text:p>4400</text:p>
          </table:table-cell>
          <table:table-cell office:value-type="float" office:value="1789" calcext:value-type="float">
            <text:p>178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olzer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550tpn2vchzczedv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Dessimis</text:p>
          </table:table-cell>
          <table:table-cell office:value-type="string" calcext:value-type="string">
            <text:p>Vie di Romans</text:p>
          </table:table-cell>
          <table:table-cell office:value-type="float" office:value="52.088005" calcext:value-type="float">
            <text:p>52.08800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074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Dessimis 2008</text:p>
          </table:table-cell>
          <table:table-cell office:value-type="string" calcext:value-type="string">
            <text:p>Vie Di Roman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8" calcext:value-type="float">
            <text:p>2008</text:p>
          </table:table-cell>
          <table:table-cell office:value-type="float" office:value="6900" calcext:value-type="float">
            <text:p>6900</text:p>
          </table:table-cell>
          <table:table-cell office:value-type="float" office:value="3500" calcext:value-type="float">
            <text:p>35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olzer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550tpn2vchzczedv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Dessimis</text:p>
          </table:table-cell>
          <table:table-cell office:value-type="string" calcext:value-type="string">
            <text:p>Vie di Romans</text:p>
          </table:table-cell>
          <table:table-cell office:value-type="float" office:value="52.088005" calcext:value-type="float">
            <text:p>52.08800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075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auburgunder Straden 2022</text:p>
          </table:table-cell>
          <table:table-cell office:value-type="string" calcext:value-type="string">
            <text:p>Weingut Neumeist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400" calcext:value-type="float">
            <text:p>3400</text:p>
          </table:table-cell>
          <table:table-cell office:value-type="float" office:value="1378" calcext:value-type="float">
            <text:p>1378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f2r4fed93sv57t12bqt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traden Grauburgunder</text:p>
          </table:table-cell>
          <table:table-cell office:value-type="string" calcext:value-type="string">
            <text:p>Neumeister</text:p>
          </table:table-cell>
          <table:table-cell office:value-type="float" office:value="45.53208" calcext:value-type="float">
            <text:p>45.5320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081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aue Fryheit 2021</text:p>
          </table:table-cell>
          <table:table-cell office:value-type="string" calcext:value-type="string">
            <text:p>Weingut Heinri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100" calcext:value-type="float">
            <text:p>5100</text:p>
          </table:table-cell>
          <table:table-cell office:value-type="float" office:value="2300" calcext:value-type="float">
            <text:p>23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ppcmr7ky05k0cp1jnn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aue Freyheit Bio</text:p>
          </table:table-cell>
          <table:table-cell office:value-type="string" calcext:value-type="string">
            <text:p>Heinrich</text:p>
          </table:table-cell>
          <table:table-cell office:value-type="float" office:value="33.95306" calcext:value-type="float">
            <text:p>33.9530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082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auer Burgunder Godramsteiner 2021</text:p>
          </table:table-cell>
          <table:table-cell office:value-type="string" calcext:value-type="string">
            <text:p>Weingut Münzbe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900" calcext:value-type="float">
            <text:p>3900</text:p>
          </table:table-cell>
          <table:table-cell office:value-type="float" office:value="1597" calcext:value-type="float">
            <text:p>1597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zv75a1bgj8f9mx8cyy2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rauer Burgunder Godramsteiner Schneckenberg</text:p>
          </table:table-cell>
          <table:table-cell office:value-type="string" calcext:value-type="string">
            <text:p>Weingut Münzberg</text:p>
          </table:table-cell>
          <table:table-cell office:value-type="float" office:value="49.049652" calcext:value-type="float">
            <text:p>49.04965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082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Weingarten Windbichl 2020/22</text:p>
          </table:table-cell>
          <table:table-cell office:value-type="string" calcext:value-type="string">
            <text:p>Castel Juva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600" calcext:value-type="float">
            <text:p>5600</text:p>
          </table:table-cell>
          <table:table-cell office:value-type="float" office:value="2322" calcext:value-type="float">
            <text:p>232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Karadar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mvw08hsa6byhtmc1p9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Windbichel</text:p>
          </table:table-cell>
          <table:table-cell office:value-type="string" calcext:value-type="string">
            <text:p>Weingut Unterortl - Castel Juval</text:p>
          </table:table-cell>
          <table:table-cell office:value-type="float" office:value="41.998764" calcext:value-type="float">
            <text:p>41.99876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083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auburgunder 2023</text:p>
          </table:table-cell>
          <table:table-cell office:value-type="string" calcext:value-type="string">
            <text:p>Weingut Dönnhof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000" calcext:value-type="float">
            <text:p>3000</text:p>
          </table:table-cell>
          <table:table-cell office:value-type="float" office:value="1150" calcext:value-type="float">
            <text:p>11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x8j5xpxp22p5ras26k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auburgunder Trocken</text:p>
          </table:table-cell>
          <table:table-cell office:value-type="string" calcext:value-type="string">
            <text:p>Dönnhoff</text:p>
          </table:table-cell>
          <table:table-cell office:value-type="float" office:value="31.615215" calcext:value-type="float">
            <text:p>31.61521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101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Gletscherschliff 2023</text:p>
          </table:table-cell>
          <table:table-cell office:value-type="string" calcext:value-type="string">
            <text:p>Castel Juva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850" calcext:value-type="float">
            <text:p>4850</text:p>
          </table:table-cell>
          <table:table-cell office:value-type="float" office:value="2050" calcext:value-type="float">
            <text:p>20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mvwsdxn2k83g5prhjp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letscherschliff Riesling</text:p>
          </table:table-cell>
          <table:table-cell office:value-type="string" calcext:value-type="string">
            <text:p>Weingut Unterortl - Castel Juval</text:p>
          </table:table-cell>
          <table:table-cell office:value-type="float" office:value="43.77892" calcext:value-type="float">
            <text:p>43.7789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103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t Unteroltl 2023</text:p>
          </table:table-cell>
          <table:table-cell office:value-type="string" calcext:value-type="string">
            <text:p>Castel Juval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mvwmrn49xwep50xat5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</text:p>
          </table:table-cell>
          <table:table-cell office:value-type="string" calcext:value-type="string">
            <text:p>Weingut Unterortl - Castel Juval</text:p>
          </table:table-cell>
          <table:table-cell office:value-type="float" office:value="27.889662" calcext:value-type="float">
            <text:p>27.88966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103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Windbichl 2023</text:p>
          </table:table-cell>
          <table:table-cell office:value-type="string" calcext:value-type="string">
            <text:p>Castel Juval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mvw08hsa6byhtmc1p9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Windbichel</text:p>
          </table:table-cell>
          <table:table-cell office:value-type="string" calcext:value-type="string">
            <text:p>Weingut Unterortl - Castel Juval</text:p>
          </table:table-cell>
          <table:table-cell office:value-type="float" office:value="41.998764" calcext:value-type="float">
            <text:p>41.99876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104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oibner Riesling Ried Loibenberg Smaragd 2022</text:p>
          </table:table-cell>
          <table:table-cell office:value-type="string" calcext:value-type="string">
            <text:p>Weingut Knol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7600" calcext:value-type="float">
            <text:p>7600</text:p>
          </table:table-cell>
          <table:table-cell office:value-type="float" office:value="3800" calcext:value-type="float">
            <text:p>38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Sabin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h5f4989k8ry1r5hfwc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d Loibenberg Loibner Riesling Smaragd</text:p>
          </table:table-cell>
          <table:table-cell office:value-type="string" calcext:value-type="string">
            <text:p>Weingut Knoll</text:p>
          </table:table-cell>
          <table:table-cell office:value-type="float" office:value="53.550766" calcext:value-type="float">
            <text:p>53.5507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105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Berg 2022</text:p>
          </table:table-cell>
          <table:table-cell office:value-type="string" calcext:value-type="string">
            <text:p>Weingut Niedris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700" calcext:value-type="float">
            <text:p>3700</text:p>
          </table:table-cell>
          <table:table-cell office:value-type="float" office:value="1540" calcext:value-type="float">
            <text:p>154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direkt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hbwyrbwc7bjpeg0n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Berg</text:p>
          </table:table-cell>
          <table:table-cell office:value-type="string" calcext:value-type="string">
            <text:p>Ignaz Niedrist</text:p>
          </table:table-cell>
          <table:table-cell office:value-type="float" office:value="34.911385" calcext:value-type="float">
            <text:p>34.91138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105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oibner Riesling Smaragd 2020 Magnum</text:p>
          </table:table-cell>
          <table:table-cell office:value-type="string" calcext:value-type="string">
            <text:p>Weingut Knoll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2900" calcext:value-type="float">
            <text:p>12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Sabin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h5gwwvq8pbvtvvfhr4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oibner Riesling Smaragd</text:p>
          </table:table-cell>
          <table:table-cell office:value-type="string" calcext:value-type="string">
            <text:p>Weingut Knoll</text:p>
          </table:table-cell>
          <table:table-cell office:value-type="float" office:value="46.880634" calcext:value-type="float">
            <text:p>46.88063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107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Federspiel Steinterrassen 2022/23</text:p>
          </table:table-cell>
          <table:table-cell office:value-type="string" calcext:value-type="string">
            <text:p>Weingut Hirtzber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900" calcext:value-type="float">
            <text:p>4900</text:p>
          </table:table-cell>
          <table:table-cell office:value-type="float" office:value="2280" calcext:value-type="float">
            <text:p>228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Sabin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yf81knzd98am8ry24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Steinterrassen Federspiel</text:p>
          </table:table-cell>
          <table:table-cell office:value-type="string" calcext:value-type="string">
            <text:p>Franz Hirtzberger</text:p>
          </table:table-cell>
          <table:table-cell office:value-type="float" office:value="43.16633" calcext:value-type="float">
            <text:p>43.1663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110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vom Stein Smaragd 2011</text:p>
          </table:table-cell>
          <table:table-cell office:value-type="string" calcext:value-type="string">
            <text:p>Weingut Nikolai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8500" calcext:value-type="float">
            <text:p>8500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xr1bejk64g4r34wze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von Stein Smaragd</text:p>
          </table:table-cell>
          <table:table-cell office:value-type="string" calcext:value-type="string">
            <text:p>Nikolaihof</text:p>
          </table:table-cell>
          <table:table-cell office:value-type="float" office:value="46.457462" calcext:value-type="float">
            <text:p>46.45746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112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Steinriegl Federspiel 2016</text:p>
          </table:table-cell>
          <table:table-cell office:value-type="string" calcext:value-type="string">
            <text:p>Weingut Pra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4900" calcext:value-type="float">
            <text:p>4900</text:p>
          </table:table-cell>
          <table:table-cell office:value-type="float" office:value="3500" calcext:value-type="float">
            <text:p>3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y25khf8dw3e4eq6hs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Federspiel Ried Steinriegl</text:p>
          </table:table-cell>
          <table:table-cell office:value-type="string" calcext:value-type="string">
            <text:p>Prager</text:p>
          </table:table-cell>
          <table:table-cell office:value-type="float" office:value="45.38233" calcext:value-type="float">
            <text:p>45.3823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118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Urgestein 2022</text:p>
          </table:table-cell>
          <table:table-cell office:value-type="string" calcext:value-type="string">
            <text:p>Schloss Gobelsbu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200" calcext:value-type="float">
            <text:p>3200</text:p>
          </table:table-cell>
          <table:table-cell office:value-type="float" office:value="919" calcext:value-type="float">
            <text:p>919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yv3qs9470gncv88kw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Urgestein</text:p>
          </table:table-cell>
          <table:table-cell office:value-type="string" calcext:value-type="string">
            <text:p>Schloss Gobelsburg</text:p>
          </table:table-cell>
          <table:table-cell office:value-type="float" office:value="48.04864" calcext:value-type="float">
            <text:p>48.0486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120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Nussberg 2007</text:p>
          </table:table-cell>
          <table:table-cell office:value-type="string" calcext:value-type="string">
            <text:p>Weingut Wienin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7" calcext:value-type="float">
            <text:p>2007</text:p>
          </table:table-cell>
          <table:table-cell office:value-type="float" office:value="7900" calcext:value-type="float">
            <text:p>7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Döllerer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r2p4rqmqbm6gc9h3wm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ussberg Riesling</text:p>
          </table:table-cell>
          <table:table-cell office:value-type="string" calcext:value-type="string">
            <text:p>Wieninger</text:p>
          </table:table-cell>
          <table:table-cell office:value-type="float" office:value="38.944252" calcext:value-type="float">
            <text:p>38.94425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121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d Rosengartel Nussberg Riesling 2019</text:p>
          </table:table-cell>
          <table:table-cell office:value-type="string" calcext:value-type="string">
            <text:p>Weingut Wienin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900" calcext:value-type="float">
            <text:p>4900</text:p>
          </table:table-cell>
          <table:table-cell office:value-type="float" office:value="2340" calcext:value-type="float">
            <text:p>234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f35m0eh7ckywem3hgtt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d Rosengartl Nussberg Riesling</text:p>
          </table:table-cell>
          <table:table-cell office:value-type="string" calcext:value-type="string">
            <text:p>Wieninger</text:p>
          </table:table-cell>
          <table:table-cell office:value-type="float" office:value="45.80457" calcext:value-type="float">
            <text:p>45.8045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122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Ried Heiligenstein GG 2018</text:p>
          </table:table-cell>
          <table:table-cell office:value-type="string" calcext:value-type="string">
            <text:p>Weingut Bründlmay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700" calcext:value-type="float">
            <text:p>5700</text:p>
          </table:table-cell>
          <table:table-cell office:value-type="float" office:value="2700" calcext:value-type="float">
            <text:p>27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2mdxjhahvjp1g0xt6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Ried Heiligenstein</text:p>
          </table:table-cell>
          <table:table-cell office:value-type="string" calcext:value-type="string">
            <text:p>Weingut Bründlmayer</text:p>
          </table:table-cell>
          <table:table-cell office:value-type="float" office:value="43.33812" calcext:value-type="float">
            <text:p>43.3381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123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Ried Heiligenstein GG 2015</text:p>
          </table:table-cell>
          <table:table-cell office:value-type="string" calcext:value-type="string">
            <text:p>Weingut Bründlmay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6200" calcext:value-type="float">
            <text:p>6200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2mdxjhahvjp1g0xt6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Ried Heiligenstein</text:p>
          </table:table-cell>
          <table:table-cell office:value-type="string" calcext:value-type="string">
            <text:p>Weingut Bründlmayer</text:p>
          </table:table-cell>
          <table:table-cell office:value-type="float" office:value="43.33812" calcext:value-type="float">
            <text:p>43.3381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130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Marienburg GG 2021</text:p>
          </table:table-cell>
          <table:table-cell office:value-type="string" calcext:value-type="string">
            <text:p>Weingut C. Bu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900" calcext:value-type="float">
            <text:p>7900</text:p>
          </table:table-cell>
          <table:table-cell office:value-type="float" office:value="3500" calcext:value-type="float">
            <text:p>35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direkt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rbwrzb5gcgktqq9f8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Marienburg GG</text:p>
          </table:table-cell>
          <table:table-cell office:value-type="string" calcext:value-type="string">
            <text:p>Clemens Busch</text:p>
          </table:table-cell>
          <table:table-cell office:value-type="float" office:value="38.249687" calcext:value-type="float">
            <text:p>38.24968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138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Dellchen GG 2022</text:p>
          </table:table-cell>
          <table:table-cell office:value-type="string" calcext:value-type="string">
            <text:p>Weingut Dönnhof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4550" calcext:value-type="float">
            <text:p>45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x5ajwbapgr2evheyb2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GG Dellchen</text:p>
          </table:table-cell>
          <table:table-cell office:value-type="string" calcext:value-type="string">
            <text:p>Dönnhoff</text:p>
          </table:table-cell>
          <table:table-cell office:value-type="float" office:value="46.27883" calcext:value-type="float">
            <text:p>46.2788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139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Dellchen GG 2020</text:p>
          </table:table-cell>
          <table:table-cell office:value-type="string" calcext:value-type="string">
            <text:p>Weingut Dönnhof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x5ajwbapgr2evheyb2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GG Dellchen</text:p>
          </table:table-cell>
          <table:table-cell office:value-type="string" calcext:value-type="string">
            <text:p>Dönnhoff</text:p>
          </table:table-cell>
          <table:table-cell office:value-type="float" office:value="46.27883" calcext:value-type="float">
            <text:p>46.2788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140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Dellchen GG 2015</text:p>
          </table:table-cell>
          <table:table-cell office:value-type="string" calcext:value-type="string">
            <text:p>Weingut Dönnhof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9900" calcext:value-type="float">
            <text:p>9900</text:p>
          </table:table-cell>
          <table:table-cell office:value-type="float" office:value="3470" calcext:value-type="float">
            <text:p>347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Döllerer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x5ajwbapgr2evheyb2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GG Dellchen</text:p>
          </table:table-cell>
          <table:table-cell office:value-type="string" calcext:value-type="string">
            <text:p>Dönnhoff</text:p>
          </table:table-cell>
          <table:table-cell office:value-type="float" office:value="46.27883" calcext:value-type="float">
            <text:p>46.2788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141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Krötenpfuhl GG 2019</text:p>
          </table:table-cell>
          <table:table-cell office:value-type="string" calcext:value-type="string">
            <text:p>Weingut Dönnhof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900" calcext:value-type="float">
            <text:p>5900</text:p>
          </table:table-cell>
          <table:table-cell office:value-type="float" office:value="2700" calcext:value-type="float">
            <text:p>27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x8m0na431j9mxnkepb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rötenpfuhl Riesling GG</text:p>
          </table:table-cell>
          <table:table-cell office:value-type="string" calcext:value-type="string">
            <text:p>Dönnhoff</text:p>
          </table:table-cell>
          <table:table-cell office:value-type="float" office:value="47.2666" calcext:value-type="float">
            <text:p>47.26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142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Dellchen Magnum 2016</text:p>
          </table:table-cell>
          <table:table-cell office:value-type="string" calcext:value-type="string">
            <text:p>Weingut Dönnhoff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office:value-type="float" office:value="15900" calcext:value-type="float">
            <text:p>15900</text:p>
          </table:table-cell>
          <table:table-cell office:value-type="float" office:value="8500" calcext:value-type="float">
            <text:p>8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x5ajwbapgr2evheyb2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GG Dellchen</text:p>
          </table:table-cell>
          <table:table-cell office:value-type="string" calcext:value-type="string">
            <text:p>Dönnhoff</text:p>
          </table:table-cell>
          <table:table-cell office:value-type="float" office:value="38.978325" calcext:value-type="float">
            <text:p>38.97832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143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Trocken 2023</text:p>
          </table:table-cell>
          <table:table-cell office:value-type="string" calcext:value-type="string">
            <text:p>Weingut Dönnhof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400" calcext:value-type="float">
            <text:p>3400</text:p>
          </table:table-cell>
          <table:table-cell office:value-type="float" office:value="1110" calcext:value-type="float">
            <text:p>111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xmf8537zxks7a83nh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Trocken</text:p>
          </table:table-cell>
          <table:table-cell office:value-type="string" calcext:value-type="string">
            <text:p>Dönnhoff</text:p>
          </table:table-cell>
          <table:table-cell office:value-type="float" office:value="32.563774" calcext:value-type="float">
            <text:p>32.56377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145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Hermanshöhle Riesling 2019 Magnum</text:p>
          </table:table-cell>
          <table:table-cell office:value-type="string" calcext:value-type="string">
            <text:p>Weingut Donnhoff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15900" calcext:value-type="float">
            <text:p>15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233e12vjya19bk71pp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GG Hermannshöhle</text:p>
          </table:table-cell>
          <table:table-cell office:value-type="string" calcext:value-type="string">
            <text:p>Dönnhoff</text:p>
          </table:table-cell>
          <table:table-cell office:value-type="float" office:value="38.107086" calcext:value-type="float">
            <text:p>38.10708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148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Wachenheimer Gerümpel 2021</text:p>
          </table:table-cell>
          <table:table-cell office:value-type="string" calcext:value-type="string">
            <text:p>Bürklin Wol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900" calcext:value-type="float">
            <text:p>5900</text:p>
          </table:table-cell>
          <table:table-cell office:value-type="float" office:value="2800" calcext:value-type="float">
            <text:p>28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x778j5prwdmpbmq1vp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achenheimer Gerümpel Riesling Kabinett</text:p>
          </table:table-cell>
          <table:table-cell office:value-type="string" calcext:value-type="string">
            <text:p>Dr. Bürklin-Wolf</text:p>
          </table:table-cell>
          <table:table-cell office:value-type="float" office:value="48.329002" calcext:value-type="float">
            <text:p>48.32900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151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Auf der Mauer 2019</text:p>
          </table:table-cell>
          <table:table-cell office:value-type="string" calcext:value-type="string">
            <text:p>Bassermann-Jord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500" calcext:value-type="float">
            <text:p>5500</text:p>
          </table:table-cell>
          <table:table-cell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olzer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zsk5ywbqgs7c0rsc6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Trocken Auf Der Mauer</text:p>
          </table:table-cell>
          <table:table-cell office:value-type="string" calcext:value-type="string">
            <text:p>Dr. Von Bassermann-Jordan</text:p>
          </table:table-cell>
          <table:table-cell office:value-type="float" office:value="45.427673" calcext:value-type="float">
            <text:p>45.42767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152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Mandelpfad GG 2013</text:p>
          </table:table-cell>
          <table:table-cell office:value-type="string" calcext:value-type="string">
            <text:p>Weingut Knips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7500" calcext:value-type="float">
            <text:p>7500</text:p>
          </table:table-cell>
          <table:table-cell office:value-type="float" office:value="4500" calcext:value-type="float">
            <text:p>4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r5nrchcxz7rs01w0z7r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Mandelpfad Riesling GG</text:p>
          </table:table-cell>
          <table:table-cell office:value-type="string" calcext:value-type="string">
            <text:p>Knipser</text:p>
          </table:table-cell>
          <table:table-cell office:value-type="float" office:value="44.646584" calcext:value-type="float">
            <text:p>44.64658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154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Idig GG 2015 Magnum</text:p>
          </table:table-cell>
          <table:table-cell office:value-type="string" calcext:value-type="string">
            <text:p>Christman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18900" calcext:value-type="float">
            <text:p>18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xnaaez85vvkwqs37nr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Idig GG</text:p>
          </table:table-cell>
          <table:table-cell office:value-type="string" calcext:value-type="string">
            <text:p>A. Christmann</text:p>
          </table:table-cell>
          <table:table-cell office:value-type="float" office:value="41.087433" calcext:value-type="float">
            <text:p>41.08743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155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Kappellenberg 2020</text:p>
          </table:table-cell>
          <table:table-cell office:value-type="string" calcext:value-type="string">
            <text:p>Christ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900" calcext:value-type="float">
            <text:p>4900</text:p>
          </table:table-cell>
          <table:table-cell office:value-type="float" office:value="2450" calcext:value-type="float">
            <text:p>24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yjdg20gva3fwqftvk1h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immeldinger Kapellenberg Riesling</text:p>
          </table:table-cell>
          <table:table-cell office:value-type="string" calcext:value-type="string">
            <text:p>A. Christmann</text:p>
          </table:table-cell>
          <table:table-cell office:value-type="float" office:value="30.702435" calcext:value-type="float">
            <text:p>30.70243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156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sthofener Riesling Kirchspiel 2015</text:p>
          </table:table-cell>
          <table:table-cell office:value-type="string" calcext:value-type="string">
            <text:p>Weingut Witt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7900" calcext:value-type="float">
            <text:p>7900</text:p>
          </table:table-cell>
          <table:table-cell office:value-type="float" office:value="3950" calcext:value-type="float">
            <text:p>395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gebhard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z8j62w605z6xxnxwj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irchspiel Westhofen</text:p>
          </table:table-cell>
          <table:table-cell office:value-type="string" calcext:value-type="string">
            <text:p>Wittmann</text:p>
          </table:table-cell>
          <table:table-cell office:value-type="float" office:value="42.83274" calcext:value-type="float">
            <text:p>42.8327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157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Hallgartener Hendelberg 1. Lage 2017</text:p>
          </table:table-cell>
          <table:table-cell office:value-type="string" calcext:value-type="string">
            <text:p>Weingut P.J.Küh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5500" calcext:value-type="float">
            <text:p>5500</text:p>
          </table:table-cell>
          <table:table-cell office:value-type="float" office:value="2300" calcext:value-type="float">
            <text:p>23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yj1f6ty1yvg94a7h3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Hallgartener Hendelberg Riesling Kabinett</text:p>
          </table:table-cell>
          <table:table-cell office:value-type="string" calcext:value-type="string">
            <text:p>Peter Jakob Kühn</text:p>
          </table:table-cell>
          <table:table-cell office:value-type="float" office:value="33.218124" calcext:value-type="float">
            <text:p>33.21812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158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Quarzit-Oestrich 2021</text:p>
          </table:table-cell>
          <table:table-cell office:value-type="string" calcext:value-type="string">
            <text:p>Weingut P.J.Küh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400" calcext:value-type="float">
            <text:p>4400</text:p>
          </table:table-cell>
          <table:table-cell office:value-type="float" office:value="1839" calcext:value-type="float">
            <text:p>1839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ygyhrddqgac50473f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Trocken Quarzit Bio</text:p>
          </table:table-cell>
          <table:table-cell office:value-type="string" calcext:value-type="string">
            <text:p>Peter Jakob Kühn</text:p>
          </table:table-cell>
          <table:table-cell office:value-type="float" office:value="26.24525" calcext:value-type="float">
            <text:p>26.2452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159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Doosberg 2018</text:p>
          </table:table-cell>
          <table:table-cell office:value-type="string" calcext:value-type="string">
            <text:p>Peter Jacob Kuh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7900" calcext:value-type="float">
            <text:p>7900</text:p>
          </table:table-cell>
          <table:table-cell office:value-type="float" office:value="3465" calcext:value-type="float">
            <text:p>346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ygh56k5d6nb8j3crm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oosberg Riesling Trocken</text:p>
          </table:table-cell>
          <table:table-cell office:value-type="string" calcext:value-type="string">
            <text:p>Peter Jakob Kühn</text:p>
          </table:table-cell>
          <table:table-cell office:value-type="float" office:value="48.19992" calcext:value-type="float">
            <text:p>48.1999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160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2021</text:p>
          </table:table-cell>
          <table:table-cell office:value-type="string" calcext:value-type="string">
            <text:p>Cantina Jer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900" calcext:value-type="float">
            <text:p>3900</text:p>
          </table:table-cell>
          <table:table-cell office:value-type="float" office:value="1650" calcext:value-type="float">
            <text:p>165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olzer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233z139d1wtwxa8aqq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</text:p>
          </table:table-cell>
          <table:table-cell office:value-type="string" calcext:value-type="string">
            <text:p>Jermann</text:p>
          </table:table-cell>
          <table:table-cell office:value-type="float" office:value="23.977112" calcext:value-type="float">
            <text:p>23.97711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211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2019</text:p>
          </table:table-cell>
          <table:table-cell office:value-type="string" calcext:value-type="string">
            <text:p>Weingut in der Eb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3500" calcext:value-type="float">
            <text:p>3500</text:p>
          </table:table-cell>
          <table:table-cell office:value-type="float" office:value="1305" calcext:value-type="float">
            <text:p>130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h5kngss9s11p84dqh2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</text:p>
          </table:table-cell>
          <table:table-cell office:value-type="string" calcext:value-type="string">
            <text:p>Weingut In Der Eben</text:p>
          </table:table-cell>
          <table:table-cell office:value-type="float" office:value="33.12808" calcext:value-type="float">
            <text:p>33.1280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212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Salis 2018</text:p>
          </table:table-cell>
          <table:table-cell office:value-type="string" calcext:value-type="string">
            <text:p>Weingut Oberste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200" calcext:value-type="float">
            <text:p>4200</text:p>
          </table:table-cell>
          <table:table-cell office:value-type="float" office:value="1850" calcext:value-type="float">
            <text:p>185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vinum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f3qqnza4p8n3yjxeqzy8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Salis</text:p>
          </table:table-cell>
          <table:table-cell office:value-type="string" calcext:value-type="string">
            <text:p>Weingut Oberstein</text:p>
          </table:table-cell>
          <table:table-cell office:value-type="float" office:value="44.414696" calcext:value-type="float">
            <text:p>44.41469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213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Limes 2019/20</text:p>
          </table:table-cell>
          <table:table-cell office:value-type="string" calcext:value-type="string">
            <text:p>Ignaz Niedris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200" calcext:value-type="float">
            <text:p>4200</text:p>
          </table:table-cell>
          <table:table-cell office:value-type="float" office:value="1810" calcext:value-type="float">
            <text:p>181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direkt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hsb780pa608pcmee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üdtiroler Sauvignon Limes</text:p>
          </table:table-cell>
          <table:table-cell office:value-type="string" calcext:value-type="string">
            <text:p>Ignaz Niedrist</text:p>
          </table:table-cell>
          <table:table-cell office:value-type="float" office:value="55.316196" calcext:value-type="float">
            <text:p>55.31619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214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ier Gris 2018</text:p>
          </table:table-cell>
          <table:table-cell office:value-type="string" calcext:value-type="string">
            <text:p>Thomas Niedermay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3950" calcext:value-type="float">
            <text:p>3950</text:p>
          </table:table-cell>
          <table:table-cell office:value-type="float" office:value="1700" calcext:value-type="float">
            <text:p>17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vinum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txvvc83qgy7dc4rt8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ouvignier Gris Bio</text:p>
          </table:table-cell>
          <table:table-cell office:value-type="string" calcext:value-type="string">
            <text:p>Thomas Niedermayr</text:p>
          </table:table-cell>
          <table:table-cell office:value-type="float" office:value="46.972717" calcext:value-type="float">
            <text:p>46.97271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216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Schalenstein 2020</text:p>
          </table:table-cell>
          <table:table-cell office:value-type="string" calcext:value-type="string">
            <text:p>Weinmanufaktur Lui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400" calcext:value-type="float">
            <text:p>4400</text:p>
          </table:table-cell>
          <table:table-cell office:value-type="float" office:value="1920" calcext:value-type="float">
            <text:p>192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f55y3vkc0xwswjtptgg3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Schalenstein</text:p>
          </table:table-cell>
          <table:table-cell office:value-type="string" calcext:value-type="string">
            <text:p>Weinmanufaktur Luis Oberrauch</text:p>
          </table:table-cell>
          <table:table-cell office:value-type="float" office:value="39.217266" calcext:value-type="float">
            <text:p>39.2172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217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Voglar 2017</text:p>
          </table:table-cell>
          <table:table-cell office:value-type="string" calcext:value-type="string">
            <text:p>Weingut Dipo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3600" calcext:value-type="float">
            <text:p>3600</text:p>
          </table:table-cell>
          <table:table-cell office:value-type="float" office:value="1375" calcext:value-type="float">
            <text:p>137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h6r404w55z8dcbj6d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Voglar</text:p>
          </table:table-cell>
          <table:table-cell office:value-type="string" calcext:value-type="string">
            <text:p>Peter Dipoli</text:p>
          </table:table-cell>
          <table:table-cell office:value-type="float" office:value="38.414337" calcext:value-type="float">
            <text:p>38.41433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218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Voglar 2019</text:p>
          </table:table-cell>
          <table:table-cell office:value-type="string" calcext:value-type="string">
            <text:p>Weingut Dipo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1650" calcext:value-type="float">
            <text:p>16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h6r404w55z8dcbj6d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Voglar</text:p>
          </table:table-cell>
          <table:table-cell office:value-type="string" calcext:value-type="string">
            <text:p>Peter Dipoli</text:p>
          </table:table-cell>
          <table:table-cell office:value-type="float" office:value="38.414337" calcext:value-type="float">
            <text:p>38.41433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218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Garnellen 2016</text:p>
          </table:table-cell>
          <table:table-cell office:value-type="string" calcext:value-type="string">
            <text:p>Tröpfltal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6800" calcext:value-type="float">
            <text:p>6800</text:p>
          </table:table-cell>
          <table:table-cell office:value-type="float" office:value="3575" calcext:value-type="float">
            <text:p>357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Karadar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rvcmmj8n8eac6z08qyhs6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Garnellen Anphora Bio</text:p>
          </table:table-cell>
          <table:table-cell office:value-type="string" calcext:value-type="string">
            <text:p>Tröpfltalhof</text:p>
          </table:table-cell>
          <table:table-cell office:value-type="float" office:value="45.669983" calcext:value-type="float">
            <text:p>45.66998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219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Rachtl 2014</text:p>
          </table:table-cell>
          <table:table-cell office:value-type="string" calcext:value-type="string">
            <text:p>Weingut Tiefenbrunn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vfm5chdak9pp6qrvf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Rachtl</text:p>
          </table:table-cell>
          <table:table-cell office:value-type="string" calcext:value-type="string">
            <text:p>Tiefenbrunner</text:p>
          </table:table-cell>
          <table:table-cell office:value-type="float" office:value="37.30432" calcext:value-type="float">
            <text:p>37.3043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220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Tannenberg 2023</text:p>
          </table:table-cell>
          <table:table-cell office:value-type="string" calcext:value-type="string">
            <text:p>Weingut 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000" calcext:value-type="float">
            <text:p>4000</text:p>
          </table:table-cell>
          <table:table-cell office:value-type="float" office:value="1650" calcext:value-type="float">
            <text:p>16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7gf3nsnzy6tbmskh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Tannenberg Bio</text:p>
          </table:table-cell>
          <table:table-cell office:value-type="string" calcext:value-type="string">
            <text:p>Manincor</text:p>
          </table:table-cell>
          <table:table-cell office:value-type="float" office:value="36.561844" calcext:value-type="float">
            <text:p>36.56184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221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Rachtl 2021</text:p>
          </table:table-cell>
          <table:table-cell office:value-type="string" calcext:value-type="string">
            <text:p>Weingut Tiefenbrun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9500" calcext:value-type="float">
            <text:p>9500</text:p>
          </table:table-cell>
          <table:table-cell office:value-type="float" office:value="5900" calcext:value-type="float">
            <text:p>59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vfm5chdak9pp6qrvf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Rachtl</text:p>
          </table:table-cell>
          <table:table-cell office:value-type="string" calcext:value-type="string">
            <text:p>Tiefenbrunner</text:p>
          </table:table-cell>
          <table:table-cell office:value-type="float" office:value="39.269768" calcext:value-type="float">
            <text:p>39.26976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222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Aries 2021</text:p>
          </table:table-cell>
          <table:table-cell office:value-type="string" calcext:value-type="string">
            <text:p>Weingut Kränzel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900" calcext:value-type="float">
            <text:p>3900</text:p>
          </table:table-cell>
          <table:table-cell office:value-type="float" office:value="1510" calcext:value-type="float">
            <text:p>151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592c42k83f5jb39z8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ries</text:p>
          </table:table-cell>
          <table:table-cell office:value-type="string" calcext:value-type="string">
            <text:p>Kränzelhof Graf Pfeil</text:p>
          </table:table-cell>
          <table:table-cell office:value-type="float" office:value="31.921743" calcext:value-type="float">
            <text:p>31.92174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223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Lafoa 2021/22</text:p>
          </table:table-cell>
          <table:table-cell office:value-type="string" calcext:value-type="string">
            <text:p>Cantina Colterenz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300" calcext:value-type="float">
            <text:p>4300</text:p>
          </table:table-cell>
          <table:table-cell office:value-type="float" office:value="1730" calcext:value-type="float">
            <text:p>173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91kx6d5rhyzts8a6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Lafóa</text:p>
          </table:table-cell>
          <table:table-cell office:value-type="string" calcext:value-type="string">
            <text:p>Colterenzio (Schreckbichl)</text:p>
          </table:table-cell>
          <table:table-cell office:value-type="float" office:value="35.031708" calcext:value-type="float">
            <text:p>35.03170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224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Voglar 2018 Magnum</text:p>
          </table:table-cell>
          <table:table-cell office:value-type="string" calcext:value-type="string">
            <text:p>Weingut Dipol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6900" calcext:value-type="float">
            <text:p>6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h6r404w55z8dcbj6d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Voglar</text:p>
          </table:table-cell>
          <table:table-cell office:value-type="string" calcext:value-type="string">
            <text:p>Peter Dipoli</text:p>
          </table:table-cell>
          <table:table-cell office:value-type="float" office:value="38.414337" calcext:value-type="float">
            <text:p>38.41433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224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Fumè 2021</text:p>
          </table:table-cell>
          <table:table-cell office:value-type="string" calcext:value-type="string">
            <text:p>Weingut Abraham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500" calcext:value-type="float">
            <text:p>4500</text:p>
          </table:table-cell>
          <table:table-cell office:value-type="float" office:value="2010" calcext:value-type="float">
            <text:p>201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8v86sge6036016g43a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Fumé</text:p>
          </table:table-cell>
          <table:table-cell office:value-type="string" calcext:value-type="string">
            <text:p>Weingut Abraham</text:p>
          </table:table-cell>
          <table:table-cell office:value-type="float" office:value="41.78566" calcext:value-type="float">
            <text:p>41.785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230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Privat 2006</text:p>
          </table:table-cell>
          <table:table-cell office:value-type="string" calcext:value-type="string">
            <text:p>Weingut Gros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office:value-type="float" office:value="15000" calcext:value-type="float">
            <text:p>15000</text:p>
          </table:table-cell>
          <table:table-cell office:value-type="float" office:value="5500" calcext:value-type="float">
            <text:p>5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bc2mp1b21x6x3qyba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rivat Sauvignon Blanc</text:p>
          </table:table-cell>
          <table:table-cell office:value-type="string" calcext:value-type="string">
            <text:p>Gross</text:p>
          </table:table-cell>
          <table:table-cell office:value-type="float" office:value="33.939583" calcext:value-type="float">
            <text:p>33.93958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232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Riserva HG 2015</text:p>
          </table:table-cell>
          <table:table-cell office:value-type="string" calcext:value-type="string">
            <text:p>Weingut E&amp;W Pol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7500" calcext:value-type="float">
            <text:p>7500</text:p>
          </table:table-cell>
          <table:table-cell office:value-type="float" office:value="5500" calcext:value-type="float">
            <text:p>5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nh00p9gyzfw1x3sy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HG Hochgrassnitzberg Reserve Sauvignon Blanc</text:p>
          </table:table-cell>
          <table:table-cell office:value-type="string" calcext:value-type="string">
            <text:p>Weingut Erich &amp; Walter Polz</text:p>
          </table:table-cell>
          <table:table-cell office:value-type="float" office:value="35.363758" calcext:value-type="float">
            <text:p>35.36375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233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Riserva HG 2016</text:p>
          </table:table-cell>
          <table:table-cell office:value-type="string" calcext:value-type="string">
            <text:p>Weingut E &amp; WPol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7000" calcext:value-type="float">
            <text:p>7000</text:p>
          </table:table-cell>
          <table:table-cell office:value-type="float" office:value="5500" calcext:value-type="float">
            <text:p>5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nh00p9gyzfw1x3sy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HG Hochgrassnitzberg Reserve Sauvignon Blanc</text:p>
          </table:table-cell>
          <table:table-cell office:value-type="string" calcext:value-type="string">
            <text:p>Weingut Erich &amp; Walter Polz</text:p>
          </table:table-cell>
          <table:table-cell office:value-type="float" office:value="32.18058" calcext:value-type="float">
            <text:p>32.1805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234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Riserva HG 2017</text:p>
          </table:table-cell>
          <table:table-cell office:value-type="string" calcext:value-type="string">
            <text:p>Weingut E &amp; W Pol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6500" calcext:value-type="float">
            <text:p>6500</text:p>
          </table:table-cell>
          <table:table-cell office:value-type="float" office:value="5500" calcext:value-type="float">
            <text:p>5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nh00p9gyzfw1x3sy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HG Hochgrassnitzberg Reserve Sauvignon Blanc</text:p>
          </table:table-cell>
          <table:table-cell office:value-type="string" calcext:value-type="string">
            <text:p>Weingut Erich &amp; Walter Polz</text:p>
          </table:table-cell>
          <table:table-cell office:value-type="float" office:value="35.363758" calcext:value-type="float">
            <text:p>35.36375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238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Ried Hochgrassnitzberg 2021</text:p>
          </table:table-cell>
          <table:table-cell office:value-type="string" calcext:value-type="string">
            <text:p>Weingut Walter Pol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8fkpcw5vdmggsqfx3a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d Hochgrassnitzberg Sauvignon Blanc</text:p>
          </table:table-cell>
          <table:table-cell office:value-type="string" calcext:value-type="string">
            <text:p>Weingut Erich &amp; Walter Polz</text:p>
          </table:table-cell>
          <table:table-cell office:value-type="float" office:value="46.208878" calcext:value-type="float">
            <text:p>46.20887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239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Ried Loren 2017</text:p>
          </table:table-cell>
          <table:table-cell office:value-type="string" calcext:value-type="string">
            <text:p>Hannes Sabath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5500" calcext:value-type="float">
            <text:p>5500</text:p>
          </table:table-cell>
          <table:table-cell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zsx21znz8spcn2s9e0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d Loren Sauvignon Blanc</text:p>
          </table:table-cell>
          <table:table-cell office:value-type="string" calcext:value-type="string">
            <text:p>Hannes Sabathi</text:p>
          </table:table-cell>
          <table:table-cell office:value-type="float" office:value="52.490047" calcext:value-type="float">
            <text:p>52.49004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240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DAC 2023</text:p>
          </table:table-cell>
          <table:table-cell office:value-type="string" calcext:value-type="string">
            <text:p>Weingut W. Mait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200" calcext:value-type="float">
            <text:p>3200</text:p>
          </table:table-cell>
          <table:table-cell office:value-type="float" office:value="1180" calcext:value-type="float">
            <text:p>118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tvvawdvh82kexe9k4y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</text:p>
          </table:table-cell>
          <table:table-cell office:value-type="string" calcext:value-type="string">
            <text:p>Maitz</text:p>
          </table:table-cell>
          <table:table-cell office:value-type="float" office:value="32.063255" calcext:value-type="float">
            <text:p>32.06325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240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Maciete Fumè 2020</text:p>
          </table:table-cell>
          <table:table-cell office:value-type="string" calcext:value-type="string">
            <text:p>Cantina G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500" calcext:value-type="float">
            <text:p>3500</text:p>
          </table:table-cell>
          <table:table-cell office:value-type="float" office:value="1330" calcext:value-type="float">
            <text:p>133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jd1frqwzwr53byfdf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ciete Fumé</text:p>
          </table:table-cell>
          <table:table-cell office:value-type="string" calcext:value-type="string">
            <text:p>Gini</text:p>
          </table:table-cell>
          <table:table-cell office:value-type="float" office:value="37.826134" calcext:value-type="float">
            <text:p>37.82613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241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Kräften 2018</text:p>
          </table:table-cell>
          <table:table-cell office:value-type="string" calcext:value-type="string">
            <text:p>Weingut Schönber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900" calcext:value-type="float">
            <text:p>4900</text:p>
          </table:table-cell>
          <table:table-cell office:value-type="float" office:value="2220" calcext:value-type="float">
            <text:p>222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zek18pym0ayp2rev95jxp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räften Sauvignon Blanc</text:p>
          </table:table-cell>
          <table:table-cell office:value-type="string" calcext:value-type="string">
            <text:p>Schönberger</text:p>
          </table:table-cell>
          <table:table-cell office:value-type="float" office:value="39.631195" calcext:value-type="float">
            <text:p>39.63119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242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2021</text:p>
          </table:table-cell>
          <table:table-cell office:value-type="string" calcext:value-type="string">
            <text:p>Domaine Kilger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f2800q8349zqatm626h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</text:p>
          </table:table-cell>
          <table:table-cell office:value-type="string" calcext:value-type="string">
            <text:p>Domaines Kilger</text:p>
          </table:table-cell>
          <table:table-cell office:value-type="float" office:value="33.95118" calcext:value-type="float">
            <text:p>33.9511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242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ere Sauvignon 2020/21</text:p>
          </table:table-cell>
          <table:table-cell office:value-type="string" calcext:value-type="string">
            <text:p>Le Vie di Roman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200" calcext:value-type="float">
            <text:p>4200</text:p>
          </table:table-cell>
          <table:table-cell office:value-type="float" office:value="1914" calcext:value-type="float">
            <text:p>191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olzer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8d5bsr9fwt7txxx7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Piere</text:p>
          </table:table-cell>
          <table:table-cell office:value-type="string" calcext:value-type="string">
            <text:p>Vie di Romans</text:p>
          </table:table-cell>
          <table:table-cell office:value-type="float" office:value="41.47667" calcext:value-type="float">
            <text:p>41.4766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248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Vieris 2008</text:p>
          </table:table-cell>
          <table:table-cell office:value-type="string" calcext:value-type="string">
            <text:p>Le Vie di Roman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8" calcext:value-type="float">
            <text:p>2008</text:p>
          </table:table-cell>
          <table:table-cell office:value-type="float" office:value="7900" calcext:value-type="float">
            <text:p>7900</text:p>
          </table:table-cell>
          <table:table-cell office:value-type="float" office:value="3500" calcext:value-type="float">
            <text:p>35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olzer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5zqd3t9csd0yj26f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Vieris</text:p>
          </table:table-cell>
          <table:table-cell office:value-type="string" calcext:value-type="string">
            <text:p>Vie di Romans</text:p>
          </table:table-cell>
          <table:table-cell office:value-type="float" office:value="42.242065" calcext:value-type="float">
            <text:p>42.24206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110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Lafoa 2022</text:p>
          </table:table-cell>
          <table:table-cell office:value-type="string" calcext:value-type="string">
            <text:p>Kellerei Schreckbich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500" calcext:value-type="float">
            <text:p>5500</text:p>
          </table:table-cell>
          <table:table-cell office:value-type="float" office:value="1989" calcext:value-type="float">
            <text:p>198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Perpmer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aap8qgvttdchv03p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Lafóa</text:p>
          </table:table-cell>
          <table:table-cell office:value-type="string" calcext:value-type="string">
            <text:p>Colterenzio (Schreckbichl)</text:p>
          </table:table-cell>
          <table:table-cell office:value-type="float" office:value="35.518333" calcext:value-type="float">
            <text:p>35.51833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112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Formigar 2012</text:p>
          </table:table-cell>
          <table:table-cell office:value-type="string" calcext:value-type="string">
            <text:p>Kellerei Schreckbich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7800" calcext:value-type="float">
            <text:p>7800</text:p>
          </table:table-cell>
          <table:table-cell office:value-type="float" office:value="5500" calcext:value-type="float">
            <text:p>5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4959xnrk33rwwhzkd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Cornell Formigar</text:p>
          </table:table-cell>
          <table:table-cell office:value-type="string" calcext:value-type="string">
            <text:p>Colterenzio (Schreckbichl)</text:p>
          </table:table-cell>
          <table:table-cell office:value-type="float" office:value="34.752033" calcext:value-type="float">
            <text:p>34.75203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113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Fluch &amp; Segen 2022</text:p>
          </table:table-cell>
          <table:table-cell office:value-type="string" calcext:value-type="string">
            <text:p>Martin Schgraff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100" calcext:value-type="float">
            <text:p>4100</text:p>
          </table:table-cell>
          <table:table-cell office:value-type="float" office:value="1850" calcext:value-type="float">
            <text:p>18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n3awbq13x0zzy20yday083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Fluch und Segen</text:p>
          </table:table-cell>
          <table:table-cell office:value-type="string" calcext:value-type="string">
            <text:p>Martin Schgraffer</text:p>
          </table:table-cell>
          <table:table-cell office:value-type="float" office:value="60.898876" calcext:value-type="float">
            <text:p>60.89887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114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Belasy 2020</text:p>
          </table:table-cell>
          <table:table-cell office:value-type="string" calcext:value-type="string">
            <text:p>Schloß Engla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500" calcext:value-type="float">
            <text:p>5500</text:p>
          </table:table-cell>
          <table:table-cell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direkt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vwefexrfm4v05ah96xrsm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Belasy</text:p>
          </table:table-cell>
          <table:table-cell office:value-type="string" calcext:value-type="string">
            <text:p>Schloss Englar</text:p>
          </table:table-cell>
          <table:table-cell office:value-type="float" office:value="51.83806" calcext:value-type="float">
            <text:p>51.8380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115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Flora 2022</text:p>
          </table:table-cell>
          <table:table-cell office:value-type="string" calcext:value-type="string">
            <text:p>Kellerei 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200" calcext:value-type="float">
            <text:p>4200</text:p>
          </table:table-cell>
          <table:table-cell office:value-type="float" office:value="1750" calcext:value-type="float">
            <text:p>175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direkt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pmj2ddxb53sptb5ac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Flora</text:p>
          </table:table-cell>
          <table:table-cell office:value-type="string" calcext:value-type="string">
            <text:p>Girlan</text:p>
          </table:table-cell>
          <table:table-cell office:value-type="float" office:value="38.314957" calcext:value-type="float">
            <text:p>38.31495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119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Sophie 2022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500" calcext:value-type="float">
            <text:p>4500</text:p>
          </table:table-cell>
          <table:table-cell office:value-type="float" office:value="2050" calcext:value-type="float">
            <text:p>205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Gebi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7jghjn59q3qk4nxk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Sophie Bio</text:p>
          </table:table-cell>
          <table:table-cell office:value-type="string" calcext:value-type="string">
            <text:p>Manincor</text:p>
          </table:table-cell>
          <table:table-cell office:value-type="float" office:value="39.489456" calcext:value-type="float">
            <text:p>39.4894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120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Baron Salvadori 2015</text:p>
          </table:table-cell>
          <table:table-cell office:value-type="string" calcext:value-type="string">
            <text:p>Nals Magrei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6500" calcext:value-type="float">
            <text:p>6500</text:p>
          </table:table-cell>
          <table:table-cell office:value-type="float" office:value="1920" calcext:value-type="float">
            <text:p>19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Vinum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d7wgwjpn9sr6pybc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Baron Salvadori</text:p>
          </table:table-cell>
          <table:table-cell office:value-type="string" calcext:value-type="string">
            <text:p>Nals Margreid</text:p>
          </table:table-cell>
          <table:table-cell office:value-type="float" office:value="59.0628" calcext:value-type="float">
            <text:p>59.062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123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Gottesacker 2022</text:p>
          </table:table-cell>
          <table:table-cell office:value-type="string" calcext:value-type="string">
            <text:p>Weingut Abraham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500" calcext:value-type="float">
            <text:p>4500</text:p>
          </table:table-cell>
          <table:table-cell office:value-type="float" office:value="2010" calcext:value-type="float">
            <text:p>201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8v8dfefvbq9rg1ya0r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Gottesacker</text:p>
          </table:table-cell>
          <table:table-cell office:value-type="string" calcext:value-type="string">
            <text:p>Weingut Abraham</text:p>
          </table:table-cell>
          <table:table-cell office:value-type="float" office:value="49.3422" calcext:value-type="float">
            <text:p>49.342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130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2023</text:p>
          </table:table-cell>
          <table:table-cell office:value-type="string" calcext:value-type="string">
            <text:p>Jer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500" calcext:value-type="float">
            <text:p>3500</text:p>
          </table:table-cell>
          <table:table-cell office:value-type="float" office:value="1460" calcext:value-type="float">
            <text:p>14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olzer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233prkg8gewmdrc384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Jermann</text:p>
          </table:table-cell>
          <table:table-cell office:value-type="float" office:value="23.88733" calcext:value-type="float">
            <text:p>23.8873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150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ssagne Montrachet 1er Cru Clos Maltroie 2006</text:p>
          </table:table-cell>
          <table:table-cell office:value-type="string" calcext:value-type="string">
            <text:p>Michel Niell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office:value-type="float" office:value="19900" calcext:value-type="float">
            <text:p>199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vp7qwrdvfdywqvwpt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ssagne-Montrachet 1er Cru 'Clos de la Maltroie'</text:p>
          </table:table-cell>
          <table:table-cell office:value-type="string" calcext:value-type="string">
            <text:p>Domaine Michel Niellon</text:p>
          </table:table-cell>
          <table:table-cell office:value-type="float" office:value="48.966095" calcext:value-type="float">
            <text:p>48.96609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152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oully-Fuissé Tete de Cru 2016</text:p>
          </table:table-cell>
          <table:table-cell office:value-type="string" calcext:value-type="string">
            <text:p>Chateau Fuissé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7500" calcext:value-type="float">
            <text:p>7500</text:p>
          </table:table-cell>
          <table:table-cell office:value-type="float" office:value="2755" calcext:value-type="float">
            <text:p>27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olzer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nj1hgv8v0k51arwh3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ouilly-Fuissé Tête de Cuvée</text:p>
          </table:table-cell>
          <table:table-cell office:value-type="string" calcext:value-type="string">
            <text:p>Château Fuissé</text:p>
          </table:table-cell>
          <table:table-cell office:value-type="float" office:value="44.891605" calcext:value-type="float">
            <text:p>44.89160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153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oully-Fuissé Tete de Cru 2020</text:p>
          </table:table-cell>
          <table:table-cell office:value-type="string" calcext:value-type="string">
            <text:p>Chateau Fuissé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800" calcext:value-type="float">
            <text:p>5800</text:p>
          </table:table-cell>
          <table:table-cell office:value-type="float" office:value="2755" calcext:value-type="float">
            <text:p>27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olzer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nj1hgv8v0k51arwh3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ouilly-Fuissé Tête de Cuvée</text:p>
          </table:table-cell>
          <table:table-cell office:value-type="string" calcext:value-type="string">
            <text:p>Château Fuissé</text:p>
          </table:table-cell>
          <table:table-cell office:value-type="float" office:value="44.891605" calcext:value-type="float">
            <text:p>44.89160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154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 Montee de Tonnerre 1er cru 2009</text:p>
          </table:table-cell>
          <table:table-cell office:value-type="string" calcext:value-type="string">
            <text:p>Jean Colle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8900" calcext:value-type="float">
            <text:p>8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wp37y2hx2cptgavp5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 1er Cru 'Montee de Tonnerre'</text:p>
          </table:table-cell>
          <table:table-cell office:value-type="string" calcext:value-type="string">
            <text:p>Domaine Jean Collet</text:p>
          </table:table-cell>
          <table:table-cell office:value-type="float" office:value="43.969185" calcext:value-type="float">
            <text:p>43.96918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155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 Montmains 1er Cru 2019</text:p>
          </table:table-cell>
          <table:table-cell office:value-type="string" calcext:value-type="string">
            <text:p>Jean Claude Bess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600" calcext:value-type="float">
            <text:p>6600</text:p>
          </table:table-cell>
          <table:table-cell office:value-type="float" office:value="3100" calcext:value-type="float">
            <text:p>31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Teatro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xdxhfzs3wz6nha4h3q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 Premier Cru 'Montmains'</text:p>
          </table:table-cell>
          <table:table-cell office:value-type="string" calcext:value-type="string">
            <text:p>Jean-Claude et Romain Bessin-Tremblay</text:p>
          </table:table-cell>
          <table:table-cell office:value-type="float" office:value="39.440594" calcext:value-type="float">
            <text:p>39.44059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156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ursault 2019</text:p>
          </table:table-cell>
          <table:table-cell office:value-type="string" calcext:value-type="string">
            <text:p>C. Bellang &amp; Fil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900" calcext:value-type="float">
            <text:p>6900</text:p>
          </table:table-cell>
          <table:table-cell office:value-type="float" office:value="3500" calcext:value-type="float">
            <text:p>3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xm7z53xqnznq7w21r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ursault</text:p>
          </table:table-cell>
          <table:table-cell office:value-type="string" calcext:value-type="string">
            <text:p>Christian Bellang &amp; Fils</text:p>
          </table:table-cell>
          <table:table-cell office:value-type="float" office:value="33.749313" calcext:value-type="float">
            <text:p>33.74931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157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uligny-Montrachet 1er Cru L. Folatières 2018</text:p>
          </table:table-cell>
          <table:table-cell office:value-type="string" calcext:value-type="string">
            <text:p>Bachelet Monno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27500" calcext:value-type="float">
            <text:p>27500</text:p>
          </table:table-cell>
          <table:table-cell office:value-type="float" office:value="6500" calcext:value-type="float">
            <text:p>6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fxnejhcqj49yrcec1rae9p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uligny-Montrachet Premier Cru Les Folatières</text:p>
          </table:table-cell>
          <table:table-cell office:value-type="string" calcext:value-type="string">
            <text:p>Bachelet-Monnot</text:p>
          </table:table-cell>
          <table:table-cell office:value-type="float" office:value="55.357765" calcext:value-type="float">
            <text:p>55.35776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160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ursault Les Grands Charrons 2013</text:p>
          </table:table-cell>
          <table:table-cell office:value-type="string" calcext:value-type="string">
            <text:p>Bouzereau et fil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8900" calcext:value-type="float">
            <text:p>8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fxnejgtdc3sex5xnd1m9z7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es Grands Charrons Meursault</text:p>
          </table:table-cell>
          <table:table-cell office:value-type="string" calcext:value-type="string">
            <text:p>Bouzereau-Gruère</text:p>
          </table:table-cell>
          <table:table-cell office:value-type="float" office:value="39.77761" calcext:value-type="float">
            <text:p>39.7776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161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 2020/23</text:p>
          </table:table-cell>
          <table:table-cell office:value-type="string" calcext:value-type="string">
            <text:p>Christian Moreau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400" calcext:value-type="float">
            <text:p>5400</text:p>
          </table:table-cell>
          <table:table-cell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xcezq1z3qhpvab333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</text:p>
          </table:table-cell>
          <table:table-cell office:value-type="string" calcext:value-type="string">
            <text:p>Christian Moreau Pere &amp; Fils</text:p>
          </table:table-cell>
          <table:table-cell office:value-type="float" office:value="28.61472" calcext:value-type="float">
            <text:p>28.6147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161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Tiglat 2019</text:p>
          </table:table-cell>
          <table:table-cell office:value-type="string" calcext:value-type="string">
            <text:p>Weingut Velich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r2jg1bw3rgzz1ysc27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iglat</text:p>
          </table:table-cell>
          <table:table-cell office:value-type="string" calcext:value-type="string">
            <text:p>Velich</text:p>
          </table:table-cell>
          <table:table-cell office:value-type="float" office:value="44.653873" calcext:value-type="float">
            <text:p>44.65387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162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ourgogne Blanc Cote D'Or 2021</text:p>
          </table:table-cell>
          <table:table-cell office:value-type="string" calcext:value-type="string">
            <text:p>Bachelet Monno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400" calcext:value-type="float">
            <text:p>5400</text:p>
          </table:table-cell>
          <table:table-cell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xay70y8k4mwrt42dn6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ourgogne Côte d’Or</text:p>
          </table:table-cell>
          <table:table-cell office:value-type="string" calcext:value-type="string">
            <text:p>Bachelet-Monnot</text:p>
          </table:table-cell>
          <table:table-cell office:value-type="float" office:value="53.593975" calcext:value-type="float">
            <text:p>53.59397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162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Darscho 2019</text:p>
          </table:table-cell>
          <table:table-cell office:value-type="string" calcext:value-type="string">
            <text:p>Weingut Veli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r2jdhsr4h4gpjm1kgb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arscho</text:p>
          </table:table-cell>
          <table:table-cell office:value-type="string" calcext:value-type="string">
            <text:p>Velich</text:p>
          </table:table-cell>
          <table:table-cell office:value-type="float" office:value="45.54813" calcext:value-type="float">
            <text:p>45.5481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163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Tiglat 2021</text:p>
          </table:table-cell>
          <table:table-cell office:value-type="string" calcext:value-type="string">
            <text:p>Weingut Velich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r2jg1bw3rgzz1ysc27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iglat</text:p>
          </table:table-cell>
          <table:table-cell office:value-type="string" calcext:value-type="string">
            <text:p>Velich</text:p>
          </table:table-cell>
          <table:table-cell office:value-type="float" office:value="44.653873" calcext:value-type="float">
            <text:p>44.65387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164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Darscho 2021</text:p>
          </table:table-cell>
          <table:table-cell office:value-type="string" calcext:value-type="string">
            <text:p>Weingut Veli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r2jdhsr4h4gpjm1kgb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arscho</text:p>
          </table:table-cell>
          <table:table-cell office:value-type="string" calcext:value-type="string">
            <text:p>Velich</text:p>
          </table:table-cell>
          <table:table-cell office:value-type="float" office:value="45.54813" calcext:value-type="float">
            <text:p>45.5481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165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ed Jägerberg 2018</text:p>
          </table:table-cell>
          <table:table-cell office:value-type="string" calcext:value-type="string">
            <text:p>Hannes Sabath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900" calcext:value-type="float">
            <text:p>4900</text:p>
          </table:table-cell>
          <table:table-cell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zm31dn02g2h3ea181p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d Jagerberg Chardonnay</text:p>
          </table:table-cell>
          <table:table-cell office:value-type="string" calcext:value-type="string">
            <text:p>Hannes Sabathi</text:p>
          </table:table-cell>
          <table:table-cell office:value-type="float" office:value="55.255318" calcext:value-type="float">
            <text:p>55.25531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166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Grand Select 2021/20</text:p>
          </table:table-cell>
          <table:table-cell office:value-type="string" calcext:value-type="string">
            <text:p>Wienin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900" calcext:value-type="float">
            <text:p>8900</text:p>
          </table:table-cell>
          <table:table-cell office:value-type="float" office:value="4690" calcext:value-type="float">
            <text:p>469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v56f38ttbb960a4ee2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and Select Chardonnay</text:p>
          </table:table-cell>
          <table:table-cell office:value-type="string" calcext:value-type="string">
            <text:p>Wieninger</text:p>
          </table:table-cell>
          <table:table-cell office:value-type="float" office:value="38.306416" calcext:value-type="float">
            <text:p>38.30641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168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Obegg 2002 Magnum</text:p>
          </table:table-cell>
          <table:table-cell office:value-type="string" calcext:value-type="string">
            <text:p>Weingut E &amp; W Polz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2" calcext:value-type="float">
            <text:p>2002</text:p>
          </table:table-cell>
          <table:table-cell office:value-type="float" office:value="16900" calcext:value-type="float">
            <text:p>169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jcrdqkqrsxtq1g2d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Obegg Chardonnay</text:p>
          </table:table-cell>
          <table:table-cell office:value-type="string" calcext:value-type="string">
            <text:p>Weingut Erich &amp; Walter Polz</text:p>
          </table:table-cell>
          <table:table-cell office:value-type="float" office:value="36.77462" calcext:value-type="float">
            <text:p>36.7746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171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Obegg 2011</text:p>
          </table:table-cell>
          <table:table-cell office:value-type="string" calcext:value-type="string">
            <text:p>Weingut E &amp; W Pol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8200" calcext:value-type="float">
            <text:p>8200</text:p>
          </table:table-cell>
          <table:table-cell office:value-type="float" office:value="5500" calcext:value-type="float">
            <text:p>5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jcrdqkqrsxtq1g2d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Obegg Chardonnay</text:p>
          </table:table-cell>
          <table:table-cell office:value-type="string" calcext:value-type="string">
            <text:p>Weingut Erich &amp; Walter Polz</text:p>
          </table:table-cell>
          <table:table-cell office:value-type="float" office:value="36.77462" calcext:value-type="float">
            <text:p>36.7746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172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Obegg 2021</text:p>
          </table:table-cell>
          <table:table-cell office:value-type="string" calcext:value-type="string">
            <text:p>Weingut Walter Pol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jcrdqkqrsxtq1g2d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Obegg Chardonnay</text:p>
          </table:table-cell>
          <table:table-cell office:value-type="string" calcext:value-type="string">
            <text:p>Weingut Erich &amp; Walter Polz</text:p>
          </table:table-cell>
          <table:table-cell office:value-type="float" office:value="47.62165" calcext:value-type="float">
            <text:p>47.6216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173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Obegg 2017</text:p>
          </table:table-cell>
          <table:table-cell office:value-type="string" calcext:value-type="string">
            <text:p>Weingut E &amp; W Pol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7200" calcext:value-type="float">
            <text:p>7200</text:p>
          </table:table-cell>
          <table:table-cell office:value-type="float" office:value="3500" calcext:value-type="float">
            <text:p>35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Meixner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jcrdqkqrsxtq1g2d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Obegg Chardonnay</text:p>
          </table:table-cell>
          <table:table-cell office:value-type="string" calcext:value-type="string">
            <text:p>Weingut Erich &amp; Walter Polz</text:p>
          </table:table-cell>
          <table:table-cell office:value-type="float" office:value="36.77462" calcext:value-type="float">
            <text:p>36.7746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174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Mörbisch 2022</text:p>
          </table:table-cell>
          <table:table-cell office:value-type="string" calcext:value-type="string">
            <text:p>Weingut Schönber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300" calcext:value-type="float">
            <text:p>3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xj8yn9rdn2qrshsm9v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örbisch Chardonnay</text:p>
          </table:table-cell>
          <table:table-cell office:value-type="string" calcext:value-type="string">
            <text:p>Schönberger</text:p>
          </table:table-cell>
          <table:table-cell office:value-type="float" office:value="44.70604" calcext:value-type="float">
            <text:p>44.7060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178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Tiglat 2013</text:p>
          </table:table-cell>
          <table:table-cell office:value-type="string" calcext:value-type="string">
            <text:p>Weingut Veli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8900" calcext:value-type="float">
            <text:p>8900</text:p>
          </table:table-cell>
          <table:table-cell office:value-type="float" office:value="2400" calcext:value-type="float">
            <text:p>24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olzer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r2jg1bw3rgzz1ysc27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iglat</text:p>
          </table:table-cell>
          <table:table-cell office:value-type="string" calcext:value-type="string">
            <text:p>Velich</text:p>
          </table:table-cell>
          <table:table-cell office:value-type="float" office:value="44.653873" calcext:value-type="float">
            <text:p>44.65387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180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2018</text:p>
          </table:table-cell>
          <table:table-cell office:value-type="string" calcext:value-type="string">
            <text:p>Weingute Gantenbe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31900" calcext:value-type="float">
            <text:p>319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olzer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tf8wtpdaq6ehczn8k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Daniel &amp; Marta Gantenbein</text:p>
          </table:table-cell>
          <table:table-cell office:value-type="float" office:value="25.02583" calcext:value-type="float">
            <text:p>25.0258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186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Alte Reben 2019</text:p>
          </table:table-cell>
          <table:table-cell office:value-type="string" calcext:value-type="string">
            <text:p>Bernhard Hub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500" calcext:value-type="float">
            <text:p>6500</text:p>
          </table:table-cell>
          <table:table-cell office:value-type="float" office:value="3329" calcext:value-type="float">
            <text:p>3329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vweetzxwa1ny6bfa8bds7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Alte Reben Bio</text:p>
          </table:table-cell>
          <table:table-cell office:value-type="string" calcext:value-type="string">
            <text:p>Bernhard Huber</text:p>
          </table:table-cell>
          <table:table-cell office:value-type="float" office:value="40.787956" calcext:value-type="float">
            <text:p>40.7879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211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etit Manseng 2017/19</text:p>
          </table:table-cell>
          <table:table-cell office:value-type="string" calcext:value-type="string">
            <text:p>Baron Wid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3900" calcext:value-type="float">
            <text:p>3900</text:p>
          </table:table-cell>
          <table:table-cell office:value-type="float" office:value="1730" calcext:value-type="float">
            <text:p>173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olzer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z95ekwg1sgd6zc0mc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etit Manseng</text:p>
          </table:table-cell>
          <table:table-cell office:value-type="string" calcext:value-type="string">
            <text:p>Andreas Baron Widmann</text:p>
          </table:table-cell>
          <table:table-cell office:value-type="float" office:value="43.832718" calcext:value-type="float">
            <text:p>43.83271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212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aroline 2020</text:p>
          </table:table-cell>
          <table:table-cell office:value-type="string" calcext:value-type="string">
            <text:p>Weingut Pranzeg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900" calcext:value-type="float">
            <text:p>3900</text:p>
          </table:table-cell>
          <table:table-cell office:value-type="float" office:value="1760" calcext:value-type="float">
            <text:p>176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zek1m69rmrm5fdcxc8q3x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ranzegg</text:p>
          </table:table-cell>
          <table:table-cell office:value-type="float" office:value="42.02297" calcext:value-type="float">
            <text:p>42.0229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213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aroline 2019</text:p>
          </table:table-cell>
          <table:table-cell office:value-type="string" calcext:value-type="string">
            <text:p>Weingut Pranzeg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300" calcext:value-type="float">
            <text:p>4300</text:p>
          </table:table-cell>
          <table:table-cell office:value-type="float" office:value="1900" calcext:value-type="float">
            <text:p>19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zek1m69rmrm5fdcxc8q3x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ranzegg</text:p>
          </table:table-cell>
          <table:table-cell office:value-type="float" office:value="42.02297" calcext:value-type="float">
            <text:p>42.0229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214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aroline 2016</text:p>
          </table:table-cell>
          <table:table-cell office:value-type="string" calcext:value-type="string">
            <text:p>Weingut Pranzeg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4600" calcext:value-type="float">
            <text:p>4600</text:p>
          </table:table-cell>
          <table:table-cell office:value-type="float" office:value="2200" calcext:value-type="float">
            <text:p>22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direkt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zek1m69rmrm5fdcxc8q3x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ranzegg</text:p>
          </table:table-cell>
          <table:table-cell office:value-type="float" office:value="42.02297" calcext:value-type="float">
            <text:p>42.0229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215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eserve de la Contessa 2023</text:p>
          </table:table-cell>
          <table:table-cell office:value-type="string" calcext:value-type="string">
            <text:p>Weingut 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200" calcext:value-type="float">
            <text:p>3200</text:p>
          </table:table-cell>
          <table:table-cell office:value-type="float" office:value="1250" calcext:value-type="float">
            <text:p>125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Gebi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fvrsnpar2gwvcgj4b8e1z0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a Contessa</text:p>
          </table:table-cell>
          <table:table-cell office:value-type="string" calcext:value-type="string">
            <text:p>Manincor</text:p>
          </table:table-cell>
          <table:table-cell office:value-type="float" office:value="41.93348" calcext:value-type="float">
            <text:p>41.9334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216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itterberg Weiß Trias 2021</text:p>
          </table:table-cell>
          <table:table-cell office:value-type="string" calcext:value-type="string">
            <text:p>Ignaz Niedris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300" calcext:value-type="float">
            <text:p>4300</text:p>
          </table:table-cell>
          <table:table-cell office:value-type="float" office:value="1910" calcext:value-type="float">
            <text:p>191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direkt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hrqwh2b0tvrv2f37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ias Mitterberg Weiss</text:p>
          </table:table-cell>
          <table:table-cell office:value-type="string" calcext:value-type="string">
            <text:p>Ignaz Niedrist</text:p>
          </table:table-cell>
          <table:table-cell office:value-type="float" office:value="71.85331" calcext:value-type="float">
            <text:p>71.8533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217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olomytos 2019</text:p>
          </table:table-cell>
          <table:table-cell office:value-type="string" calcext:value-type="string">
            <text:p>Dolomytos Sack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900" calcext:value-type="float">
            <text:p>4900</text:p>
          </table:table-cell>
          <table:table-cell office:value-type="float" office:value="2600" calcext:value-type="float">
            <text:p>26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rbert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jsy280zdn8ek2ebhz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olomytos Weißwein</text:p>
          </table:table-cell>
          <table:table-cell office:value-type="string" calcext:value-type="string">
            <text:p>Ansitz Dolomytos Sacker</text:p>
          </table:table-cell>
          <table:table-cell office:value-type="float" office:value="51.674194" calcext:value-type="float">
            <text:p>51.67419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221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onnrain 2018</text:p>
          </table:table-cell>
          <table:table-cell office:value-type="string" calcext:value-type="string">
            <text:p>Thomas Niedermay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3650" calcext:value-type="float">
            <text:p>3650</text:p>
          </table:table-cell>
          <table:table-cell office:value-type="float" office:value="1520" calcext:value-type="float">
            <text:p>152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vffbbq0jp6s354y8v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Hof Gandberg Sonnrain</text:p>
          </table:table-cell>
          <table:table-cell office:value-type="string" calcext:value-type="string">
            <text:p>Thomas Niedermayr</text:p>
          </table:table-cell>
          <table:table-cell office:value-type="float" office:value="45.05115" calcext:value-type="float">
            <text:p>45.0511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225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nzoni Bianco 2022</text:p>
          </table:table-cell>
          <table:table-cell office:value-type="string" calcext:value-type="string">
            <text:p>Baron Wid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400" calcext:value-type="float">
            <text:p>3400</text:p>
          </table:table-cell>
          <table:table-cell office:value-type="float" office:value="1380" calcext:value-type="float">
            <text:p>138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zabdgmg1x0dh6q0w4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nberg Dolomiten Manzoni Bianco</text:p>
          </table:table-cell>
          <table:table-cell office:value-type="string" calcext:value-type="string">
            <text:p>Andreas Baron Widmann</text:p>
          </table:table-cell>
          <table:table-cell office:value-type="float" office:value="40.006905" calcext:value-type="float">
            <text:p>40.00690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227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iallo Di Tocai 2016 Magnum </text:p>
          </table:table-cell>
          <table:table-cell office:value-type="string" calcext:value-type="string">
            <text:p>Vignai da Duline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office:value-type="float" office:value="9900" calcext:value-type="float">
            <text:p>9900</text:p>
          </table:table-cell>
          <table:table-cell office:value-type="float" office:value="5500" calcext:value-type="float">
            <text:p>5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019tj4119asfnttnwz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iulano Giallo di Tocai</text:p>
          </table:table-cell>
          <table:table-cell office:value-type="string" calcext:value-type="string">
            <text:p>Vignai da Duline</text:p>
          </table:table-cell>
          <table:table-cell office:value-type="float" office:value="54.03757" calcext:value-type="float">
            <text:p>54.0375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230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euburger Waldacker 2019</text:p>
          </table:table-cell>
          <table:table-cell office:value-type="string" calcext:value-type="string">
            <text:p>Weingut Schönber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3500" calcext:value-type="float">
            <text:p>3500</text:p>
          </table:table-cell>
          <table:table-cell office:value-type="float" office:value="1400" calcext:value-type="float">
            <text:p>14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zek18nnvqb9c73gnywmwt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aldacker Neuburger</text:p>
          </table:table-cell>
          <table:table-cell office:value-type="string" calcext:value-type="string">
            <text:p>Schönberger</text:p>
          </table:table-cell>
          <table:table-cell office:value-type="float" office:value="49.59812" calcext:value-type="float">
            <text:p>49.5981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231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mischter Satz Ried Falkenberg 1er 2019</text:p>
          </table:table-cell>
          <table:table-cell office:value-type="string" calcext:value-type="string">
            <text:p>Weingut Wienin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3650" calcext:value-type="float">
            <text:p>3650</text:p>
          </table:table-cell>
          <table:table-cell office:value-type="float" office:value="1520" calcext:value-type="float">
            <text:p>15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direkt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wvb3n9m3gz7hveg129xwe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mischter Satz Ried Falkenberg</text:p>
          </table:table-cell>
          <table:table-cell office:value-type="string" calcext:value-type="string">
            <text:p>Wieninger</text:p>
          </table:table-cell>
          <table:table-cell office:value-type="float" office:value="48.964394" calcext:value-type="float">
            <text:p>48.96439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233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ero 2013</text:p>
          </table:table-cell>
          <table:table-cell office:value-type="string" calcext:value-type="string">
            <text:p>Ploder Rosenbe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8900" calcext:value-type="float">
            <text:p>8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sr7y0k3n21ns5q998t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ero</text:p>
          </table:table-cell>
          <table:table-cell office:value-type="string" calcext:value-type="string">
            <text:p>Ploder Rosenberg</text:p>
          </table:table-cell>
          <table:table-cell office:value-type="float" office:value="48.712265" calcext:value-type="float">
            <text:p>48.71226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234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bolla Gialla Vinnae 2022</text:p>
          </table:table-cell>
          <table:table-cell office:value-type="string" calcext:value-type="string">
            <text:p>Jer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500" calcext:value-type="float">
            <text:p>3500</text:p>
          </table:table-cell>
          <table:table-cell office:value-type="float" office:value="1400" calcext:value-type="float">
            <text:p>14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olzer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b4rjgjga7vp2k26xpckg4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bolla Gialla Vinnae</text:p>
          </table:table-cell>
          <table:table-cell office:value-type="string" calcext:value-type="string">
            <text:p>Jermann</text:p>
          </table:table-cell>
          <table:table-cell office:value-type="float" office:value="43.63781" calcext:value-type="float">
            <text:p>43.6378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235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ollio Malvasia Selezione 2012</text:p>
          </table:table-cell>
          <table:table-cell office:value-type="string" calcext:value-type="string">
            <text:p>Borgo del Tigl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6900" calcext:value-type="float">
            <text:p>6900</text:p>
          </table:table-cell>
          <table:table-cell office:value-type="float" office:value="2700" calcext:value-type="float">
            <text:p>27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olzer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vsgv7n3r7qem6p5q5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ollio Malvasia Selezione</text:p>
          </table:table-cell>
          <table:table-cell office:value-type="string" calcext:value-type="string">
            <text:p>Borgo del Tiglio</text:p>
          </table:table-cell>
          <table:table-cell office:value-type="float" office:value="52.57029" calcext:value-type="float">
            <text:p>52.5702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236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iulano 2016/17</text:p>
          </table:table-cell>
          <table:table-cell office:value-type="string" calcext:value-type="string">
            <text:p>Vignai Da Duli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Teatro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051q6eybgjgyh2mx8h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iulano</text:p>
          </table:table-cell>
          <table:table-cell office:value-type="string" calcext:value-type="string">
            <text:p>Vignai da Duline</text:p>
          </table:table-cell>
          <table:table-cell office:value-type="float" office:value="46.201324" calcext:value-type="float">
            <text:p>46.20132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237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crisassi Bianco 2019</text:p>
          </table:table-cell>
          <table:table-cell office:value-type="string" calcext:value-type="string">
            <text:p>Le Due Terr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200" calcext:value-type="float">
            <text:p>4200</text:p>
          </table:table-cell>
          <table:table-cell office:value-type="float" office:value="1845" calcext:value-type="float">
            <text:p>18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olzer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g11nj339116kp21c4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crisassi</text:p>
          </table:table-cell>
          <table:table-cell office:value-type="string" calcext:value-type="string">
            <text:p>Le Due Terre</text:p>
          </table:table-cell>
          <table:table-cell office:value-type="float" office:value="37.657852" calcext:value-type="float">
            <text:p>37.65785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239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oave Vecchie Vinie Salvarenza 2015</text:p>
          </table:table-cell>
          <table:table-cell office:value-type="string" calcext:value-type="string">
            <text:p>Cantina G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5800" calcext:value-type="float">
            <text:p>5800</text:p>
          </table:table-cell>
          <table:table-cell office:value-type="float" office:value="2750" calcext:value-type="float">
            <text:p>27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jd5wjjdtrepw3sgpp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oave Classico Contrada Salvarenza Vecchie Vigne Bio</text:p>
          </table:table-cell>
          <table:table-cell office:value-type="string" calcext:value-type="string">
            <text:p>Gini</text:p>
          </table:table-cell>
          <table:table-cell office:value-type="float" office:value="35.361095" calcext:value-type="float">
            <text:p>35.36109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240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iano Don Chisciotte 2021/22</text:p>
          </table:table-cell>
          <table:table-cell office:value-type="string" calcext:value-type="string">
            <text:p>P. Zampaglio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200" calcext:value-type="float">
            <text:p>3200</text:p>
          </table:table-cell>
          <table:table-cell office:value-type="float" office:value="1220" calcext:value-type="float">
            <text:p>12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Teatro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8w56aee16stsaqv6q6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on Chisciotte Fiano</text:p>
          </table:table-cell>
          <table:table-cell office:value-type="string" calcext:value-type="string">
            <text:p>Pierluigi Zampaglione</text:p>
          </table:table-cell>
          <table:table-cell office:value-type="float" office:value="54.5766" calcext:value-type="float">
            <text:p>54.57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240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oave Vecchie Vinie Salvarenza 2021</text:p>
          </table:table-cell>
          <table:table-cell office:value-type="string" calcext:value-type="string">
            <text:p>Cantina G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600" calcext:value-type="float">
            <text:p>4600</text:p>
          </table:table-cell>
          <table:table-cell office:value-type="float" office:value="2750" calcext:value-type="float">
            <text:p>27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jd5wjjdtrepw3sgpp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oave Classico Contrada Salvarenza Vecchie Vigne Bio</text:p>
          </table:table-cell>
          <table:table-cell office:value-type="string" calcext:value-type="string">
            <text:p>Gini</text:p>
          </table:table-cell>
          <table:table-cell office:value-type="float" office:value="35.361095" calcext:value-type="float">
            <text:p>35.36109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241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iano 2020</text:p>
          </table:table-cell>
          <table:table-cell office:value-type="string" calcext:value-type="string">
            <text:p>Pietracup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600" calcext:value-type="float">
            <text:p>3600</text:p>
          </table:table-cell>
          <table:table-cell office:value-type="float" office:value="1460" calcext:value-type="float">
            <text:p>146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fxnejzvnfnz8dk047nkq5s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iano Campania</text:p>
          </table:table-cell>
          <table:table-cell office:value-type="string" calcext:value-type="string">
            <text:p>Pietracupa</text:p>
          </table:table-cell>
          <table:table-cell office:value-type="float" office:value="37.678467" calcext:value-type="float">
            <text:p>37.67846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244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oave Classico 2023</text:p>
          </table:table-cell>
          <table:table-cell office:value-type="string" calcext:value-type="string">
            <text:p>Cantina G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900" calcext:value-type="float">
            <text:p>2900</text:p>
          </table:table-cell>
          <table:table-cell office:value-type="float" office:value="810" calcext:value-type="float">
            <text:p>81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jddbbwcct8vxn65ad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oave Classico</text:p>
          </table:table-cell>
          <table:table-cell office:value-type="string" calcext:value-type="string">
            <text:p>Gini</text:p>
          </table:table-cell>
          <table:table-cell office:value-type="float" office:value="30.64943" calcext:value-type="float">
            <text:p>30.6494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245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oave Classico Calvarino 2020/22</text:p>
          </table:table-cell>
          <table:table-cell office:value-type="string" calcext:value-type="string">
            <text:p>Cantina Pierop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600" calcext:value-type="float">
            <text:p>3600</text:p>
          </table:table-cell>
          <table:table-cell office:value-type="float" office:value="1510" calcext:value-type="float">
            <text:p>151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olzer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j4tjshy9tb20x9c3a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oave Classico Calvarino Bio</text:p>
          </table:table-cell>
          <table:table-cell office:value-type="string" calcext:value-type="string">
            <text:p>Pieropan</text:p>
          </table:table-cell>
          <table:table-cell office:value-type="float" office:value="45.596676" calcext:value-type="float">
            <text:p>45.59667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246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ortese 2023</text:p>
          </table:table-cell>
          <table:table-cell office:value-type="string" calcext:value-type="string">
            <text:p>Albino Rocc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200" calcext:value-type="float">
            <text:p>3200</text:p>
          </table:table-cell>
          <table:table-cell office:value-type="float" office:value="1250" calcext:value-type="float">
            <text:p>125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Gebi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6wf13ezkde9h29zq2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a Rocca Cortese Piemonte</text:p>
          </table:table-cell>
          <table:table-cell office:value-type="string" calcext:value-type="string">
            <text:p>Albino Rocca</text:p>
          </table:table-cell>
          <table:table-cell office:value-type="float" office:value="39.93972" calcext:value-type="float">
            <text:p>39.9397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247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imorasso Diletto 2020/21</text:p>
          </table:table-cell>
          <table:table-cell office:value-type="string" calcext:value-type="string">
            <text:p>Pomodolc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900" calcext:value-type="float">
            <text:p>3900</text:p>
          </table:table-cell>
          <table:table-cell office:value-type="float" office:value="1340" calcext:value-type="float">
            <text:p>134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theatro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xyeanb3kammr9jtx6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iletto</text:p>
          </table:table-cell>
          <table:table-cell office:value-type="string" calcext:value-type="string">
            <text:p>Pomodolce</text:p>
          </table:table-cell>
          <table:table-cell office:value-type="float" office:value="37.86857" calcext:value-type="float">
            <text:p>37.8685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249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lvasia Istriana Dis Cumieris 2009</text:p>
          </table:table-cell>
          <table:table-cell office:value-type="string" calcext:value-type="string">
            <text:p>Vie di Roman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6900" calcext:value-type="float">
            <text:p>6900</text:p>
          </table:table-cell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5x52tyapvzfwsa97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lvasia Istriana Dis Cumieris</text:p>
          </table:table-cell>
          <table:table-cell office:value-type="string" calcext:value-type="string">
            <text:p>Vie di Romans</text:p>
          </table:table-cell>
          <table:table-cell office:value-type="float" office:value="60.6444" calcext:value-type="float">
            <text:p>60.644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250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arjcanti 2018</text:p>
          </table:table-cell>
          <table:table-cell office:value-type="string" calcext:value-type="string">
            <text:p>Cantina Gulf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3900" calcext:value-type="float">
            <text:p>3900</text:p>
          </table:table-cell>
          <table:table-cell office:value-type="float" office:value="1395" calcext:value-type="float">
            <text:p>139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hsyh4zgs1ev6sath5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arjcanti Bianco</text:p>
          </table:table-cell>
          <table:table-cell office:value-type="string" calcext:value-type="string">
            <text:p>Gulfi</text:p>
          </table:table-cell>
          <table:table-cell office:value-type="float" office:value="44.09487" calcext:value-type="float">
            <text:p>44.0948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251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'Puddara Etna Bianco 2018</text:p>
          </table:table-cell>
          <table:table-cell office:value-type="string" calcext:value-type="string">
            <text:p>Tenuta di Fessi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200" calcext:value-type="float">
            <text:p>5200</text:p>
          </table:table-cell>
          <table:table-cell office:value-type="float" office:value="2080" calcext:value-type="float">
            <text:p>208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Gebi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80dzw025xftdy34fs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'Puddara Etna Bianco</text:p>
          </table:table-cell>
          <table:table-cell office:value-type="string" calcext:value-type="string">
            <text:p>Tenuta di Fessina</text:p>
          </table:table-cell>
          <table:table-cell office:value-type="float" office:value="57.251923" calcext:value-type="float">
            <text:p>57.25192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252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'Puddara Etna Bianco 2020</text:p>
          </table:table-cell>
          <table:table-cell office:value-type="string" calcext:value-type="string">
            <text:p>Tenuta di Fessi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900" calcext:value-type="float">
            <text:p>4900</text:p>
          </table:table-cell>
          <table:table-cell office:value-type="float" office:value="2470" calcext:value-type="float">
            <text:p>247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80dzw025xftdy34fs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'Puddara Etna Bianco</text:p>
          </table:table-cell>
          <table:table-cell office:value-type="string" calcext:value-type="string">
            <text:p>Tenuta di Fessina</text:p>
          </table:table-cell>
          <table:table-cell office:value-type="float" office:value="57.251923" calcext:value-type="float">
            <text:p>57.25192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254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ecorino 2022</text:p>
          </table:table-cell>
          <table:table-cell office:value-type="string" calcext:value-type="string">
            <text:p>Emidio Pep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8900" calcext:value-type="float">
            <text:p>8900</text:p>
          </table:table-cell>
          <table:table-cell office:value-type="float" office:value="5100" calcext:value-type="float">
            <text:p>51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rq7cpvha6n6bye2qt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ecorino Colli Aprutini</text:p>
          </table:table-cell>
          <table:table-cell office:value-type="string" calcext:value-type="string">
            <text:p>Emidio Pepe</text:p>
          </table:table-cell>
          <table:table-cell office:value-type="float" office:value="36.38655" calcext:value-type="float">
            <text:p>36.3865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255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olee Friulano 2008</text:p>
          </table:table-cell>
          <table:table-cell office:value-type="string" calcext:value-type="string">
            <text:p>Vie di Roma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8" calcext:value-type="float">
            <text:p>2008</text:p>
          </table:table-cell>
          <table:table-cell office:value-type="float" office:value="6500" calcext:value-type="float">
            <text:p>6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5xqzs4z0s71rakqk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iulano Dolée</text:p>
          </table:table-cell>
          <table:table-cell office:value-type="string" calcext:value-type="string">
            <text:p>Vie di Romans</text:p>
          </table:table-cell>
          <table:table-cell office:value-type="float" office:value="43.449875" calcext:value-type="float">
            <text:p>43.44987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255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ebbiano 2019</text:p>
          </table:table-cell>
          <table:table-cell office:value-type="string" calcext:value-type="string">
            <text:p>Emidio Pep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900" calcext:value-type="float">
            <text:p>8900</text:p>
          </table:table-cell>
          <table:table-cell office:value-type="float" office:value="4510" calcext:value-type="float">
            <text:p>451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rq9ze45xa65j5jpnm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ebbiano d'Abruzzo</text:p>
          </table:table-cell>
          <table:table-cell office:value-type="string" calcext:value-type="string">
            <text:p>Emidio Pepe</text:p>
          </table:table-cell>
          <table:table-cell office:value-type="float" office:value="35.908447" calcext:value-type="float">
            <text:p>35.90844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258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ielles Vignes Blanc 2021</text:p>
          </table:table-cell>
          <table:table-cell office:value-type="string" calcext:value-type="string">
            <text:p>Domaine Gaub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500" calcext:value-type="float">
            <text:p>6500</text:p>
          </table:table-cell>
          <table:table-cell office:value-type="float" office:value="3150" calcext:value-type="float">
            <text:p>31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vvj03jge7ysqyvgckn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Vieilles Vignes Blanc Bio</text:p>
          </table:table-cell>
          <table:table-cell office:value-type="string" calcext:value-type="string">
            <text:p>Domaine Gauby</text:p>
          </table:table-cell>
          <table:table-cell office:value-type="float" office:value="37.186035" calcext:value-type="float">
            <text:p>37.18603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259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alcinaires 2021</text:p>
          </table:table-cell>
          <table:table-cell office:value-type="string" calcext:value-type="string">
            <text:p>Domaine Gaub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500" calcext:value-type="float">
            <text:p>4500</text:p>
          </table:table-cell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rbert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7yjqz7pm80xr1ntej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es Calcinaires Côtes Catalanes Blanc</text:p>
          </table:table-cell>
          <table:table-cell office:value-type="string" calcext:value-type="string">
            <text:p>Domaine Gauby</text:p>
          </table:table-cell>
          <table:table-cell office:value-type="float" office:value="35.403244" calcext:value-type="float">
            <text:p>35.40324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270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2023</text:p>
          </table:table-cell>
          <table:table-cell office:value-type="string" calcext:value-type="string">
            <text:p>Pach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100" calcext:value-type="float">
            <text:p>4100</text:p>
          </table:table-cell>
          <table:table-cell office:value-type="float" office:value="1770" calcext:value-type="float">
            <text:p>177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2wz5355bbkp2p0jjmv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</text:p>
          </table:table-cell>
          <table:table-cell office:value-type="string" calcext:value-type="string">
            <text:p>Pacherhof</text:p>
          </table:table-cell>
          <table:table-cell office:value-type="float" office:value="36.64598" calcext:value-type="float">
            <text:p>36.6459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273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Upupa Orange Gewürztraminer 2019/21</text:p>
          </table:table-cell>
          <table:table-cell office:value-type="string" calcext:value-type="string">
            <text:p>Weingut Abraham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500" calcext:value-type="float">
            <text:p>4500</text:p>
          </table:table-cell>
          <table:table-cell office:value-type="float" office:value="2030" calcext:value-type="float">
            <text:p>203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Karadar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h098vwf36e7400szd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Upupa Orange</text:p>
          </table:table-cell>
          <table:table-cell office:value-type="string" calcext:value-type="string">
            <text:p>Weingut Abraham</text:p>
          </table:table-cell>
          <table:table-cell office:value-type="float" office:value="54.417473" calcext:value-type="float">
            <text:p>54.41747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274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2022</text:p>
          </table:table-cell>
          <table:table-cell office:value-type="string" calcext:value-type="string">
            <text:p>In der Eb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900" calcext:value-type="float">
            <text:p>3900</text:p>
          </table:table-cell>
          <table:table-cell office:value-type="float" office:value="1630" calcext:value-type="float">
            <text:p>163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direkt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vwefe8vtz4gasvnzdygyt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</text:p>
          </table:table-cell>
          <table:table-cell office:value-type="string" calcext:value-type="string">
            <text:p>Weingut In Der Eben</text:p>
          </table:table-cell>
          <table:table-cell office:value-type="float" office:value="30.310265" calcext:value-type="float">
            <text:p>30.31026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277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Kolbenhof 2020/21</text:p>
          </table:table-cell>
          <table:table-cell office:value-type="string" calcext:value-type="string">
            <text:p>Hofstätt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900" calcext:value-type="float">
            <text:p>4900</text:p>
          </table:table-cell>
          <table:table-cell office:value-type="float" office:value="2365" calcext:value-type="float">
            <text:p>236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olzer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vfry7b1bvnhq9m8av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Vigna Kolbenhof</text:p>
          </table:table-cell>
          <table:table-cell office:value-type="string" calcext:value-type="string">
            <text:p>J. Hofstätter</text:p>
          </table:table-cell>
          <table:table-cell office:value-type="float" office:value="37.012" calcext:value-type="float">
            <text:p>37.01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279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aminer GT 2021/22</text:p>
          </table:table-cell>
          <table:table-cell office:value-type="string" calcext:value-type="string">
            <text:p>Weingut Pranzeg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500" calcext:value-type="float">
            <text:p>4500</text:p>
          </table:table-cell>
          <table:table-cell office:value-type="float" office:value="2170" calcext:value-type="float">
            <text:p>217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ypb0szh8z1323pz3dvf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Pranzegg</text:p>
          </table:table-cell>
          <table:table-cell office:value-type="float" office:value="43.72453" calcext:value-type="float">
            <text:p>43.7245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280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Grand Cru Altenberg 2018</text:p>
          </table:table-cell>
          <table:table-cell office:value-type="string" calcext:value-type="string">
            <text:p>Frederic Moche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600" calcext:value-type="float">
            <text:p>4600</text:p>
          </table:table-cell>
          <table:table-cell office:value-type="float" office:value="1850" calcext:value-type="float">
            <text:p>185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olzer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ker1xpfmjw4zdw1ad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urztraminer Grand Cru Altenberg de Bergbieten</text:p>
          </table:table-cell>
          <table:table-cell office:value-type="string" calcext:value-type="string">
            <text:p>Frederic Mochel</text:p>
          </table:table-cell>
          <table:table-cell office:value-type="float" office:value="41.781685" calcext:value-type="float">
            <text:p>41.78168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281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d Steintal Roter Traminer 2018</text:p>
          </table:table-cell>
          <table:table-cell office:value-type="string" calcext:value-type="string">
            <text:p>Weingut Neumeist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3950" calcext:value-type="float">
            <text:p>3950</text:p>
          </table:table-cell>
          <table:table-cell office:value-type="float" office:value="1789" calcext:value-type="float">
            <text:p>178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Döllerer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xkg4k82tmv5afgz1d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teintal Roter Traminer</text:p>
          </table:table-cell>
          <table:table-cell office:value-type="string" calcext:value-type="string">
            <text:p>Neumeister</text:p>
          </table:table-cell>
          <table:table-cell office:value-type="float" office:value="52.542862" calcext:value-type="float">
            <text:p>52.54286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282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oter Traminer Freyheit 2021</text:p>
          </table:table-cell>
          <table:table-cell office:value-type="string" calcext:value-type="string">
            <text:p>Weingut Heinri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900" calcext:value-type="float">
            <text:p>4900</text:p>
          </table:table-cell>
          <table:table-cell office:value-type="float" office:value="2390" calcext:value-type="float">
            <text:p>239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Döllerer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ppdrpbwnnm4t2g919r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aminer Roter Freyheit</text:p>
          </table:table-cell>
          <table:table-cell office:value-type="string" calcext:value-type="string">
            <text:p>Heinrich</text:p>
          </table:table-cell>
          <table:table-cell office:value-type="float" office:value="43.48481" calcext:value-type="float">
            <text:p>43.4848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284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Kolbenhof 2011</text:p>
          </table:table-cell>
          <table:table-cell office:value-type="string" calcext:value-type="string">
            <text:p>Hofstätt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5500" calcext:value-type="float">
            <text:p>5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vfry7b1bvnhq9m8av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Vigna Kolbenhof</text:p>
          </table:table-cell>
          <table:table-cell office:value-type="string" calcext:value-type="string">
            <text:p>J. Hofstätter</text:p>
          </table:table-cell>
          <table:table-cell office:value-type="float" office:value="37.012" calcext:value-type="float">
            <text:p>37.01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290.0</text:p>
          </table:table-cell>
          <table:table-cell/>
          <table:table-cell office:value-type="string" calcext:value-type="string">
            <text:p>Rosè Pinot Noir Virgo 2021</text:p>
          </table:table-cell>
          <table:table-cell office:value-type="string" calcext:value-type="string">
            <text:p>Weingut Kränzel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450" calcext:value-type="float">
            <text:p>3450</text:p>
          </table:table-cell>
          <table:table-cell office:value-type="float" office:value="1405" calcext:value-type="float">
            <text:p>140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Karadar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58hjxm2exdm32r608h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Virgo Blauburgunder Rosé</text:p>
          </table:table-cell>
          <table:table-cell office:value-type="string" calcext:value-type="string">
            <text:p>Kränzelhof Graf Pfeil</text:p>
          </table:table-cell>
          <table:table-cell office:value-type="float" office:value="31.155977" calcext:value-type="float">
            <text:p>31.15597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292.0</text:p>
          </table:table-cell>
          <table:table-cell/>
          <table:table-cell office:value-type="string" calcext:value-type="string">
            <text:p>La Rose de Manincor 2022</text:p>
          </table:table-cell>
          <table:table-cell office:value-type="string" calcext:value-type="string">
            <text:p>Weingut 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350" calcext:value-type="float">
            <text:p>3350</text:p>
          </table:table-cell>
          <table:table-cell office:value-type="float" office:value="1350" calcext:value-type="float">
            <text:p>135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Gebi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751hdtk6xz0xbmwk3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La Rosé de Manincor Bio</text:p>
          </table:table-cell>
          <table:table-cell office:value-type="string" calcext:value-type="string">
            <text:p>Manincor</text:p>
          </table:table-cell>
          <table:table-cell office:value-type="float" office:value="45.33088" calcext:value-type="float">
            <text:p>45.3308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294.0</text:p>
          </table:table-cell>
          <table:table-cell/>
          <table:table-cell office:value-type="string" calcext:value-type="string">
            <text:p>Rosato Sangiovese 2023</text:p>
          </table:table-cell>
          <table:table-cell office:value-type="string" calcext:value-type="string">
            <text:p>Tenuta Carleo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200" calcext:value-type="float">
            <text:p>3200</text:p>
          </table:table-cell>
          <table:table-cell office:value-type="float" office:value="1200" calcext:value-type="float">
            <text:p>12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Teatro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14rdeewnasa211qg1f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osato</text:p>
          </table:table-cell>
          <table:table-cell office:value-type="string" calcext:value-type="string">
            <text:p>Tenuta di Carleone</text:p>
          </table:table-cell>
          <table:table-cell office:value-type="float" office:value="32.960567" calcext:value-type="float">
            <text:p>32.96056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1010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stel Campan 2015</text:p>
          </table:table-cell>
          <table:table-cell office:value-type="string" calcext:value-type="string">
            <text:p>Weingut 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7900" calcext:value-type="float">
            <text:p>7900</text:p>
          </table:table-cell>
          <table:table-cell office:value-type="float" office:value="4000" calcext:value-type="float">
            <text:p>40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gebi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7fteyvmd67b82hxx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stel Campan Bio</text:p>
          </table:table-cell>
          <table:table-cell office:value-type="string" calcext:value-type="string">
            <text:p>Manincor</text:p>
          </table:table-cell>
          <table:table-cell office:value-type="float" office:value="44.611576" calcext:value-type="float">
            <text:p>44.61157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1011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stel Campan 2013</text:p>
          </table:table-cell>
          <table:table-cell office:value-type="string" calcext:value-type="string">
            <text:p>Weingut 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gebi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7fteyvmd67b82hxx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stel Campan Bio</text:p>
          </table:table-cell>
          <table:table-cell office:value-type="string" calcext:value-type="string">
            <text:p>Manincor</text:p>
          </table:table-cell>
          <table:table-cell office:value-type="float" office:value="44.611576" calcext:value-type="float">
            <text:p>44.61157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1012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stel Campan 2021</text:p>
          </table:table-cell>
          <table:table-cell office:value-type="string" calcext:value-type="string">
            <text:p>Weingut 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9500" calcext:value-type="float">
            <text:p>9500</text:p>
          </table:table-cell>
          <table:table-cell office:value-type="float" office:value="5300" calcext:value-type="float">
            <text:p>53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7fteyvmd67b82hxx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stel Campan Bio</text:p>
          </table:table-cell>
          <table:table-cell office:value-type="string" calcext:value-type="string">
            <text:p>Manincor</text:p>
          </table:table-cell>
          <table:table-cell office:value-type="float" office:value="44.611576" calcext:value-type="float">
            <text:p>44.61157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1012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Gant Riserva 2008</text:p>
          </table:table-cell>
          <table:table-cell office:value-type="string" calcext:value-type="string">
            <text:p>Kellerei Andri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8" calcext:value-type="float">
            <text:p>2008</text:p>
          </table:table-cell>
          <table:table-cell office:value-type="float" office:value="7200" calcext:value-type="float">
            <text:p>7200</text:p>
          </table:table-cell>
          <table:table-cell office:value-type="float" office:value="3500" calcext:value-type="float">
            <text:p>3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h81000dkhjr5nycrc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Gant</text:p>
          </table:table-cell>
          <table:table-cell office:value-type="string" calcext:value-type="string">
            <text:p>Andrian</text:p>
          </table:table-cell>
          <table:table-cell office:value-type="float" office:value="38.957985" calcext:value-type="float">
            <text:p>38.95798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1015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Vigna Mühlweg 2020</text:p>
          </table:table-cell>
          <table:table-cell office:value-type="string" calcext:value-type="string">
            <text:p>Ignaz Niedris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950" calcext:value-type="float">
            <text:p>4950</text:p>
          </table:table-cell>
          <table:table-cell office:value-type="float" office:value="2260" calcext:value-type="float">
            <text:p>22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direkt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hkt8065fe1wvzsq0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Vigna Mühlweg</text:p>
          </table:table-cell>
          <table:table-cell office:value-type="string" calcext:value-type="string">
            <text:p>Ignaz Niedrist</text:p>
          </table:table-cell>
          <table:table-cell office:value-type="float" office:value="67.26481" calcext:value-type="float">
            <text:p>67.2648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1019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2020</text:p>
          </table:table-cell>
          <table:table-cell office:value-type="string" calcext:value-type="string">
            <text:p>Untermos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200" calcext:value-type="float">
            <text:p>4200</text:p>
          </table:table-cell>
          <table:table-cell office:value-type="float" office:value="1789" calcext:value-type="float">
            <text:p>178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olzer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ztzkejm815w9d23x3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</text:p>
          </table:table-cell>
          <table:table-cell office:value-type="string" calcext:value-type="string">
            <text:p>Untermoserhof</text:p>
          </table:table-cell>
          <table:table-cell office:value-type="float" office:value="37.876575" calcext:value-type="float">
            <text:p>37.87657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1020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Gant Riserva 2020</text:p>
          </table:table-cell>
          <table:table-cell office:value-type="string" calcext:value-type="string">
            <text:p>Kellerei Andri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900" calcext:value-type="float">
            <text:p>5900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h81000dkhjr5nycrc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Gant</text:p>
          </table:table-cell>
          <table:table-cell office:value-type="string" calcext:value-type="string">
            <text:p>Andrian</text:p>
          </table:table-cell>
          <table:table-cell office:value-type="float" office:value="38.957985" calcext:value-type="float">
            <text:p>38.95798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1022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Bergmannhof 2023</text:p>
          </table:table-cell>
          <table:table-cell office:value-type="string" calcext:value-type="string">
            <text:p>Weingut Bergmann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500" calcext:value-type="float">
            <text:p>3500</text:p>
          </table:table-cell>
          <table:table-cell office:value-type="float" office:value="1450" calcext:value-type="float">
            <text:p>145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Vinum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m6csfh1bfdx8qpsnb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Bergmannhof</text:p>
          </table:table-cell>
          <table:table-cell office:value-type="float" office:value="34.565327" calcext:value-type="float">
            <text:p>34.56532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1025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MR 20</text:p>
          </table:table-cell>
          <table:table-cell office:value-type="string" calcext:value-type="string">
            <text:p>Weingut Pitz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nb3y8w9bzymra06agn44pq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MR</text:p>
          </table:table-cell>
          <table:table-cell office:value-type="string" calcext:value-type="string">
            <text:p>Pitzner</text:p>
          </table:table-cell>
          <table:table-cell office:value-type="float" office:value="42.965466" calcext:value-type="float">
            <text:p>42.9654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1026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MR 22</text:p>
          </table:table-cell>
          <table:table-cell office:value-type="string" calcext:value-type="string">
            <text:p>Weingut Pitzner</text:p>
          </table:table-cell>
          <table:table-cell/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00" calcext:value-type="float">
            <text:p>27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nb3y8w9bzymra06agn44pq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MR</text:p>
          </table:table-cell>
          <table:table-cell office:value-type="string" calcext:value-type="string">
            <text:p>Pitzner</text:p>
          </table:table-cell>
          <table:table-cell office:value-type="float" office:value="42.965466" calcext:value-type="float">
            <text:p>42.9654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1026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Altenberg Reserve 2008</text:p>
          </table:table-cell>
          <table:table-cell office:value-type="string" calcext:value-type="string">
            <text:p>Weingut Pittnau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8" calcext:value-type="float">
            <text:p>2008</text:p>
          </table:table-cell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ryv5v9wj9se2pwcsrt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ltenberg Reserve</text:p>
          </table:table-cell>
          <table:table-cell office:value-type="string" calcext:value-type="string">
            <text:p>Pittnauer</text:p>
          </table:table-cell>
          <table:table-cell office:value-type="float" office:value="38.273407" calcext:value-type="float">
            <text:p>38.27340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1027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Schützner Stein 2021</text:p>
          </table:table-cell>
          <table:table-cell office:value-type="string" calcext:value-type="string">
            <text:p>Weingut Prie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700" calcext:value-type="float">
            <text:p>4700</text:p>
          </table:table-cell>
          <table:table-cell office:value-type="float" office:value="2100" calcext:value-type="float">
            <text:p>21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vzr835b79nwg7f0cns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chützner Stein</text:p>
          </table:table-cell>
          <table:table-cell office:value-type="string" calcext:value-type="string">
            <text:p>Prieler</text:p>
          </table:table-cell>
          <table:table-cell office:value-type="float" office:value="52.30459" calcext:value-type="float">
            <text:p>52.3045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1040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rauenriegel 2018</text:p>
          </table:table-cell>
          <table:table-cell office:value-type="string" calcext:value-type="string">
            <text:p>Peter Dipo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500" calcext:value-type="float">
            <text:p>6500</text:p>
          </table:table-cell>
          <table:table-cell office:value-type="float" office:value="2980" calcext:value-type="float">
            <text:p>298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olzer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we22sfkcnygkwks31h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rauenriegel</text:p>
          </table:table-cell>
          <table:table-cell office:value-type="string" calcext:value-type="string">
            <text:p>Peter Dipoli</text:p>
          </table:table-cell>
          <table:table-cell office:value-type="float" office:value="56.628086" calcext:value-type="float">
            <text:p>56.62808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1041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rauenriegel 2016</text:p>
          </table:table-cell>
          <table:table-cell office:value-type="string" calcext:value-type="string">
            <text:p>Peter Dipo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6900" calcext:value-type="float">
            <text:p>6900</text:p>
          </table:table-cell>
          <table:table-cell office:value-type="float" office:value="2830" calcext:value-type="float">
            <text:p>283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olzer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we22sfkcnygkwks31h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rauenriegel</text:p>
          </table:table-cell>
          <table:table-cell office:value-type="string" calcext:value-type="string">
            <text:p>Peter Dipoli</text:p>
          </table:table-cell>
          <table:table-cell office:value-type="float" office:value="56.628086" calcext:value-type="float">
            <text:p>56.62808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1042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ugum 2016</text:p>
          </table:table-cell>
          <table:table-cell office:value-type="string" calcext:value-type="string">
            <text:p>Peter Dipo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6500" calcext:value-type="float">
            <text:p>6500</text:p>
          </table:table-cell>
          <table:table-cell office:value-type="float" office:value="2800" calcext:value-type="float">
            <text:p>28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h7qv6jhpqwyczj3wf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-Cabernet Sauvignon Iugum</text:p>
          </table:table-cell>
          <table:table-cell office:value-type="string" calcext:value-type="string">
            <text:p>Peter Dipoli</text:p>
          </table:table-cell>
          <table:table-cell office:value-type="float" office:value="50.622913" calcext:value-type="float">
            <text:p>50.62291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1043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inticlarus Cuvèe Reserve 2018</text:p>
          </table:table-cell>
          <table:table-cell office:value-type="string" calcext:value-type="string">
            <text:p>Weingut Tiefenbru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350" calcext:value-type="float">
            <text:p>5350</text:p>
          </table:table-cell>
          <table:table-cell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vfa44sfp5261p2gar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uvée Riserva Linticlarus</text:p>
          </table:table-cell>
          <table:table-cell office:value-type="string" calcext:value-type="string">
            <text:p>Tiefenbrunner</text:p>
          </table:table-cell>
          <table:table-cell office:value-type="float" office:value="41.955025" calcext:value-type="float">
            <text:p>41.95502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1044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albion 2020</text:p>
          </table:table-cell>
          <table:table-cell office:value-type="string" calcext:value-type="string">
            <text:p>Strobl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900" calcext:value-type="float">
            <text:p>4900</text:p>
          </table:table-cell>
          <table:table-cell office:value-type="float" office:value="2300" calcext:value-type="float">
            <text:p>23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fxnejy7fm3bp3mwmx7dwkp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albion Cabernet Franc - Merlot</text:p>
          </table:table-cell>
          <table:table-cell office:value-type="string" calcext:value-type="string">
            <text:p>Stroblhof</text:p>
          </table:table-cell>
          <table:table-cell office:value-type="float" office:value="39.856888" calcext:value-type="float">
            <text:p>39.85688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1045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gittarius 2019</text:p>
          </table:table-cell>
          <table:table-cell office:value-type="string" calcext:value-type="string">
            <text:p>Weingut Kränzl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900" calcext:value-type="float">
            <text:p>5900</text:p>
          </table:table-cell>
          <table:table-cell office:value-type="float" office:value="2950" calcext:value-type="float">
            <text:p>29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yn7mbzdg0nwfgwm7w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gittarius Kunstwerk der Natur</text:p>
          </table:table-cell>
          <table:table-cell office:value-type="string" calcext:value-type="string">
            <text:p>Kränzelhof Graf Pfeil</text:p>
          </table:table-cell>
          <table:table-cell office:value-type="float" office:value="26.611141" calcext:value-type="float">
            <text:p>26.61114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1046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 Comte 2022</text:p>
          </table:table-cell>
          <table:table-cell office:value-type="string" calcext:value-type="string">
            <text:p>Weingut 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900" calcext:value-type="float">
            <text:p>2900</text:p>
          </table:table-cell>
          <table:table-cell office:value-type="float" office:value="1050" calcext:value-type="float">
            <text:p>10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s95fpa5erqv0hpnzagyj37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Conte</text:p>
          </table:table-cell>
          <table:table-cell office:value-type="string" calcext:value-type="string">
            <text:p>Manincor</text:p>
          </table:table-cell>
          <table:table-cell office:value-type="float" office:value="33.563442" calcext:value-type="float">
            <text:p>33.56344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1051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rah 2017</text:p>
          </table:table-cell>
          <table:table-cell office:value-type="string" calcext:value-type="string">
            <text:p>Weingut Haderbu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rbert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ts3r4r94xqn0eyzaw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rah Merlot - Cabernet Sauvignon</text:p>
          </table:table-cell>
          <table:table-cell office:value-type="string" calcext:value-type="string">
            <text:p>Haderburg</text:p>
          </table:table-cell>
          <table:table-cell office:value-type="float" office:value="37.036945" calcext:value-type="float">
            <text:p>37.03694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1052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rah 2020</text:p>
          </table:table-cell>
          <table:table-cell office:value-type="string" calcext:value-type="string">
            <text:p>Weingut Haderbu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500" calcext:value-type="float">
            <text:p>4500</text:p>
          </table:table-cell>
          <table:table-cell office:value-type="float" office:value="2039" calcext:value-type="float">
            <text:p>2039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ts3r4r94xqn0eyzaw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rah Merlot - Cabernet Sauvignon</text:p>
          </table:table-cell>
          <table:table-cell office:value-type="string" calcext:value-type="string">
            <text:p>Haderburg</text:p>
          </table:table-cell>
          <table:table-cell office:value-type="float" office:value="37.036945" calcext:value-type="float">
            <text:p>37.03694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1052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ssiano 2009 Magnum</text:p>
          </table:table-cell>
          <table:table-cell office:value-type="string" calcext:value-type="string">
            <text:p>Weingut Maninco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9" calcext:value-type="float">
            <text:p>2009</text:p>
          </table:table-cell>
          <table:table-cell office:value-type="float" office:value="9900" calcext:value-type="float">
            <text:p>9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7b0pcbwmmy0vdycn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ssiano Bio</text:p>
          </table:table-cell>
          <table:table-cell office:value-type="string" calcext:value-type="string">
            <text:p>Manincor</text:p>
          </table:table-cell>
          <table:table-cell office:value-type="float" office:value="40.846657" calcext:value-type="float">
            <text:p>40.84665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1055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stante 2020</text:p>
          </table:table-cell>
          <table:table-cell office:value-type="string" calcext:value-type="string">
            <text:p>Franz Haa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200" calcext:value-type="float">
            <text:p>4200</text:p>
          </table:table-cell>
          <table:table-cell office:value-type="float" office:value="1789" calcext:value-type="float">
            <text:p>178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olzer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c5j1s2xd6stcrb69d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stante</text:p>
          </table:table-cell>
          <table:table-cell office:value-type="string" calcext:value-type="string">
            <text:p>Franz Haas</text:p>
          </table:table-cell>
          <table:table-cell office:value-type="float" office:value="37.50578" calcext:value-type="float">
            <text:p>37.5057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1058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stante 2019</text:p>
          </table:table-cell>
          <table:table-cell office:value-type="string" calcext:value-type="string">
            <text:p>Franz Haa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400" calcext:value-type="float">
            <text:p>4400</text:p>
          </table:table-cell>
          <table:table-cell office:value-type="float" office:value="1700" calcext:value-type="float">
            <text:p>17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c5j1s2xd6stcrb69d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stante</text:p>
          </table:table-cell>
          <table:table-cell office:value-type="string" calcext:value-type="string">
            <text:p>Franz Haas</text:p>
          </table:table-cell>
          <table:table-cell office:value-type="float" office:value="37.50578" calcext:value-type="float">
            <text:p>37.5057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1060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kythos 2016</text:p>
          </table:table-cell>
          <table:table-cell office:value-type="string" calcext:value-type="string">
            <text:p>Dolomythos Sack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5200" calcext:value-type="float">
            <text:p>5200</text:p>
          </table:table-cell>
          <table:table-cell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rbert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jsm0f8st53a2dywet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kythos</text:p>
          </table:table-cell>
          <table:table-cell office:value-type="string" calcext:value-type="string">
            <text:p>Ansitz Dolomytos Sacker</text:p>
          </table:table-cell>
          <table:table-cell office:value-type="float" office:value="50.06441" calcext:value-type="float">
            <text:p>50.0644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1061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Hexagon 2019</text:p>
          </table:table-cell>
          <table:table-cell office:value-type="string" calcext:value-type="string">
            <text:p>Weingut Pitz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500" calcext:value-type="float">
            <text:p>6500</text:p>
          </table:table-cell>
          <table:table-cell office:value-type="float" office:value="3379" calcext:value-type="float">
            <text:p>337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Karadar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nb4qs0tdg1e56bfctkfxpj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Hexagon HX</text:p>
          </table:table-cell>
          <table:table-cell office:value-type="string" calcext:value-type="string">
            <text:p>Pitzner</text:p>
          </table:table-cell>
          <table:table-cell office:value-type="float" office:value="43.01404" calcext:value-type="float">
            <text:p>43.0140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1069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annobile Reserve Bio-Dyn</text:p>
          </table:table-cell>
          <table:table-cell office:value-type="string" calcext:value-type="string">
            <text:p>Weingut Paul Ach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office:value-type="float" office:value="2020" calcext:value-type="float">
            <text:p>202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f6bkbdx8b4qv9633ymb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olser Pannobile Reserve</text:p>
          </table:table-cell>
          <table:table-cell office:value-type="string" calcext:value-type="string">
            <text:p>Paul Achs</text:p>
          </table:table-cell>
          <table:table-cell office:value-type="float" office:value="47.956142" calcext:value-type="float">
            <text:p>47.95614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1070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annobile 2013</text:p>
          </table:table-cell>
          <table:table-cell office:value-type="string" calcext:value-type="string">
            <text:p>Weingut H&amp;A Nittnau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4900" calcext:value-type="float">
            <text:p>4900</text:p>
          </table:table-cell>
          <table:table-cell office:value-type="float" office:value="1969" calcext:value-type="float">
            <text:p>196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Vergeiner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zek17kaar07jws0ak18pr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annobile</text:p>
          </table:table-cell>
          <table:table-cell office:value-type="string" calcext:value-type="string">
            <text:p>Anita Nittnaus Hans</text:p>
          </table:table-cell>
          <table:table-cell office:value-type="float" office:value="31.656866" calcext:value-type="float">
            <text:p>31.6568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1071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anobile 2015</text:p>
          </table:table-cell>
          <table:table-cell office:value-type="string" calcext:value-type="string">
            <text:p>Weingut H &amp; A Nittnau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4700" calcext:value-type="float">
            <text:p>4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zek17kaar07jws0ak18pr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annobile</text:p>
          </table:table-cell>
          <table:table-cell office:value-type="string" calcext:value-type="string">
            <text:p>Anita Nittnaus Hans</text:p>
          </table:table-cell>
          <table:table-cell office:value-type="float" office:value="24.330618" calcext:value-type="float">
            <text:p>24.33061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1072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annobile 2016</text:p>
          </table:table-cell>
          <table:table-cell office:value-type="string" calcext:value-type="string">
            <text:p>Weingut H&amp;A Nittnau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zek17kaar07jws0ak18pr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annobile</text:p>
          </table:table-cell>
          <table:table-cell office:value-type="string" calcext:value-type="string">
            <text:p>Anita Nittnaus Hans</text:p>
          </table:table-cell>
          <table:table-cell office:value-type="float" office:value="31.656866" calcext:value-type="float">
            <text:p>31.6568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1073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annobile 2021</text:p>
          </table:table-cell>
          <table:table-cell office:value-type="string" calcext:value-type="string">
            <text:p>Weingut Heinri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600" calcext:value-type="float">
            <text:p>4600</text:p>
          </table:table-cell>
          <table:table-cell office:value-type="float" office:value="2014" calcext:value-type="float">
            <text:p>2014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ppcxyn7gybak3c9x0h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annobile</text:p>
          </table:table-cell>
          <table:table-cell office:value-type="string" calcext:value-type="string">
            <text:p>Heinrich</text:p>
          </table:table-cell>
          <table:table-cell office:value-type="float" office:value="34.57516" calcext:value-type="float">
            <text:p>34.5751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1074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abarinza 2015</text:p>
          </table:table-cell>
          <table:table-cell office:value-type="string" calcext:value-type="string">
            <text:p>Weingut Heinri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6800" calcext:value-type="float">
            <text:p>6800</text:p>
          </table:table-cell>
          <table:table-cell office:value-type="float" office:value="3300" calcext:value-type="float">
            <text:p>33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qb924nhm65eqsphb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abarinza</text:p>
          </table:table-cell>
          <table:table-cell office:value-type="string" calcext:value-type="string">
            <text:p>Heinrich</text:p>
          </table:table-cell>
          <table:table-cell office:value-type="float" office:value="35.406006" calcext:value-type="float">
            <text:p>35.40600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1075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Harterberg 2015</text:p>
          </table:table-cell>
          <table:table-cell office:value-type="string" calcext:value-type="string">
            <text:p>Weingut Au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6700" calcext:value-type="float">
            <text:p>6700</text:p>
          </table:table-cell>
          <table:table-cell office:value-type="float" office:value="3300" calcext:value-type="float">
            <text:p>33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tvn1yj1rtskeghbnnr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Harterberg Merlot</text:p>
          </table:table-cell>
          <table:table-cell office:value-type="string" calcext:value-type="string">
            <text:p>Leo Aumann</text:p>
          </table:table-cell>
          <table:table-cell office:value-type="float" office:value="30.338976" calcext:value-type="float">
            <text:p>30.33897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1076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Harterberg 2012</text:p>
          </table:table-cell>
          <table:table-cell office:value-type="string" calcext:value-type="string">
            <text:p>Weingut Au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7300" calcext:value-type="float">
            <text:p>7300</text:p>
          </table:table-cell>
          <table:table-cell office:value-type="float" office:value="3600" calcext:value-type="float">
            <text:p>36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tvn1yj1rtskeghbnnr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Harterberg Merlot</text:p>
          </table:table-cell>
          <table:table-cell office:value-type="string" calcext:value-type="string">
            <text:p>Leo Aumann</text:p>
          </table:table-cell>
          <table:table-cell office:value-type="float" office:value="30.338976" calcext:value-type="float">
            <text:p>30.33897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1078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Pino di Biserno 2007</text:p>
          </table:table-cell>
          <table:table-cell office:value-type="string" calcext:value-type="string">
            <text:p>Tenuta di Biser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7" calcext:value-type="float">
            <text:p>2007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fgp9e2x9h8da6w61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Pino di Biserno</text:p>
          </table:table-cell>
          <table:table-cell office:value-type="string" calcext:value-type="string">
            <text:p>Biserno</text:p>
          </table:table-cell>
          <table:table-cell office:value-type="float" office:value="50.514996" calcext:value-type="float">
            <text:p>50.51499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1079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Pino di Biserno 2020</text:p>
          </table:table-cell>
          <table:table-cell office:value-type="string" calcext:value-type="string">
            <text:p>Tenuta di Bisern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500" calcext:value-type="float">
            <text:p>6500</text:p>
          </table:table-cell>
          <table:table-cell office:value-type="float" office:value="3350" calcext:value-type="float">
            <text:p>33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fgp9e2x9h8da6w61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Pino di Biserno</text:p>
          </table:table-cell>
          <table:table-cell office:value-type="string" calcext:value-type="string">
            <text:p>Biserno</text:p>
          </table:table-cell>
          <table:table-cell office:value-type="float" office:value="46.266262" calcext:value-type="float">
            <text:p>46.26626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1082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orus 2008</text:p>
          </table:table-cell>
          <table:table-cell office:value-type="string" calcext:value-type="string">
            <text:p>Poggio Nibbia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8" calcext:value-type="float">
            <text:p>2008</text:p>
          </table:table-cell>
          <table:table-cell office:value-type="float" office:value="5900" calcext:value-type="float">
            <text:p>5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0r4z845qzzh51qm914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orus</text:p>
          </table:table-cell>
          <table:table-cell office:value-type="string" calcext:value-type="string">
            <text:p>Poggio Nibbiale di Buchheim</text:p>
          </table:table-cell>
          <table:table-cell office:value-type="float" office:value="37.393486" calcext:value-type="float">
            <text:p>37.39348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1085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ltrovino 2021</text:p>
          </table:table-cell>
          <table:table-cell office:value-type="string" calcext:value-type="string">
            <text:p>Cantina Duema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900" calcext:value-type="float">
            <text:p>5900</text:p>
          </table:table-cell>
          <table:table-cell office:value-type="float" office:value="2810" calcext:value-type="float">
            <text:p>281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fh2dzf22y4hpzrmqh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ltrovino Merlot e Cabernet Franc</text:p>
          </table:table-cell>
          <table:table-cell office:value-type="string" calcext:value-type="string">
            <text:p>Duemani</text:p>
          </table:table-cell>
          <table:table-cell office:value-type="float" office:value="42.929855" calcext:value-type="float">
            <text:p>42.92985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1086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ltrovino 2014/15</text:p>
          </table:table-cell>
          <table:table-cell office:value-type="string" calcext:value-type="string">
            <text:p>Cantina Duema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4900" calcext:value-type="float">
            <text:p>4900</text:p>
          </table:table-cell>
          <table:table-cell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fh2dzf22y4hpzrmqh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ltrovino Merlot e Cabernet Franc</text:p>
          </table:table-cell>
          <table:table-cell office:value-type="string" calcext:value-type="string">
            <text:p>Duemani</text:p>
          </table:table-cell>
          <table:table-cell office:value-type="float" office:value="42.929855" calcext:value-type="float">
            <text:p>42.92985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1087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Rosso 2018</text:p>
          </table:table-cell>
          <table:table-cell office:value-type="string" calcext:value-type="string">
            <text:p>Le Macchio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200" calcext:value-type="float">
            <text:p>4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81xhjmrqtycqm838g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Rosso</text:p>
          </table:table-cell>
          <table:table-cell office:value-type="string" calcext:value-type="string">
            <text:p>Le Macchiole</text:p>
          </table:table-cell>
          <table:table-cell office:value-type="float" office:value="44.46799" calcext:value-type="float">
            <text:p>44.4679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1088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Rosso 2022</text:p>
          </table:table-cell>
          <table:table-cell office:value-type="string" calcext:value-type="string">
            <text:p>Le Macchio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700" calcext:value-type="float">
            <text:p>3700</text:p>
          </table:table-cell>
          <table:table-cell office:value-type="float" office:value="1550" calcext:value-type="float">
            <text:p>15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81xhjmrqtycqm838g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Rosso</text:p>
          </table:table-cell>
          <table:table-cell office:value-type="string" calcext:value-type="string">
            <text:p>Le Macchiole</text:p>
          </table:table-cell>
          <table:table-cell office:value-type="float" office:value="44.46799" calcext:value-type="float">
            <text:p>44.4679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009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. Magdalener 2023</text:p>
          </table:table-cell>
          <table:table-cell office:value-type="string" calcext:value-type="string">
            <text:p>Pfannenstiel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000" calcext:value-type="float">
            <text:p>4000</text:p>
          </table:table-cell>
          <table:table-cell office:value-type="float" office:value="1700" calcext:value-type="float">
            <text:p>17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07qrknrg486gmvw5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. Magdalener Classico</text:p>
          </table:table-cell>
          <table:table-cell office:value-type="string" calcext:value-type="string">
            <text:p>Pfannenstielhof</text:p>
          </table:table-cell>
          <table:table-cell office:value-type="float" office:value="46.955894" calcext:value-type="float">
            <text:p>46.95589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014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schleier Alte Reben 2021</text:p>
          </table:table-cell>
          <table:table-cell office:value-type="string" calcext:value-type="string">
            <text:p>KG 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300" calcext:value-type="float">
            <text:p>3300</text:p>
          </table:table-cell>
          <table:table-cell office:value-type="float" office:value="1280" calcext:value-type="float">
            <text:p>128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b4rjgxsqh9zf0h82pxmsg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rnatsch Alte Reben Gschleier</text:p>
          </table:table-cell>
          <table:table-cell office:value-type="string" calcext:value-type="string">
            <text:p>Girlan</text:p>
          </table:table-cell>
          <table:table-cell office:value-type="float" office:value="49.227535" calcext:value-type="float">
            <text:p>49.22753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015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alterer See Keil 2022</text:p>
          </table:table-cell>
          <table:table-cell office:value-type="string" calcext:value-type="string">
            <text:p>Weingut 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200" calcext:value-type="float">
            <text:p>3200</text:p>
          </table:table-cell>
          <table:table-cell office:value-type="float" office:value="1150" calcext:value-type="float">
            <text:p>11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7bge484zecmydvex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rnatsch Der Keil Bio</text:p>
          </table:table-cell>
          <table:table-cell office:value-type="string" calcext:value-type="string">
            <text:p>Manincor</text:p>
          </table:table-cell>
          <table:table-cell office:value-type="float" office:value="35.060028" calcext:value-type="float">
            <text:p>35.06002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016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aner Hügel Vernatsch Baslan 2022</text:p>
          </table:table-cell>
          <table:table-cell office:value-type="string" calcext:value-type="string">
            <text:p>Weingut Kränzel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750" calcext:value-type="float">
            <text:p>3750</text:p>
          </table:table-cell>
          <table:table-cell office:value-type="float" office:value="1560" calcext:value-type="float">
            <text:p>15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Karadar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58kth4k9t12e7x4a4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slan</text:p>
          </table:table-cell>
          <table:table-cell office:value-type="string" calcext:value-type="string">
            <text:p>Kränzelhof Graf Pfeil</text:p>
          </table:table-cell>
          <table:table-cell office:value-type="float" office:value="33.573795" calcext:value-type="float">
            <text:p>33.57379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018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mpill Vernatsch 2019/20</text:p>
          </table:table-cell>
          <table:table-cell office:value-type="string" calcext:value-type="string">
            <text:p>Weingut Pranzeg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3800" calcext:value-type="float">
            <text:p>3800</text:p>
          </table:table-cell>
          <table:table-cell office:value-type="float" office:value="1610" calcext:value-type="float">
            <text:p>161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02qjac176pmezp4f53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chiava Campill</text:p>
          </table:table-cell>
          <table:table-cell office:value-type="string" calcext:value-type="string">
            <text:p>Pranzegg</text:p>
          </table:table-cell>
          <table:table-cell office:value-type="float" office:value="40.41844" calcext:value-type="float">
            <text:p>40.4184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020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rnatsch Versal 2018</text:p>
          </table:table-cell>
          <table:table-cell office:value-type="string" calcext:value-type="string">
            <text:p>Oberste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2900" calcext:value-type="float">
            <text:p>2900</text:p>
          </table:table-cell>
          <table:table-cell office:value-type="float" office:value="1019" calcext:value-type="float">
            <text:p>1019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07jcjk8n8zag0gwdm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rnatsch Versal</text:p>
          </table:table-cell>
          <table:table-cell office:value-type="string" calcext:value-type="string">
            <text:p>Weingut Oberstein</text:p>
          </table:table-cell>
          <table:table-cell office:value-type="float" office:value="46.98298" calcext:value-type="float">
            <text:p>46.9829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021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alterer See Erbe &amp; Auftrag 2020/21</text:p>
          </table:table-cell>
          <table:table-cell office:value-type="string" calcext:value-type="string">
            <text:p>Andi Sölv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500" calcext:value-type="float">
            <text:p>4500</text:p>
          </table:table-cell>
          <table:table-cell office:value-type="float" office:value="2020" calcext:value-type="float">
            <text:p>20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Karadar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23ncxnpkv6z1cs14th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rbe &amp; Auftrag Kalterersee</text:p>
          </table:table-cell>
          <table:table-cell office:value-type="string" calcext:value-type="string">
            <text:p>Weingut Andi Sölva</text:p>
          </table:table-cell>
          <table:table-cell office:value-type="float" office:value="46.102554" calcext:value-type="float">
            <text:p>46.10255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022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rnatsch Arena 2022</text:p>
          </table:table-cell>
          <table:table-cell office:value-type="string" calcext:value-type="string">
            <text:p>Oberste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700" calcext:value-type="float">
            <text:p>3700</text:p>
          </table:table-cell>
          <table:table-cell office:value-type="float" office:value="1550" calcext:value-type="float">
            <text:p>155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Karadar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b4rjg25pnzwr52603arj4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rena</text:p>
          </table:table-cell>
          <table:table-cell office:value-type="string" calcext:value-type="string">
            <text:p>Weingut Oberstein</text:p>
          </table:table-cell>
          <table:table-cell office:value-type="float" office:value="36.305435" calcext:value-type="float">
            <text:p>36.30543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022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urenc 2018/19</text:p>
          </table:table-cell>
          <table:table-cell office:value-type="string" calcext:value-type="string">
            <text:p>Weingut Pranzeg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3850" calcext:value-type="float">
            <text:p>3850</text:p>
          </table:table-cell>
          <table:table-cell office:value-type="float" office:value="1630" calcext:value-type="float">
            <text:p>163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02q2t3aycbb7eskm5h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urenc</text:p>
          </table:table-cell>
          <table:table-cell office:value-type="string" calcext:value-type="string">
            <text:p>Pranzegg</text:p>
          </table:table-cell>
          <table:table-cell office:value-type="float" office:value="39.045467" calcext:value-type="float">
            <text:p>39.04546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024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ahm 2017</text:p>
          </table:table-cell>
          <table:table-cell office:value-type="string" calcext:value-type="string">
            <text:p>Weingut Reyter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3800" calcext:value-type="float">
            <text:p>3800</text:p>
          </table:table-cell>
          <table:table-cell office:value-type="float" office:value="1575" calcext:value-type="float">
            <text:p>157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ymnnd7ra7dbpz1gee6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ahm Bio</text:p>
          </table:table-cell>
          <table:table-cell office:value-type="string" calcext:value-type="string">
            <text:p>Reyter</text:p>
          </table:table-cell>
          <table:table-cell office:value-type="float" office:value="44.113472" calcext:value-type="float">
            <text:p>44.11347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028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2020</text:p>
          </table:table-cell>
          <table:table-cell office:value-type="string" calcext:value-type="string">
            <text:p>Pfannenstiel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000" calcext:value-type="float">
            <text:p>5000</text:p>
          </table:table-cell>
          <table:table-cell office:value-type="float" office:value="2180" calcext:value-type="float">
            <text:p>218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36ydy3pv7d4tkss3k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iserva Lagrein</text:p>
          </table:table-cell>
          <table:table-cell office:value-type="string" calcext:value-type="string">
            <text:p>Pfannenstielhof</text:p>
          </table:table-cell>
          <table:table-cell office:value-type="float" office:value="44.307423" calcext:value-type="float">
            <text:p>44.30742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029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2021</text:p>
          </table:table-cell>
          <table:table-cell office:value-type="string" calcext:value-type="string">
            <text:p>Pfannenstiel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800" calcext:value-type="float">
            <text:p>4800</text:p>
          </table:table-cell>
          <table:table-cell office:value-type="float" office:value="2180" calcext:value-type="float">
            <text:p>218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36ydy3pv7d4tkss3k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iserva Lagrein</text:p>
          </table:table-cell>
          <table:table-cell office:value-type="string" calcext:value-type="string">
            <text:p>Pfannenstielhof</text:p>
          </table:table-cell>
          <table:table-cell office:value-type="float" office:value="44.307423" calcext:value-type="float">
            <text:p>44.30742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030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2021</text:p>
          </table:table-cell>
          <table:table-cell office:value-type="string" calcext:value-type="string">
            <text:p>Pfannenstiel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36ydy3pv7d4tkss3k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iserva Lagrein</text:p>
          </table:table-cell>
          <table:table-cell office:value-type="string" calcext:value-type="string">
            <text:p>Pfannenstielhof</text:p>
          </table:table-cell>
          <table:table-cell office:value-type="float" office:value="44.307423" calcext:value-type="float">
            <text:p>44.30742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032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2019/20</text:p>
          </table:table-cell>
          <table:table-cell office:value-type="string" calcext:value-type="string">
            <text:p>Nusserhof H. May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300" calcext:value-type="float">
            <text:p>4300</text:p>
          </table:table-cell>
          <table:table-cell office:value-type="float" office:value="1900" calcext:value-type="float">
            <text:p>19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Kradar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ppcxer606jvg3pam0d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Südtirol</text:p>
          </table:table-cell>
          <table:table-cell office:value-type="string" calcext:value-type="string">
            <text:p>Nusserhof (Heinrich Mayr)</text:p>
          </table:table-cell>
          <table:table-cell office:value-type="float" office:value="44.47585" calcext:value-type="float">
            <text:p>44.4758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034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2021</text:p>
          </table:table-cell>
          <table:table-cell office:value-type="string" calcext:value-type="string">
            <text:p>Weingut Waldgri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900" calcext:value-type="float">
            <text:p>3900</text:p>
          </table:table-cell>
          <table:table-cell office:value-type="float" office:value="1650" calcext:value-type="float">
            <text:p>165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Karadar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jsq038w7zcrcgte80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</text:p>
          </table:table-cell>
          <table:table-cell office:value-type="string" calcext:value-type="string">
            <text:p>Ansitz Waldgries</text:p>
          </table:table-cell>
          <table:table-cell office:value-type="float" office:value="36.593098" calcext:value-type="float">
            <text:p>36.59309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035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Taber 2017</text:p>
          </table:table-cell>
          <table:table-cell office:value-type="string" calcext:value-type="string">
            <text:p>KG Boz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5900" calcext:value-type="float">
            <text:p>5900</text:p>
          </table:table-cell>
          <table:table-cell office:value-type="float" office:value="2960" calcext:value-type="float">
            <text:p>29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Vinum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g9tcrx4kt4gktkck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Taber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36.47225" calcext:value-type="float">
            <text:p>36.4722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036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rnatsch Alte Reben 2023</text:p>
          </table:table-cell>
          <table:table-cell office:value-type="string" calcext:value-type="string">
            <text:p>Weingut Glöggl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900" calcext:value-type="float">
            <text:p>2900</text:p>
          </table:table-cell>
          <table:table-cell office:value-type="float" office:value="930" calcext:value-type="float">
            <text:p>93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qfg94yw5g35rd2g72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lte Reben Vernatsch</text:p>
          </table:table-cell>
          <table:table-cell office:value-type="string" calcext:value-type="string">
            <text:p>Franz Gojer – Glögglhof</text:p>
          </table:table-cell>
          <table:table-cell office:value-type="float" office:value="42.02584" calcext:value-type="float">
            <text:p>42.0258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037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rnatsch 2022</text:p>
          </table:table-cell>
          <table:table-cell office:value-type="string" calcext:value-type="string">
            <text:p>Weingut Prackfo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800" calcext:value-type="float">
            <text:p>3800</text:p>
          </table:table-cell>
          <table:table-cell office:value-type="float" office:value="930" calcext:value-type="float">
            <text:p>93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rvcmhcanktdvbym3ds0k9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üdtiroler Vernatsch</text:p>
          </table:table-cell>
          <table:table-cell office:value-type="string" calcext:value-type="string">
            <text:p>Prackfol</text:p>
          </table:table-cell>
          <table:table-cell office:value-type="float" office:value="41.964268" calcext:value-type="float">
            <text:p>41.96426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039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chiava 2018</text:p>
          </table:table-cell>
          <table:table-cell office:value-type="string" calcext:value-type="string">
            <text:p>Weingut Reyt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3200" calcext:value-type="float">
            <text:p>3200</text:p>
          </table:table-cell>
          <table:table-cell office:value-type="float" office:value="1246" calcext:value-type="float">
            <text:p>124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a9q5722vd4pz2hzwp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chiava</text:p>
          </table:table-cell>
          <table:table-cell office:value-type="string" calcext:value-type="string">
            <text:p>Reyter</text:p>
          </table:table-cell>
          <table:table-cell office:value-type="float" office:value="38.46027" calcext:value-type="float">
            <text:p>38.4602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041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ublinus de Waldgries 2021</text:p>
          </table:table-cell>
          <table:table-cell office:value-type="string" calcext:value-type="string">
            <text:p>Weingut Waldgri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0900" calcext:value-type="float">
            <text:p>10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jssew8qyvfm75tswq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oblinus De Waldgries</text:p>
          </table:table-cell>
          <table:table-cell office:value-type="string" calcext:value-type="string">
            <text:p>Ansitz Waldgries</text:p>
          </table:table-cell>
          <table:table-cell office:value-type="float" office:value="47.724216" calcext:value-type="float">
            <text:p>47.72421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042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Tauris 2020</text:p>
          </table:table-cell>
          <table:table-cell office:value-type="string" calcext:value-type="string">
            <text:p>Weingut Kränzel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500" calcext:value-type="float">
            <text:p>3500</text:p>
          </table:table-cell>
          <table:table-cell office:value-type="float" office:value="1455" calcext:value-type="float">
            <text:p>14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Karadar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58y2n98ncqhhw68jc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auris Lagrein</text:p>
          </table:table-cell>
          <table:table-cell office:value-type="string" calcext:value-type="string">
            <text:p>Kränzelhof Graf Pfeil</text:p>
          </table:table-cell>
          <table:table-cell office:value-type="float" office:value="39.76942" calcext:value-type="float">
            <text:p>39.7694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109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2020</text:p>
          </table:table-cell>
          <table:table-cell office:value-type="string" calcext:value-type="string">
            <text:p>Weingut Wildmo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amddqa0h9j94h7y6s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</text:p>
          </table:table-cell>
          <table:table-cell office:value-type="string" calcext:value-type="string">
            <text:p>Weingut Wildmonn</text:p>
          </table:table-cell>
          <table:table-cell office:value-type="float" office:value="45.61222" calcext:value-type="float">
            <text:p>45.6122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110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Riserva Hausmannhof 2007 Magnum</text:p>
          </table:table-cell>
          <table:table-cell office:value-type="string" calcext:value-type="string">
            <text:p>Haderburg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7" calcext:value-type="float">
            <text:p>2007</text:p>
          </table:table-cell>
          <table:table-cell office:value-type="float" office:value="11900" calcext:value-type="float">
            <text:p>11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ts195p7sy0eg6f78b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Riserva Hausmannhof</text:p>
          </table:table-cell>
          <table:table-cell office:value-type="string" calcext:value-type="string">
            <text:p>Haderburg</text:p>
          </table:table-cell>
          <table:table-cell office:value-type="float" office:value="44.016525" calcext:value-type="float">
            <text:p>44.01652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111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Mason di Mason 2020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9500" calcext:value-type="float">
            <text:p>9500</text:p>
          </table:table-cell>
          <table:table-cell office:value-type="float" office:value="5200" calcext:value-type="float">
            <text:p>52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Gebi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78jz57rmx7y4yqhq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Mason di Mason Bio</text:p>
          </table:table-cell>
          <table:table-cell office:value-type="string" calcext:value-type="string">
            <text:p>Manincor</text:p>
          </table:table-cell>
          <table:table-cell office:value-type="float" office:value="41.136673" calcext:value-type="float">
            <text:p>41.13667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113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vom Muschelkalk 2020</text:p>
          </table:table-cell>
          <table:table-cell office:value-type="string" calcext:value-type="string">
            <text:p>M. Abraham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900" calcext:value-type="float">
            <text:p>4900</text:p>
          </table:table-cell>
          <table:table-cell office:value-type="float" office:value="2465" calcext:value-type="float">
            <text:p>246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Karadar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cb5kg74y5xmstzrmd2bqjk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vom Muschelkalk</text:p>
          </table:table-cell>
          <table:table-cell office:value-type="string" calcext:value-type="string">
            <text:p>Weingut Abraham</text:p>
          </table:table-cell>
          <table:table-cell office:value-type="float" office:value="44.460308" calcext:value-type="float">
            <text:p>44.46030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115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Trattmann Riserva 2020</text:p>
          </table:table-cell>
          <table:table-cell office:value-type="string" calcext:value-type="string">
            <text:p>KG 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700" calcext:value-type="float">
            <text:p>5700</text:p>
          </table:table-cell>
          <table:table-cell office:value-type="float" office:value="2695" calcext:value-type="float">
            <text:p>269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txgmhcw3y7x327kx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Trattmann</text:p>
          </table:table-cell>
          <table:table-cell office:value-type="string" calcext:value-type="string">
            <text:p>Girlan</text:p>
          </table:table-cell>
          <table:table-cell office:value-type="float" office:value="42.646793" calcext:value-type="float">
            <text:p>42.64679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116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Filari di Mazzon 2021</text:p>
          </table:table-cell>
          <table:table-cell office:value-type="string" calcext:value-type="string">
            <text:p>Cantina F&amp;M Carlo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100" calcext:value-type="float">
            <text:p>4100</text:p>
          </table:table-cell>
          <table:table-cell office:value-type="float" office:value="1770" calcext:value-type="float">
            <text:p>177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olzer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4rvs6qaxj9sdpw9x9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Filari di Mazzon</text:p>
          </table:table-cell>
          <table:table-cell office:value-type="string" calcext:value-type="string">
            <text:p>Ferruccio Carlotto</text:p>
          </table:table-cell>
          <table:table-cell office:value-type="float" office:value="47.4736" calcext:value-type="float">
            <text:p>47.473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117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Riserva Vigna Ganger 2015</text:p>
          </table:table-cell>
          <table:table-cell office:value-type="string" calcext:value-type="string">
            <text:p>KG 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6500" calcext:value-type="float">
            <text:p>16500</text:p>
          </table:table-cell>
          <table:table-cell office:value-type="float" office:value="8000" calcext:value-type="float">
            <text:p>8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pmtysvk48mrdbc8n5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Vigna Ganger</text:p>
          </table:table-cell>
          <table:table-cell office:value-type="string" calcext:value-type="string">
            <text:p>Girlan</text:p>
          </table:table-cell>
          <table:table-cell office:value-type="float" office:value="40.869625" calcext:value-type="float">
            <text:p>40.86962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119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2022</text:p>
          </table:table-cell>
          <table:table-cell office:value-type="string" calcext:value-type="string">
            <text:p>Weingut Josmoa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800" calcext:value-type="float">
            <text:p>3800</text:p>
          </table:table-cell>
          <table:table-cell office:value-type="float" office:value="1570" calcext:value-type="float">
            <text:p>157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direkt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w4dg3507s29xjk3ydgaa0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</text:p>
          </table:table-cell>
          <table:table-cell office:value-type="string" calcext:value-type="string">
            <text:p>Josmoar</text:p>
          </table:table-cell>
          <table:table-cell office:value-type="float" office:value="40.37951" calcext:value-type="float">
            <text:p>40.3795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122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Nina 2016 (0,5lt)</text:p>
          </table:table-cell>
          <table:table-cell office:value-type="string" calcext:value-type="string">
            <text:p>Weingut Buch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Karadar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f1tepeh8fs984xvc13t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ina Noir</text:p>
          </table:table-cell>
          <table:table-cell office:value-type="string" calcext:value-type="string">
            <text:p>Buchner Landgut</text:p>
          </table:table-cell>
          <table:table-cell office:value-type="float" office:value="29.548649" calcext:value-type="float">
            <text:p>29.54864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124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Mason 2020/21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900" calcext:value-type="float">
            <text:p>4900</text:p>
          </table:table-cell>
          <table:table-cell office:value-type="float" office:value="2370" calcext:value-type="float">
            <text:p>237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gebi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78jt956tpj87xh1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Mason Bio</text:p>
          </table:table-cell>
          <table:table-cell office:value-type="string" calcext:value-type="string">
            <text:p>Manincor</text:p>
          </table:table-cell>
          <table:table-cell office:value-type="float" office:value="33.588093" calcext:value-type="float">
            <text:p>33.58809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125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Hausmannhof Riserva 2018</text:p>
          </table:table-cell>
          <table:table-cell office:value-type="string" calcext:value-type="string">
            <text:p>Weingut Haderbu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500" calcext:value-type="float">
            <text:p>5500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ts195p7sy0eg6f78b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Riserva Hausmannhof</text:p>
          </table:table-cell>
          <table:table-cell office:value-type="string" calcext:value-type="string">
            <text:p>Haderburg</text:p>
          </table:table-cell>
          <table:table-cell office:value-type="float" office:value="49.85278" calcext:value-type="float">
            <text:p>49.8527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126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Riserva Girlan 2020</text:p>
          </table:table-cell>
          <table:table-cell office:value-type="string" calcext:value-type="string">
            <text:p>Weingut Niedris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400" calcext:value-type="float">
            <text:p>5400</text:p>
          </table:table-cell>
          <table:table-cell office:value-type="float" office:value="2520" calcext:value-type="float">
            <text:p>252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hs9jhfbgmv59ybtb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Riserva</text:p>
          </table:table-cell>
          <table:table-cell office:value-type="string" calcext:value-type="string">
            <text:p>Ignaz Niedrist</text:p>
          </table:table-cell>
          <table:table-cell office:value-type="float" office:value="34.251507" calcext:value-type="float">
            <text:p>34.25150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128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Libra 2021</text:p>
          </table:table-cell>
          <table:table-cell office:value-type="string" calcext:value-type="string">
            <text:p>Weingut Kränzl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200" calcext:value-type="float">
            <text:p>5200</text:p>
          </table:table-cell>
          <table:table-cell office:value-type="float" office:value="2390" calcext:value-type="float">
            <text:p>239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59yjxaaksk4abtkmz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ibra Blauburgunder</text:p>
          </table:table-cell>
          <table:table-cell office:value-type="string" calcext:value-type="string">
            <text:p>Kränzelhof Graf Pfeil</text:p>
          </table:table-cell>
          <table:table-cell office:value-type="float" office:value="27.152687" calcext:value-type="float">
            <text:p>27.15268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130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Riserva 2021</text:p>
          </table:table-cell>
          <table:table-cell office:value-type="string" calcext:value-type="string">
            <text:p>Weingut Prackfo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900" calcext:value-type="float">
            <text:p>3900</text:p>
          </table:table-cell>
          <table:table-cell office:value-type="float" office:value="1939" calcext:value-type="float">
            <text:p>193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Vinum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rvcmhc0gm7taz9qrtkb2p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Riserva</text:p>
          </table:table-cell>
          <table:table-cell office:value-type="string" calcext:value-type="string">
            <text:p>Prackfol</text:p>
          </table:table-cell>
          <table:table-cell office:value-type="float" office:value="42.0906" calcext:value-type="float">
            <text:p>42.090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132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2022</text:p>
          </table:table-cell>
          <table:table-cell office:value-type="string" calcext:value-type="string">
            <text:p>Claus Preisin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300" calcext:value-type="float">
            <text:p>5300</text:p>
          </table:table-cell>
          <table:table-cell office:value-type="float" office:value="2520" calcext:value-type="float">
            <text:p>252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rea88jgtya5pxd8ecm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</text:p>
          </table:table-cell>
          <table:table-cell office:value-type="string" calcext:value-type="string">
            <text:p>Claus Preisinger</text:p>
          </table:table-cell>
          <table:table-cell office:value-type="float" office:value="43.452194" calcext:value-type="float">
            <text:p>43.45219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136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Riserva 2018</text:p>
          </table:table-cell>
          <table:table-cell office:value-type="string" calcext:value-type="string">
            <text:p>Weingut Pöck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900" calcext:value-type="float">
            <text:p>5900</text:p>
          </table:table-cell>
          <table:table-cell office:value-type="float" office:value="3015" calcext:value-type="float">
            <text:p>301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wsykc8n916bph6ekhmeys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eserve</text:p>
          </table:table-cell>
          <table:table-cell office:value-type="string" calcext:value-type="string">
            <text:p>Weingut Pöckl</text:p>
          </table:table-cell>
          <table:table-cell office:value-type="float" office:value="35.893303" calcext:value-type="float">
            <text:p>35.89330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140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eserve 2019</text:p>
          </table:table-cell>
          <table:table-cell office:value-type="string" calcext:value-type="string">
            <text:p>Weingut Markowi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700" calcext:value-type="float">
            <text:p>5700</text:p>
          </table:table-cell>
          <table:table-cell office:value-type="float" office:value="2700" calcext:value-type="float">
            <text:p>27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wsykc4t3n39s84h2584kx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eserve Pinot Noir</text:p>
          </table:table-cell>
          <table:table-cell office:value-type="string" calcext:value-type="string">
            <text:p>Markowitsch</text:p>
          </table:table-cell>
          <table:table-cell office:value-type="float" office:value="34.917923" calcext:value-type="float">
            <text:p>34.91792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141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Cecile 2009</text:p>
          </table:table-cell>
          <table:table-cell office:value-type="string" calcext:value-type="string">
            <text:p>Weingut Bründlmay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6500" calcext:value-type="float">
            <text:p>6500</text:p>
          </table:table-cell>
          <table:table-cell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1q57wc3sk0k2j92dy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Cécile</text:p>
          </table:table-cell>
          <table:table-cell office:value-type="string" calcext:value-type="string">
            <text:p>Weingut Bründlmayer</text:p>
          </table:table-cell>
          <table:table-cell office:value-type="float" office:value="40.273266" calcext:value-type="float">
            <text:p>40.2732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145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Select 2021</text:p>
          </table:table-cell>
          <table:table-cell office:value-type="string" calcext:value-type="string">
            <text:p>Weingut Wienin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900" calcext:value-type="float">
            <text:p>3900</text:p>
          </table:table-cell>
          <table:table-cell office:value-type="float" office:value="1710" calcext:value-type="float">
            <text:p>171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v1t98whjr1bfd155ba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elect Pinot Noir</text:p>
          </table:table-cell>
          <table:table-cell office:value-type="string" calcext:value-type="string">
            <text:p>Wieninger</text:p>
          </table:table-cell>
          <table:table-cell office:value-type="float" office:value="38.016468" calcext:value-type="float">
            <text:p>38.01646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146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Kalkstein 2020</text:p>
          </table:table-cell>
          <table:table-cell office:value-type="string" calcext:value-type="string">
            <text:p>Weingut Frank Joh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500" calcext:value-type="float">
            <text:p>5500</text:p>
          </table:table-cell>
          <table:table-cell office:value-type="float" office:value="3025" calcext:value-type="float">
            <text:p>30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direkt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c0tdmnw4455p97h3z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alkstein Pinot Noir</text:p>
          </table:table-cell>
          <table:table-cell office:value-type="string" calcext:value-type="string">
            <text:p>Frank John</text:p>
          </table:table-cell>
          <table:table-cell office:value-type="float" office:value="45.78653" calcext:value-type="float">
            <text:p>45.7865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147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Grand Select 2019</text:p>
          </table:table-cell>
          <table:table-cell office:value-type="string" calcext:value-type="string">
            <text:p>Weingut Wienin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v4xdv0vrx4c63gfn12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and Select Pinot Noir</text:p>
          </table:table-cell>
          <table:table-cell office:value-type="string" calcext:value-type="string">
            <text:p>Wieninger</text:p>
          </table:table-cell>
          <table:table-cell office:value-type="float" office:value="40.27113" calcext:value-type="float">
            <text:p>40.2711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150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rühburgunder 2018</text:p>
          </table:table-cell>
          <table:table-cell office:value-type="string" calcext:value-type="string">
            <text:p>Weingut Meyer-Näke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500" calcext:value-type="float">
            <text:p>4500</text:p>
          </table:table-cell>
          <table:table-cell office:value-type="float" office:value="1290" calcext:value-type="float">
            <text:p>129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Direkt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qy1wzsnm5fmnkt7ztn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rühburgunder</text:p>
          </table:table-cell>
          <table:table-cell office:value-type="string" calcext:value-type="string">
            <text:p>Meyer - Näkel</text:p>
          </table:table-cell>
          <table:table-cell office:value-type="float" office:value="43.956005" calcext:value-type="float">
            <text:p>43.95600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151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ätburgunder Silberberg GG 2016</text:p>
          </table:table-cell>
          <table:table-cell office:value-type="string" calcext:value-type="string">
            <text:p>Weingut Meyer-Näke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7500" calcext:value-type="float">
            <text:p>7500</text:p>
          </table:table-cell>
          <table:table-cell office:value-type="float" office:value="3300" calcext:value-type="float">
            <text:p>33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Direkt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zbt1hf9gjtmaweav8v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ätburgunder Silberberg GG</text:p>
          </table:table-cell>
          <table:table-cell office:value-type="string" calcext:value-type="string">
            <text:p>Meyer - Näkel</text:p>
          </table:table-cell>
          <table:table-cell office:value-type="float" office:value="54.53085" calcext:value-type="float">
            <text:p>54.5308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152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2018</text:p>
          </table:table-cell>
          <table:table-cell office:value-type="string" calcext:value-type="string">
            <text:p>Marco Buvo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500" calcext:value-type="float">
            <text:p>5500</text:p>
          </table:table-cell>
          <table:table-cell office:value-type="float" office:value="2800" calcext:value-type="float">
            <text:p>28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8z4yqzbnar74d29ata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</text:p>
          </table:table-cell>
          <table:table-cell office:value-type="string" calcext:value-type="string">
            <text:p>Buvoli</text:p>
          </table:table-cell>
          <table:table-cell office:value-type="float" office:value="38.39643" calcext:value-type="float">
            <text:p>38.3964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153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Braunenberger Mandelgraben 2019</text:p>
          </table:table-cell>
          <table:table-cell office:value-type="string" calcext:value-type="string">
            <text:p>Weingut M. Molit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500" calcext:value-type="float">
            <text:p>5500</text:p>
          </table:table-cell>
          <table:table-cell office:value-type="float" office:value="2600" calcext:value-type="float">
            <text:p>26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q7c85nxhj8t143mvat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auneberger Mandelgraben Pinot Noir</text:p>
          </table:table-cell>
          <table:table-cell office:value-type="string" calcext:value-type="string">
            <text:p>Markus Molitor</text:p>
          </table:table-cell>
          <table:table-cell office:value-type="float" office:value="38.311527" calcext:value-type="float">
            <text:p>38.31152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158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ätburgunder Malterdinger 2021</text:p>
          </table:table-cell>
          <table:table-cell office:value-type="string" calcext:value-type="string">
            <text:p>Weingut Hub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500" calcext:value-type="float">
            <text:p>5500</text:p>
          </table:table-cell>
          <table:table-cell office:value-type="float" office:value="2610" calcext:value-type="float">
            <text:p>261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Döllerer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gbzx6tzwqc436hgr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ätburgunder Malterdinger</text:p>
          </table:table-cell>
          <table:table-cell office:value-type="string" calcext:value-type="string">
            <text:p>Bernhard Huber</text:p>
          </table:table-cell>
          <table:table-cell office:value-type="float" office:value="33.35807" calcext:value-type="float">
            <text:p>33.3580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159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ed Holzspur 2018</text:p>
          </table:table-cell>
          <table:table-cell office:value-type="string" calcext:value-type="string">
            <text:p>Weingut Reini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8900" calcext:value-type="float">
            <text:p>8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xtc5dzcjbvgr3an6xn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Holzspur Pinot Noir</text:p>
          </table:table-cell>
          <table:table-cell office:value-type="string" calcext:value-type="string">
            <text:p>Johanneshof Reinisch</text:p>
          </table:table-cell>
          <table:table-cell office:value-type="float" office:value="39.579784" calcext:value-type="float">
            <text:p>39.57978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159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Kalkstein 2020 Doppelmagnum</text:p>
          </table:table-cell>
          <table:table-cell office:value-type="string" calcext:value-type="string">
            <text:p>Weingut Frank John</text:p>
          </table:table-cell>
          <table:table-cell/>
          <table:table-cell office:value-type="string" calcext:value-type="string">
            <text:p>JEROBOAM</text:p>
          </table:table-cell>
          <table:table-cell office:value-type="float" office:value="2020" calcext:value-type="float">
            <text:p>2020</text:p>
          </table:table-cell>
          <table:table-cell office:value-type="float" office:value="21000" calcext:value-type="float">
            <text:p>21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direkt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c0tdmnw4455p97h3z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alkstein Pinot Noir</text:p>
          </table:table-cell>
          <table:table-cell office:value-type="string" calcext:value-type="string">
            <text:p>Frank John</text:p>
          </table:table-cell>
          <table:table-cell office:value-type="float" office:value="45.78653" calcext:value-type="float">
            <text:p>45.7865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160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ed Holzspur 2018 Magnum</text:p>
          </table:table-cell>
          <table:table-cell office:value-type="string" calcext:value-type="string">
            <text:p>Weingut Reinisch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16700" calcext:value-type="float">
            <text:p>16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xtc5dzcjbvgr3an6xn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Holzspur Pinot Noir</text:p>
          </table:table-cell>
          <table:table-cell office:value-type="string" calcext:value-type="string">
            <text:p>Johanneshof Reinisch</text:p>
          </table:table-cell>
          <table:table-cell office:value-type="float" office:value="39.579784" calcext:value-type="float">
            <text:p>39.57978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210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s Cent Vignes Beaune 1er Cru 2012</text:p>
          </table:table-cell>
          <table:table-cell office:value-type="string" calcext:value-type="string">
            <text:p>Lucien Jacob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6900" calcext:value-type="float">
            <text:p>6900</text:p>
          </table:table-cell>
          <table:table-cell office:value-type="float" office:value="3400" calcext:value-type="float">
            <text:p>34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xchym28wdnd9wy1e7f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eaune 1er Cru 'Les Cent Vignes'</text:p>
          </table:table-cell>
          <table:table-cell office:value-type="string" calcext:value-type="string">
            <text:p>Domaine Lucien Jacob</text:p>
          </table:table-cell>
          <table:table-cell office:value-type="float" office:value="47.81465" calcext:value-type="float">
            <text:p>47.8146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211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ommard Rugiens 1er cru 2014</text:p>
          </table:table-cell>
          <table:table-cell office:value-type="string" calcext:value-type="string">
            <text:p>Roy Jacquel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8900" calcext:value-type="float">
            <text:p>8900</text:p>
          </table:table-cell>
          <table:table-cell office:value-type="float" office:value="4490" calcext:value-type="float">
            <text:p>449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xch1b85q8d21tt24zv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ommard 1er Cru 'Les Rugiens'</text:p>
          </table:table-cell>
          <table:table-cell office:value-type="string" calcext:value-type="string">
            <text:p>Domaine Roy Jacquelin</text:p>
          </table:table-cell>
          <table:table-cell office:value-type="float" office:value="48.73282" calcext:value-type="float">
            <text:p>48.7328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212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evrey Chambertin 1er cru 2015</text:p>
          </table:table-cell>
          <table:table-cell office:value-type="string" calcext:value-type="string">
            <text:p>Jaques Prieu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9100" calcext:value-type="float">
            <text:p>19100</text:p>
          </table:table-cell>
          <table:table-cell office:value-type="float" office:value="10300" calcext:value-type="float">
            <text:p>103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6w9jhzvq2m2efq6cc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evrey-Chambertin Premier Cru</text:p>
          </table:table-cell>
          <table:table-cell office:value-type="string" calcext:value-type="string">
            <text:p>Domaine Jacques Prieur</text:p>
          </table:table-cell>
          <table:table-cell office:value-type="float" office:value="38.392704" calcext:value-type="float">
            <text:p>38.39270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216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ixin 2009</text:p>
          </table:table-cell>
          <table:table-cell office:value-type="string" calcext:value-type="string">
            <text:p>Meo-Camuzet F&amp;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11900" calcext:value-type="float">
            <text:p>11900</text:p>
          </table:table-cell>
          <table:table-cell office:value-type="float" office:value="6500" calcext:value-type="float">
            <text:p>6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ky94c5nsj25ysdaq2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ixin</text:p>
          </table:table-cell>
          <table:table-cell office:value-type="string" calcext:value-type="string">
            <text:p>Méo-Camuzet</text:p>
          </table:table-cell>
          <table:table-cell office:value-type="float" office:value="48.175446" calcext:value-type="float">
            <text:p>48.17544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309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Campo alle More 2020</text:p>
          </table:table-cell>
          <table:table-cell office:value-type="string" calcext:value-type="string">
            <text:p>Cantina G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500" calcext:value-type="float">
            <text:p>4500</text:p>
          </table:table-cell>
          <table:table-cell office:value-type="float" office:value="1970" calcext:value-type="float">
            <text:p>197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jd2nnypwzpz8j2ecg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Campo alle More</text:p>
          </table:table-cell>
          <table:table-cell office:value-type="string" calcext:value-type="string">
            <text:p>Gini</text:p>
          </table:table-cell>
          <table:table-cell office:value-type="float" office:value="36.684666" calcext:value-type="float">
            <text:p>36.6846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310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2021</text:p>
          </table:table-cell>
          <table:table-cell office:value-type="string" calcext:value-type="string">
            <text:p>Civettaj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200" calcext:value-type="float">
            <text:p>5200</text:p>
          </table:table-cell>
          <table:table-cell office:value-type="float" office:value="2380" calcext:value-type="float">
            <text:p>238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Teatro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vwdg5jnsq4c0k9caa4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</text:p>
          </table:table-cell>
          <table:table-cell office:value-type="string" calcext:value-type="string">
            <text:p>Podere della Civettaja</text:p>
          </table:table-cell>
          <table:table-cell office:value-type="float" office:value="32.421368" calcext:value-type="float">
            <text:p>32.42136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311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2018</text:p>
          </table:table-cell>
          <table:table-cell office:value-type="string" calcext:value-type="string">
            <text:p>Weingut Gantenbe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32000" calcext:value-type="float">
            <text:p>32000</text:p>
          </table:table-cell>
          <table:table-cell office:value-type="float" office:value="15000" calcext:value-type="float">
            <text:p>15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tfq3bnkdkdmz08p89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</text:p>
          </table:table-cell>
          <table:table-cell office:value-type="string" calcext:value-type="string">
            <text:p>Daniel &amp; Marta Gantenbein</text:p>
          </table:table-cell>
          <table:table-cell office:value-type="float" office:value="24.8904" calcext:value-type="float">
            <text:p>24.890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311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Franc Amistar </text:p>
          </table:table-cell>
          <table:table-cell office:value-type="string" calcext:value-type="string">
            <text:p>Weingut Peter Sölv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h4e1yqgxavtr8dypt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Franc Amistar Tradition</text:p>
          </table:table-cell>
          <table:table-cell office:value-type="string" calcext:value-type="string">
            <text:p>Peter Sölva</text:p>
          </table:table-cell>
          <table:table-cell office:value-type="float" office:value="46.727947" calcext:value-type="float">
            <text:p>46.72794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313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iserva Toren 2015</text:p>
          </table:table-cell>
          <table:table-cell office:value-type="string" calcext:value-type="string">
            <text:p>Kellerei Tiefenbrun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2500" calcext:value-type="float">
            <text:p>12500</text:p>
          </table:table-cell>
          <table:table-cell office:value-type="float" office:value="6300" calcext:value-type="float">
            <text:p>63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olzer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vfhs28y8xmmryes74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iserva Toren</text:p>
          </table:table-cell>
          <table:table-cell office:value-type="string" calcext:value-type="string">
            <text:p>Tiefenbrunner</text:p>
          </table:table-cell>
          <table:table-cell office:value-type="float" office:value="44.896656" calcext:value-type="float">
            <text:p>44.8966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315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Weinegg 2021</text:p>
          </table:table-cell>
          <table:table-cell office:value-type="string" calcext:value-type="string">
            <text:p>Weingut Thurn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900" calcext:value-type="float">
            <text:p>4900</text:p>
          </table:table-cell>
          <table:table-cell office:value-type="float" office:value="2250" calcext:value-type="float">
            <text:p>22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v14hgx8m4bkjfva90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Weinegg</text:p>
          </table:table-cell>
          <table:table-cell office:value-type="string" calcext:value-type="string">
            <text:p>Thurnhof</text:p>
          </table:table-cell>
          <table:table-cell office:value-type="float" office:value="44.08779" calcext:value-type="float">
            <text:p>44.0877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322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Franc 2020</text:p>
          </table:table-cell>
          <table:table-cell office:value-type="string" calcext:value-type="string">
            <text:p>Marco Buvo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900" calcext:value-type="float">
            <text:p>5900</text:p>
          </table:table-cell>
          <table:table-cell office:value-type="float" office:value="2800" calcext:value-type="float">
            <text:p>28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d088vw73sebwqc5afgr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Franc</text:p>
          </table:table-cell>
          <table:table-cell office:value-type="string" calcext:value-type="string">
            <text:p>Buvoli</text:p>
          </table:table-cell>
          <table:table-cell office:value-type="float" office:value="37.839283" calcext:value-type="float">
            <text:p>37.83928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329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aleo Rosso 2020</text:p>
          </table:table-cell>
          <table:table-cell office:value-type="string" calcext:value-type="string">
            <text:p>Le Macchio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2900" calcext:value-type="float">
            <text:p>12900</text:p>
          </table:table-cell>
          <table:table-cell office:value-type="float" office:value="6750" calcext:value-type="float">
            <text:p>67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810tmm0da7zqeq70p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Franc Paleo Rosso</text:p>
          </table:table-cell>
          <table:table-cell office:value-type="string" calcext:value-type="string">
            <text:p>Le Macchiole</text:p>
          </table:table-cell>
          <table:table-cell office:value-type="float" office:value="41.84849" calcext:value-type="float">
            <text:p>41.8484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331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ifra 2022</text:p>
          </table:table-cell>
          <table:table-cell office:value-type="string" calcext:value-type="string">
            <text:p>Cantina Duema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300" calcext:value-type="float">
            <text:p>5300</text:p>
          </table:table-cell>
          <table:table-cell office:value-type="float" office:value="2480" calcext:value-type="float">
            <text:p>248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fhhy2b4z29d69kabk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Franc CiFRA</text:p>
          </table:table-cell>
          <table:table-cell office:value-type="string" calcext:value-type="string">
            <text:p>Duemani</text:p>
          </table:table-cell>
          <table:table-cell office:value-type="float" office:value="44.747826" calcext:value-type="float">
            <text:p>44.74782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349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mmarco 2011</text:p>
          </table:table-cell>
          <table:table-cell office:value-type="string" calcext:value-type="string">
            <text:p>Castello di Rampolla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14200" calcext:value-type="float">
            <text:p>14200</text:p>
          </table:table-cell>
          <table:table-cell office:value-type="float" office:value="7500" calcext:value-type="float">
            <text:p>7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s3jp327rzg8szr1nw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mmarco</text:p>
          </table:table-cell>
          <table:table-cell office:value-type="string" calcext:value-type="string">
            <text:p>Castello dei Rampolla</text:p>
          </table:table-cell>
          <table:table-cell office:value-type="float" office:value="52.352135" calcext:value-type="float">
            <text:p>52.35213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353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mur-Champigny Les Poyeux 2015</text:p>
          </table:table-cell>
          <table:table-cell office:value-type="string" calcext:value-type="string">
            <text:p>Clos Rougear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25500" calcext:value-type="float">
            <text:p>25500</text:p>
          </table:table-cell>
          <table:table-cell office:value-type="float" office:value="12000" calcext:value-type="float">
            <text:p>12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vwef3f992ggpy2tej7rzv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s Poyeux Saumur Champigny</text:p>
          </table:table-cell>
          <table:table-cell office:value-type="string" calcext:value-type="string">
            <text:p>Clos Rougeard</text:p>
          </table:table-cell>
          <table:table-cell office:value-type="float" office:value="59.038967" calcext:value-type="float">
            <text:p>59.03896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354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Franc 2014</text:p>
          </table:table-cell>
          <table:table-cell office:value-type="string" calcext:value-type="string">
            <text:p>Paradigm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12500" calcext:value-type="float">
            <text:p>12500</text:p>
          </table:table-cell>
          <table:table-cell office:value-type="float" office:value="8500" calcext:value-type="float">
            <text:p>8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5kfg5vbtjge69cd1n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Franc</text:p>
          </table:table-cell>
          <table:table-cell office:value-type="string" calcext:value-type="string">
            <text:p>Paradigm</text:p>
          </table:table-cell>
          <table:table-cell office:value-type="float" office:value="40.750984" calcext:value-type="float">
            <text:p>40.75098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357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Franc 2021</text:p>
          </table:table-cell>
          <table:table-cell office:value-type="string" calcext:value-type="string">
            <text:p>Damascene Vineyard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500" calcext:value-type="float">
            <text:p>8500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tp8wg7jyga6ywkm1g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ellenbosch Vineyards Cabernet Franc</text:p>
          </table:table-cell>
          <table:table-cell office:value-type="string" calcext:value-type="string">
            <text:p>Damascene</text:p>
          </table:table-cell>
          <table:table-cell office:value-type="float" office:value="37.29242" calcext:value-type="float">
            <text:p>37.2924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368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Ravazol 2016</text:p>
          </table:table-cell>
          <table:table-cell office:value-type="string" calcext:value-type="string">
            <text:p>Ca la Biond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7500" calcext:value-type="float">
            <text:p>7500</text:p>
          </table:table-cell>
          <table:table-cell office:value-type="float" office:value="3800" calcext:value-type="float">
            <text:p>38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4q63tdynt9d1qt0jb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 Vigneti di Ravazzol</text:p>
          </table:table-cell>
          <table:table-cell office:value-type="string" calcext:value-type="string">
            <text:p>Ca' La Bionda</text:p>
          </table:table-cell>
          <table:table-cell office:value-type="float" office:value="43.602222" calcext:value-type="float">
            <text:p>43.60222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369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roldego Vigneto Morei Amfora 2020</text:p>
          </table:table-cell>
          <table:table-cell office:value-type="string" calcext:value-type="string">
            <text:p>Cantina Forad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100" calcext:value-type="float">
            <text:p>5100</text:p>
          </table:table-cell>
          <table:table-cell office:value-type="float" office:value="2335" calcext:value-type="float">
            <text:p>233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Karadar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cz52p49tm11n5n31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roldego Morei</text:p>
          </table:table-cell>
          <table:table-cell office:value-type="string" calcext:value-type="string">
            <text:p>Foradori</text:p>
          </table:table-cell>
          <table:table-cell office:value-type="float" office:value="47.34791" calcext:value-type="float">
            <text:p>47.3479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413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iliegiolo 2021/23</text:p>
          </table:table-cell>
          <table:table-cell office:value-type="string" calcext:value-type="string">
            <text:p>Antonio Camill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2900" calcext:value-type="float">
            <text:p>2900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Teatro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2xa8a054s80jn3ny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iliegiolo Maremma Toscana</text:p>
          </table:table-cell>
          <table:table-cell office:value-type="string" calcext:value-type="string">
            <text:p>Antonio Camillo</text:p>
          </table:table-cell>
          <table:table-cell office:value-type="float" office:value="40.7328" calcext:value-type="float">
            <text:p>40.732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420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yrah Crozes-Heremitage Rouge "Le Rouvre" 2020</text:p>
          </table:table-cell>
          <table:table-cell office:value-type="string" calcext:value-type="string">
            <text:p>Domaine Yann Chav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100" calcext:value-type="float">
            <text:p>4100</text:p>
          </table:table-cell>
          <table:table-cell office:value-type="float" office:value="1700" calcext:value-type="float">
            <text:p>17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Teatro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e2rnkggrmdtr15xcb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rozes-Hermitage Le Rouvre</text:p>
          </table:table-cell>
          <table:table-cell office:value-type="string" calcext:value-type="string">
            <text:p>Yann Chave</text:p>
          </table:table-cell>
          <table:table-cell office:value-type="float" office:value="52.553596" calcext:value-type="float">
            <text:p>52.55359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421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ntepulicano d'Abruzzo 2021</text:p>
          </table:table-cell>
          <table:table-cell office:value-type="string" calcext:value-type="string">
            <text:p>Emidio Pep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800" calcext:value-type="float">
            <text:p>7800</text:p>
          </table:table-cell>
          <table:table-cell office:value-type="float" office:value="3890" calcext:value-type="float">
            <text:p>389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etz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6tm16eae9c8tj0th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ntepulciano d'Abruzzo</text:p>
          </table:table-cell>
          <table:table-cell office:value-type="string" calcext:value-type="string">
            <text:p>Emidio Pepe</text:p>
          </table:table-cell>
          <table:table-cell office:value-type="float" office:value="44.535213" calcext:value-type="float">
            <text:p>44.53521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431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Rufina 2018 Doppia Magnum</text:p>
          </table:table-cell>
          <table:table-cell office:value-type="string" calcext:value-type="string">
            <text:p>Cantina Selvapiana</text:p>
          </table:table-cell>
          <table:table-cell/>
          <table:table-cell office:value-type="string" calcext:value-type="string">
            <text:p>JEROBOAM</text:p>
          </table:table-cell>
          <table:table-cell office:value-type="float" office:value="2018" calcext:value-type="float">
            <text:p>2018</text:p>
          </table:table-cell>
          <table:table-cell office:value-type="float" office:value="14500" calcext:value-type="float">
            <text:p>14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fhaycfywrvtjqgaqf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Rufina</text:p>
          </table:table-cell>
          <table:table-cell office:value-type="string" calcext:value-type="string">
            <text:p>Selvapiana</text:p>
          </table:table-cell>
          <table:table-cell office:value-type="float" office:value="46.544514" calcext:value-type="float">
            <text:p>46.54451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432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 2018</text:p>
          </table:table-cell>
          <table:table-cell office:value-type="string" calcext:value-type="string">
            <text:p>Castello di Rampolla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3800" calcext:value-type="float">
            <text:p>3800</text:p>
          </table:table-cell>
          <table:table-cell office:value-type="float" office:value="1600" calcext:value-type="float">
            <text:p>16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s380ad7c5wa8rrrar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</text:p>
          </table:table-cell>
          <table:table-cell office:value-type="string" calcext:value-type="string">
            <text:p>Castello dei Rampolla</text:p>
          </table:table-cell>
          <table:table-cell office:value-type="float" office:value="46.108025" calcext:value-type="float">
            <text:p>46.10802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433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 2021</text:p>
          </table:table-cell>
          <table:table-cell office:value-type="string" calcext:value-type="string">
            <text:p>La vigna di S. Mart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direkt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w4dfzqgm22bdxnrbks2a7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 Riserva</text:p>
          </table:table-cell>
          <table:table-cell office:value-type="string" calcext:value-type="string">
            <text:p>La Vigna di San Martino Ad Argiano</text:p>
          </table:table-cell>
          <table:table-cell office:value-type="float" office:value="29.410913" calcext:value-type="float">
            <text:p>29.41091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435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 2022</text:p>
          </table:table-cell>
          <table:table-cell office:value-type="string" calcext:value-type="string">
            <text:p>Castello di Monsan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200" calcext:value-type="float">
            <text:p>3200</text:p>
          </table:table-cell>
          <table:table-cell office:value-type="float" office:value="1250" calcext:value-type="float">
            <text:p>12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s39m04epgh2xr2r3s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</text:p>
          </table:table-cell>
          <table:table-cell office:value-type="string" calcext:value-type="string">
            <text:p>Castello di Monsanto</text:p>
          </table:table-cell>
          <table:table-cell office:value-type="float" office:value="48.001072" calcext:value-type="float">
            <text:p>48.00107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441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 2020</text:p>
          </table:table-cell>
          <table:table-cell office:value-type="string" calcext:value-type="string">
            <text:p>Isole e Ole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900" calcext:value-type="float">
            <text:p>3900</text:p>
          </table:table-cell>
          <table:table-cell office:value-type="float" office:value="1580" calcext:value-type="float">
            <text:p>158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Teatro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5xaymkrv8ya7nayxe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</text:p>
          </table:table-cell>
          <table:table-cell office:value-type="string" calcext:value-type="string">
            <text:p>Isole e Olena</text:p>
          </table:table-cell>
          <table:table-cell office:value-type="float" office:value="45.239803" calcext:value-type="float">
            <text:p>45.23980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442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 2016</text:p>
          </table:table-cell>
          <table:table-cell office:value-type="string" calcext:value-type="string">
            <text:p>Isole e Ole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5xaymkrv8ya7nayxe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</text:p>
          </table:table-cell>
          <table:table-cell office:value-type="string" calcext:value-type="string">
            <text:p>Isole e Olena</text:p>
          </table:table-cell>
          <table:table-cell office:value-type="float" office:value="45.239803" calcext:value-type="float">
            <text:p>45.23980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443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 2022</text:p>
          </table:table-cell>
          <table:table-cell office:value-type="string" calcext:value-type="string">
            <text:p>Cantina Carleo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900" calcext:value-type="float">
            <text:p>3900</text:p>
          </table:table-cell>
          <table:table-cell office:value-type="float" office:value="1670" calcext:value-type="float">
            <text:p>167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mvz22exh7f0b33wnvx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</text:p>
          </table:table-cell>
          <table:table-cell office:value-type="string" calcext:value-type="string">
            <text:p>Tenuta di Carleone</text:p>
          </table:table-cell>
          <table:table-cell office:value-type="float" office:value="29.557997" calcext:value-type="float">
            <text:p>29.55799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446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ontalloro 2016</text:p>
          </table:table-cell>
          <table:table-cell office:value-type="string" calcext:value-type="string">
            <text:p>Fattoria di Felsi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7500" calcext:value-type="float">
            <text:p>7500</text:p>
          </table:table-cell>
          <table:table-cell office:value-type="float" office:value="2570" calcext:value-type="float">
            <text:p>257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803g52eh6v7h6921w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giovese Fontalloro</text:p>
          </table:table-cell>
          <table:table-cell office:value-type="string" calcext:value-type="string">
            <text:p>Fèlsina</text:p>
          </table:table-cell>
          <table:table-cell office:value-type="float" office:value="42.91121" calcext:value-type="float">
            <text:p>42.9112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447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ontalloro 2010</text:p>
          </table:table-cell>
          <table:table-cell office:value-type="string" calcext:value-type="string">
            <text:p>Fattoria di Felsi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803g52eh6v7h6921w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giovese Fontalloro</text:p>
          </table:table-cell>
          <table:table-cell office:value-type="string" calcext:value-type="string">
            <text:p>Fèlsina</text:p>
          </table:table-cell>
          <table:table-cell office:value-type="float" office:value="42.91121" calcext:value-type="float">
            <text:p>42.9112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449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ontalloro 1994</text:p>
          </table:table-cell>
          <table:table-cell office:value-type="string" calcext:value-type="string">
            <text:p>Fattoria di Felsi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4" calcext:value-type="float">
            <text:p>1994</text:p>
          </table:table-cell>
          <table:table-cell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803g52eh6v7h6921w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giovese Fontalloro</text:p>
          </table:table-cell>
          <table:table-cell office:value-type="string" calcext:value-type="string">
            <text:p>Fèlsina</text:p>
          </table:table-cell>
          <table:table-cell office:value-type="float" office:value="42.91121" calcext:value-type="float">
            <text:p>42.9112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450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i Montalcino 2021/22</text:p>
          </table:table-cell>
          <table:table-cell office:value-type="string" calcext:value-type="string">
            <text:p>Corte Pavo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200" calcext:value-type="float">
            <text:p>3200</text:p>
          </table:table-cell>
          <table:table-cell office:value-type="float" office:value="1170" calcext:value-type="float">
            <text:p>117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Vinum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mw0tpk1pmmqfbvw2nq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i Montalcino</text:p>
          </table:table-cell>
          <table:table-cell office:value-type="string" calcext:value-type="string">
            <text:p>Tenuta Corte Pavone</text:p>
          </table:table-cell>
          <table:table-cell office:value-type="float" office:value="44.11015" calcext:value-type="float">
            <text:p>44.1101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451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2015</text:p>
          </table:table-cell>
          <table:table-cell office:value-type="string" calcext:value-type="string">
            <text:p>Corte Pavo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cr7h5egdhpnj5hbq7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Tenuta Corte Pavone</text:p>
          </table:table-cell>
          <table:table-cell office:value-type="float" office:value="46.796703" calcext:value-type="float">
            <text:p>46.79670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452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2018</text:p>
          </table:table-cell>
          <table:table-cell office:value-type="string" calcext:value-type="string">
            <text:p>Corte Pavo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400" calcext:value-type="float">
            <text:p>6400</text:p>
          </table:table-cell>
          <table:table-cell office:value-type="float" office:value="3220" calcext:value-type="float">
            <text:p>32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Vinum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cr7h5egdhpnj5hbq7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Tenuta Corte Pavone</text:p>
          </table:table-cell>
          <table:table-cell office:value-type="float" office:value="46.796703" calcext:value-type="float">
            <text:p>46.79670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453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i Montalcino 2022</text:p>
          </table:table-cell>
          <table:table-cell office:value-type="string" calcext:value-type="string">
            <text:p>Castello Tricerch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200" calcext:value-type="float">
            <text:p>3200</text:p>
          </table:table-cell>
          <table:table-cell office:value-type="float" office:value="1250" calcext:value-type="float">
            <text:p>125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Teatro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q8qbpjtgz5rxc8byrv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i Montalcino</text:p>
          </table:table-cell>
          <table:table-cell office:value-type="string" calcext:value-type="string">
            <text:p>Tricerchi</text:p>
          </table:table-cell>
          <table:table-cell office:value-type="float" office:value="45.863503" calcext:value-type="float">
            <text:p>45.86350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456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2011</text:p>
          </table:table-cell>
          <table:table-cell office:value-type="string" calcext:value-type="string">
            <text:p>Conti Costan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6900" calcext:value-type="float">
            <text:p>6900</text:p>
          </table:table-cell>
          <table:table-cell office:value-type="float" office:value="2860" calcext:value-type="float">
            <text:p>28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olzer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cqweyg8nyq4ss0aht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Conti Costanti</text:p>
          </table:table-cell>
          <table:table-cell office:value-type="float" office:value="56.00868" calcext:value-type="float">
            <text:p>56.0086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458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2013</text:p>
          </table:table-cell>
          <table:table-cell office:value-type="string" calcext:value-type="string">
            <text:p>Conti Costan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6700" calcext:value-type="float">
            <text:p>6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cqweyg8nyq4ss0aht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Conti Costanti</text:p>
          </table:table-cell>
          <table:table-cell office:value-type="float" office:value="56.00868" calcext:value-type="float">
            <text:p>56.0086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459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obile di Montepulciano Asinone 2020</text:p>
          </table:table-cell>
          <table:table-cell office:value-type="string" calcext:value-type="string">
            <text:p>Cantina Polizi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500" calcext:value-type="float">
            <text:p>7500</text:p>
          </table:table-cell>
          <table:table-cell office:value-type="float" office:value="3925" calcext:value-type="float">
            <text:p>392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67b05dgyw9ry5apy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no Nobile di Montepulciano Asinone</text:p>
          </table:table-cell>
          <table:table-cell office:value-type="string" calcext:value-type="string">
            <text:p>Poliziano</text:p>
          </table:table-cell>
          <table:table-cell office:value-type="float" office:value="48.66626" calcext:value-type="float">
            <text:p>48.6662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462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alistorti Rosso 2015</text:p>
          </table:table-cell>
          <table:table-cell office:value-type="string" calcext:value-type="string">
            <text:p>Tenuta di Valgi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5500" calcext:value-type="float">
            <text:p>5500</text:p>
          </table:table-cell>
          <table:table-cell office:value-type="float" office:value="1200" calcext:value-type="float">
            <text:p>12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Gebi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ye7eb5pw6cqzbp61w0vvhv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alistorti</text:p>
          </table:table-cell>
          <table:table-cell office:value-type="string" calcext:value-type="string">
            <text:p>Tenuta di Valgiano</text:p>
          </table:table-cell>
          <table:table-cell office:value-type="float" office:value="51.25668" calcext:value-type="float">
            <text:p>51.2566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464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alistorti Rosso 2013</text:p>
          </table:table-cell>
          <table:table-cell office:value-type="string" calcext:value-type="string">
            <text:p>Tenuta di Valgi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5500" calcext:value-type="float">
            <text:p>5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Gebi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ye7eb5pw6cqzbp61w0vvhv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alistorti</text:p>
          </table:table-cell>
          <table:table-cell office:value-type="string" calcext:value-type="string">
            <text:p>Tenuta di Valgiano</text:p>
          </table:table-cell>
          <table:table-cell office:value-type="float" office:value="51.25668" calcext:value-type="float">
            <text:p>51.2566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469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laccianello della Pieve 2016</text:p>
          </table:table-cell>
          <table:table-cell office:value-type="string" calcext:value-type="string">
            <text:p>Cantina Fontod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29000" calcext:value-type="float">
            <text:p>29000</text:p>
          </table:table-cell>
          <table:table-cell office:value-type="float" office:value="6800" calcext:value-type="float">
            <text:p>68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80aqyvxbtdggywpef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laccianello della Pieve</text:p>
          </table:table-cell>
          <table:table-cell office:value-type="string" calcext:value-type="string">
            <text:p>Fontodi</text:p>
          </table:table-cell>
          <table:table-cell office:value-type="float" office:value="58.600685" calcext:value-type="float">
            <text:p>58.60068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470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laccianello della Pieve 2001</text:p>
          </table:table-cell>
          <table:table-cell office:value-type="string" calcext:value-type="string">
            <text:p>Cantina Fondod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1" calcext:value-type="float">
            <text:p>2001</text:p>
          </table:table-cell>
          <table:table-cell office:value-type="float" office:value="21500" calcext:value-type="float">
            <text:p>21500</text:p>
          </table:table-cell>
          <table:table-cell office:value-type="float" office:value="12500" calcext:value-type="float">
            <text:p>12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80aqyvxbtdggywpef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laccianello della Pieve</text:p>
          </table:table-cell>
          <table:table-cell office:value-type="string" calcext:value-type="string">
            <text:p>Fontodi</text:p>
          </table:table-cell>
          <table:table-cell office:value-type="float" office:value="54.41035" calcext:value-type="float">
            <text:p>54.4103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471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laccianello della Pieve 1995</text:p>
          </table:table-cell>
          <table:table-cell office:value-type="string" calcext:value-type="string">
            <text:p>Cantina Fontod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5" calcext:value-type="float">
            <text:p>1995</text:p>
          </table:table-cell>
          <table:table-cell office:value-type="float" office:value="27000" calcext:value-type="float">
            <text:p>27000</text:p>
          </table:table-cell>
          <table:table-cell office:value-type="float" office:value="15000" calcext:value-type="float">
            <text:p>15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80aqyvxbtdggywpef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laccianello della Pieve</text:p>
          </table:table-cell>
          <table:table-cell office:value-type="string" calcext:value-type="string">
            <text:p>Fontodi</text:p>
          </table:table-cell>
          <table:table-cell office:value-type="float" office:value="58.600685" calcext:value-type="float">
            <text:p>58.60068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473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laccianello della Pieve 1991</text:p>
          </table:table-cell>
          <table:table-cell office:value-type="string" calcext:value-type="string">
            <text:p>Cantina Fontod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1" calcext:value-type="float">
            <text:p>1991</text:p>
          </table:table-cell>
          <table:table-cell office:value-type="float" office:value="39000" calcext:value-type="float">
            <text:p>39000</text:p>
          </table:table-cell>
          <table:table-cell office:value-type="float" office:value="6800" calcext:value-type="float">
            <text:p>68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80aqyvxbtdggywpef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laccianello della Pieve</text:p>
          </table:table-cell>
          <table:table-cell office:value-type="string" calcext:value-type="string">
            <text:p>Fontodi</text:p>
          </table:table-cell>
          <table:table-cell office:value-type="float" office:value="58.600685" calcext:value-type="float">
            <text:p>58.60068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480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Sori Ginestra 2020</text:p>
          </table:table-cell>
          <table:table-cell office:value-type="string" calcext:value-type="string">
            <text:p>Conterno-Fant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1900" calcext:value-type="float">
            <text:p>11900</text:p>
          </table:table-cell>
          <table:table-cell office:value-type="float" office:value="6300" calcext:value-type="float">
            <text:p>63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jemm69xxhykex1zvn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Sorì Ginestra Bio</text:p>
          </table:table-cell>
          <table:table-cell office:value-type="string" calcext:value-type="string">
            <text:p>Conterno Fantino</text:p>
          </table:table-cell>
          <table:table-cell office:value-type="float" office:value="63.75841" calcext:value-type="float">
            <text:p>63.7584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481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Bricco Boschis 2010</text:p>
          </table:table-cell>
          <table:table-cell office:value-type="string" calcext:value-type="string">
            <text:p>Cavallotto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5y2hr954cemgymcad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Bricco Boschis</text:p>
          </table:table-cell>
          <table:table-cell office:value-type="string" calcext:value-type="string">
            <text:p>Cavallotto</text:p>
          </table:table-cell>
          <table:table-cell office:value-type="float" office:value="47.76331" calcext:value-type="float">
            <text:p>47.7633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482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Cicala 2006</text:p>
          </table:table-cell>
          <table:table-cell office:value-type="string" calcext:value-type="string">
            <text:p>A. Conter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office:value-type="float" office:value="25000" calcext:value-type="float">
            <text:p>25000</text:p>
          </table:table-cell>
          <table:table-cell office:value-type="float" office:value="14000" calcext:value-type="float">
            <text:p>14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6xjdegjmef69h6ets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Bussia Cicala</text:p>
          </table:table-cell>
          <table:table-cell office:value-type="string" calcext:value-type="string">
            <text:p>Aldo Conterno</text:p>
          </table:table-cell>
          <table:table-cell office:value-type="float" office:value="36.01747" calcext:value-type="float">
            <text:p>36.0174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483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Le Vigne 2007</text:p>
          </table:table-cell>
          <table:table-cell office:value-type="string" calcext:value-type="string">
            <text:p>Luciano Sandro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7" calcext:value-type="float">
            <text:p>2007</text:p>
          </table:table-cell>
          <table:table-cell office:value-type="float" office:value="25000" calcext:value-type="float">
            <text:p>25000</text:p>
          </table:table-cell>
          <table:table-cell office:value-type="float" office:value="13000" calcext:value-type="float">
            <text:p>13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hdneb67mx04k6zhqe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Le Vigne</text:p>
          </table:table-cell>
          <table:table-cell office:value-type="string" calcext:value-type="string">
            <text:p>Sandrone Luciano</text:p>
          </table:table-cell>
          <table:table-cell office:value-type="float" office:value="56.292778" calcext:value-type="float">
            <text:p>56.29277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485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Lazzairasco 2020 Magnum</text:p>
          </table:table-cell>
          <table:table-cell office:value-type="string" calcext:value-type="string">
            <text:p>Guido Porr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9300" calcext:value-type="float">
            <text:p>9300</text:p>
          </table:table-cell>
          <table:table-cell office:value-type="float" office:value="4700" calcext:value-type="float">
            <text:p>47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ezbqdq49d1eq36axb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. Lazzairasco Barolo</text:p>
          </table:table-cell>
          <table:table-cell office:value-type="string" calcext:value-type="string">
            <text:p>Guido Porro</text:p>
          </table:table-cell>
          <table:table-cell office:value-type="float" office:value="56.633747" calcext:value-type="float">
            <text:p>56.63374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487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'Alba Gepin 2020/22</text:p>
          </table:table-cell>
          <table:table-cell office:value-type="string" calcext:value-type="string">
            <text:p>Albino Rocc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200" calcext:value-type="float">
            <text:p>3200</text:p>
          </table:table-cell>
          <table:table-cell office:value-type="float" office:value="1490" calcext:value-type="float">
            <text:p>149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gebi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6w2hhb8wxp54m5e8c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'Alba Gepin</text:p>
          </table:table-cell>
          <table:table-cell office:value-type="string" calcext:value-type="string">
            <text:p>Albino Rocca</text:p>
          </table:table-cell>
          <table:table-cell office:value-type="float" office:value="55.164024" calcext:value-type="float">
            <text:p>55.16402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488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onchi 2013 Magnum</text:p>
          </table:table-cell>
          <table:table-cell office:value-type="string" calcext:value-type="string">
            <text:p>Albino Rocc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3" calcext:value-type="float">
            <text:p>2013</text:p>
          </table:table-cell>
          <table:table-cell office:value-type="float" office:value="16900" calcext:value-type="float">
            <text:p>16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hke5vkbq4k6qb9q7wcpjz8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onchi</text:p>
          </table:table-cell>
          <table:table-cell office:value-type="string" calcext:value-type="string">
            <text:p>Albino Rocca</text:p>
          </table:table-cell>
          <table:table-cell office:value-type="float" office:value="52.18761" calcext:value-type="float">
            <text:p>52.1876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489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onchi 2016</text:p>
          </table:table-cell>
          <table:table-cell office:value-type="string" calcext:value-type="string">
            <text:p>Albino Rocca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8800" calcext:value-type="float">
            <text:p>8800</text:p>
          </table:table-cell>
          <table:table-cell office:value-type="float" office:value="4500" calcext:value-type="float">
            <text:p>4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hke5vkbq4k6qb9q7wcpjz8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onchi</text:p>
          </table:table-cell>
          <table:table-cell office:value-type="string" calcext:value-type="string">
            <text:p>Albino Rocca</text:p>
          </table:table-cell>
          <table:table-cell office:value-type="float" office:value="52.18761" calcext:value-type="float">
            <text:p>52.1876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491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2020</text:p>
          </table:table-cell>
          <table:table-cell office:value-type="string" calcext:value-type="string">
            <text:p>Produttori del Barbaes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900" calcext:value-type="float">
            <text:p>3900</text:p>
          </table:table-cell>
          <table:table-cell office:value-type="float" office:value="1800" calcext:value-type="float">
            <text:p>18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olzer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2q77fb88zxfbzs90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</text:p>
          </table:table-cell>
          <table:table-cell office:value-type="string" calcext:value-type="string">
            <text:p>Produttori del Barbaresco</text:p>
          </table:table-cell>
          <table:table-cell office:value-type="float" office:value="46.832153" calcext:value-type="float">
            <text:p>46.83215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492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bbiolo Langhe Ginestrino 2021/22</text:p>
          </table:table-cell>
          <table:table-cell office:value-type="string" calcext:value-type="string">
            <text:p>Conterno-Fant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800" calcext:value-type="float">
            <text:p>3800</text:p>
          </table:table-cell>
          <table:table-cell office:value-type="float" office:value="1600" calcext:value-type="float">
            <text:p>16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jegwegeg14ry41e9r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bbiolo Ginestrino</text:p>
          </table:table-cell>
          <table:table-cell office:value-type="string" calcext:value-type="string">
            <text:p>Conterno Fantino</text:p>
          </table:table-cell>
          <table:table-cell office:value-type="float" office:value="62.64405" calcext:value-type="float">
            <text:p>62.6440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493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abajà 2019</text:p>
          </table:table-cell>
          <table:table-cell office:value-type="string" calcext:value-type="string">
            <text:p>Giuseppe Cortes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900" calcext:value-type="float">
            <text:p>6900</text:p>
          </table:table-cell>
          <table:table-cell office:value-type="float" office:value="3500" calcext:value-type="float">
            <text:p>3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c8ag2a0h2dgqwefrq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abaja</text:p>
          </table:table-cell>
          <table:table-cell office:value-type="string" calcext:value-type="string">
            <text:p>Giuseppe Cortese</text:p>
          </table:table-cell>
          <table:table-cell office:value-type="float" office:value="57.60066" calcext:value-type="float">
            <text:p>57.600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495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Angelo 2019</text:p>
          </table:table-cell>
          <table:table-cell office:value-type="string" calcext:value-type="string">
            <text:p>Albino Rocca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900" calcext:value-type="float">
            <text:p>8900</text:p>
          </table:table-cell>
          <table:table-cell office:value-type="float" office:value="4900" calcext:value-type="float">
            <text:p>49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6wc3gsyqw46mx06vy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Angelo</text:p>
          </table:table-cell>
          <table:table-cell office:value-type="string" calcext:value-type="string">
            <text:p>Albino Rocca</text:p>
          </table:table-cell>
          <table:table-cell office:value-type="float" office:value="51.267662" calcext:value-type="float">
            <text:p>51.26766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495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bbiolo Lessona 2013 Magnum</text:p>
          </table:table-cell>
          <table:table-cell office:value-type="string" calcext:value-type="string">
            <text:p>Proprietà Sperin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3" calcext:value-type="float">
            <text:p>2013</text:p>
          </table:table-cell>
          <table:table-cell office:value-type="float" office:value="17900" calcext:value-type="float">
            <text:p>17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q98pdr2jkf1z6h88x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bbiolo Lessona</text:p>
          </table:table-cell>
          <table:table-cell office:value-type="string" calcext:value-type="string">
            <text:p>Proprieta Sperino</text:p>
          </table:table-cell>
          <table:table-cell office:value-type="float" office:value="65.346" calcext:value-type="float">
            <text:p>65.34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496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onchi 2021</text:p>
          </table:table-cell>
          <table:table-cell office:value-type="string" calcext:value-type="string">
            <text:p>Albino Rocca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900" calcext:value-type="float">
            <text:p>5900</text:p>
          </table:table-cell>
          <table:table-cell office:value-type="float" office:value="3150" calcext:value-type="float">
            <text:p>31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hke5vkbq4k6qb9q7wcpjz8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onchi</text:p>
          </table:table-cell>
          <table:table-cell office:value-type="string" calcext:value-type="string">
            <text:p>Albino Rocca</text:p>
          </table:table-cell>
          <table:table-cell office:value-type="float" office:value="52.18761" calcext:value-type="float">
            <text:p>52.1876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3010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fränkisch Perwolf 2010</text:p>
          </table:table-cell>
          <table:table-cell office:value-type="string" calcext:value-type="string">
            <text:p>Weingut Krutz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11000" calcext:value-type="float">
            <text:p>11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7py02j5wtcfnyym90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erwolff Blaufränkisch</text:p>
          </table:table-cell>
          <table:table-cell office:value-type="string" calcext:value-type="string">
            <text:p>Krutzler</text:p>
          </table:table-cell>
          <table:table-cell office:value-type="float" office:value="44.518265" calcext:value-type="float">
            <text:p>44.51826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3011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fränkisch Perwolf 2021</text:p>
          </table:table-cell>
          <table:table-cell office:value-type="string" calcext:value-type="string">
            <text:p>Weingut Krutz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500" calcext:value-type="float">
            <text:p>8500</text:p>
          </table:table-cell>
          <table:table-cell office:value-type="float" office:value="4740" calcext:value-type="float">
            <text:p>474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7py02j5wtcfnyym90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erwolff Blaufränkisch</text:p>
          </table:table-cell>
          <table:table-cell office:value-type="string" calcext:value-type="string">
            <text:p>Krutzler</text:p>
          </table:table-cell>
          <table:table-cell office:value-type="float" office:value="44.518265" calcext:value-type="float">
            <text:p>44.51826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3020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fränkisch Eisenberg Reserve 2018/20</text:p>
          </table:table-cell>
          <table:table-cell office:value-type="string" calcext:value-type="string">
            <text:p>Weingut Krutz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500" calcext:value-type="float">
            <text:p>4500</text:p>
          </table:table-cell>
          <table:table-cell office:value-type="float" office:value="2020" calcext:value-type="float">
            <text:p>20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döllerer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7pa826yeqyt16hw40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isenberg Reserve Blaufränkisch</text:p>
          </table:table-cell>
          <table:table-cell office:value-type="string" calcext:value-type="string">
            <text:p>Krutzler</text:p>
          </table:table-cell>
          <table:table-cell office:value-type="float" office:value="44.510036" calcext:value-type="float">
            <text:p>44.51003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3030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fränkisch Szapary 2016</text:p>
          </table:table-cell>
          <table:table-cell office:value-type="string" calcext:value-type="string">
            <text:p>Weingut Uwe Schief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5600" calcext:value-type="float">
            <text:p>5600</text:p>
          </table:table-cell>
          <table:table-cell office:value-type="float" office:value="2700" calcext:value-type="float">
            <text:p>27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Döllerer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wsykz1ccsys8rfs8wk83b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zapary Blaufränkisch</text:p>
          </table:table-cell>
          <table:table-cell office:value-type="string" calcext:value-type="string">
            <text:p>Weinbau Uwe Schiefer</text:p>
          </table:table-cell>
          <table:table-cell office:value-type="float" office:value="55.75465" calcext:value-type="float">
            <text:p>55.7546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3038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fränkisch Mörbisch 2021</text:p>
          </table:table-cell>
          <table:table-cell office:value-type="string" calcext:value-type="string">
            <text:p>Weingut Schönberger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wsykz20hh4n068xwyg3f0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örbisch Blaufränkisch</text:p>
          </table:table-cell>
          <table:table-cell office:value-type="string" calcext:value-type="string">
            <text:p>Schönberger</text:p>
          </table:table-cell>
          <table:table-cell office:value-type="float" office:value="49.495426" calcext:value-type="float">
            <text:p>49.49542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3039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fränkisch Kräften 2018</text:p>
          </table:table-cell>
          <table:table-cell office:value-type="string" calcext:value-type="string">
            <text:p>Weingut Schönber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300" calcext:value-type="float">
            <text:p>4300</text:p>
          </table:table-cell>
          <table:table-cell office:value-type="float" office:value="1500" calcext:value-type="float">
            <text:p>1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wsykz387a4ct2edhsdjx5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räften Blaufränkisch</text:p>
          </table:table-cell>
          <table:table-cell office:value-type="string" calcext:value-type="string">
            <text:p>Schönberger</text:p>
          </table:table-cell>
          <table:table-cell office:value-type="float" office:value="46.820023" calcext:value-type="float">
            <text:p>46.82002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3041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fränkisch Lehmgrube 2017</text:p>
          </table:table-cell>
          <table:table-cell office:value-type="string" calcext:value-type="string">
            <text:p>Weingut Schönber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5500" calcext:value-type="float">
            <text:p>5500</text:p>
          </table:table-cell>
          <table:table-cell office:value-type="float" office:value="2800" calcext:value-type="float">
            <text:p>28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zek18mbefd1sxye7kgd5n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hmgrube Blaufränkisch</text:p>
          </table:table-cell>
          <table:table-cell office:value-type="string" calcext:value-type="string">
            <text:p>Schönberger</text:p>
          </table:table-cell>
          <table:table-cell office:value-type="float" office:value="50.056152" calcext:value-type="float">
            <text:p>50.05615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5063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ssiano 2021</text:p>
          </table:table-cell>
          <table:table-cell office:value-type="string" calcext:value-type="string">
            <text:p>Weingut 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900" calcext:value-type="float">
            <text:p>4900</text:p>
          </table:table-cell>
          <table:table-cell office:value-type="float" office:value="2300" calcext:value-type="float">
            <text:p>23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7b0pcbwmmy0vdycn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ssiano Bio</text:p>
          </table:table-cell>
          <table:table-cell office:value-type="string" calcext:value-type="string">
            <text:p>Manincor</text:p>
          </table:table-cell>
          <table:table-cell office:value-type="float" office:value="40.846657" calcext:value-type="float">
            <text:p>40.84665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9050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bbiolo Langhe 2021</text:p>
          </table:table-cell>
          <table:table-cell office:value-type="string" calcext:value-type="string">
            <text:p>Giuseppte Cortese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n4ekjx1vprt30w92y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bbiolo Langhe</text:p>
          </table:table-cell>
          <table:table-cell office:value-type="string" calcext:value-type="string">
            <text:p>Giuseppe Cortese</text:p>
          </table:table-cell>
          <table:table-cell office:value-type="float" office:value="48.889656" calcext:value-type="float">
            <text:p>48.8896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9094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abajà Riserva 2016</text:p>
          </table:table-cell>
          <table:table-cell office:value-type="string" calcext:value-type="string">
            <text:p>Giuseppe Cortes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7700" calcext:value-type="float">
            <text:p>77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olzer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ce606d6g6t9jxwbev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iserva Rabajà</text:p>
          </table:table-cell>
          <table:table-cell office:value-type="string" calcext:value-type="string">
            <text:p>Giuseppe Cortese</text:p>
          </table:table-cell>
          <table:table-cell office:value-type="float" office:value="58.312542" calcext:value-type="float">
            <text:p>58.31254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baresco Rombone 2021</text:p>
          </table:table-cell>
          <table:table-cell office:value-type="string" calcext:value-type="string">
            <text:p>Nada Fiorenz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9900" calcext:value-type="float">
            <text:p>9900</text:p>
          </table:table-cell>
          <table:table-cell office:value-type="float" office:value="4650" calcext:value-type="float">
            <text:p>46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7s13je1mthgd609q7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ombone</text:p>
          </table:table-cell>
          <table:table-cell office:value-type="string" calcext:value-type="string">
            <text:p>Nada Fiorenzo</text:p>
          </table:table-cell>
          <table:table-cell office:value-type="float" office:value="59.386044" calcext:value-type="float">
            <text:p>59.38604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baresco Manzola 2021</text:p>
          </table:table-cell>
          <table:table-cell office:value-type="string" calcext:value-type="string">
            <text:p>Nada Fiorenz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500" calcext:value-type="float">
            <text:p>7500</text:p>
          </table:table-cell>
          <table:table-cell office:value-type="float" office:value="3350" calcext:value-type="float">
            <text:p>33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7s6qpk5bms5p6f4sa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nzola Barbaresco</text:p>
          </table:table-cell>
          <table:table-cell office:value-type="string" calcext:value-type="string">
            <text:p>Nada Fiorenzo</text:p>
          </table:table-cell>
          <table:table-cell office:value-type="float" office:value="57.47726" calcext:value-type="float">
            <text:p>57.4772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baresco 2021</text:p>
          </table:table-cell>
          <table:table-cell office:value-type="string" calcext:value-type="string">
            <text:p>Nada Fiorenz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500" calcext:value-type="float">
            <text:p>5500</text:p>
          </table:table-cell>
          <table:table-cell office:value-type="float" office:value="2180" calcext:value-type="float">
            <text:p>218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7secqhbw3219yv3qp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</text:p>
          </table:table-cell>
          <table:table-cell office:value-type="string" calcext:value-type="string">
            <text:p>Nada Fiorenzo</text:p>
          </table:table-cell>
          <table:table-cell office:value-type="float" office:value="49.294342" calcext:value-type="float">
            <text:p>49.29434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bera d'Alba 2022</text:p>
          </table:table-cell>
          <table:table-cell office:value-type="string" calcext:value-type="string">
            <text:p>Nada Fiorenz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900" calcext:value-type="float">
            <text:p>3900</text:p>
          </table:table-cell>
          <table:table-cell office:value-type="float" office:value="1490" calcext:value-type="float">
            <text:p>149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7sbczqk40yerqzn8y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'Alba</text:p>
          </table:table-cell>
          <table:table-cell office:value-type="string" calcext:value-type="string">
            <text:p>Nada Fiorenzo</text:p>
          </table:table-cell>
          <table:table-cell office:value-type="float" office:value="54.140533" calcext:value-type="float">
            <text:p>54.14053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Nebbiolo Langhe 2022</text:p>
          </table:table-cell>
          <table:table-cell office:value-type="string" calcext:value-type="string">
            <text:p>Nada Fiorenz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900" calcext:value-type="float">
            <text:p>3900</text:p>
          </table:table-cell>
          <table:table-cell office:value-type="float" office:value="1400" calcext:value-type="float">
            <text:p>14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7sjnc18cqb3jtkye1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nghe Nebbiolo</text:p>
          </table:table-cell>
          <table:table-cell office:value-type="string" calcext:value-type="string">
            <text:p>Nada Fiorenzo</text:p>
          </table:table-cell>
          <table:table-cell office:value-type="float" office:value="53.96099" calcext:value-type="float">
            <text:p>53.9609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olo Giannetto 2020</text:p>
          </table:table-cell>
          <table:table-cell office:value-type="string" calcext:value-type="string">
            <text:p>Guido Porro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100" calcext:value-type="float">
            <text:p>5100</text:p>
          </table:table-cell>
          <table:table-cell office:value-type="float" office:value="2050" calcext:value-type="float">
            <text:p>20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f46ev3m2z29dwsxyw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ianetto Barolo</text:p>
          </table:table-cell>
          <table:table-cell office:value-type="string" calcext:value-type="string">
            <text:p>Guido Porro</text:p>
          </table:table-cell>
          <table:table-cell office:value-type="float" office:value="56.4094" calcext:value-type="float">
            <text:p>56.409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olo S. Caterina 2020</text:p>
          </table:table-cell>
          <table:table-cell office:value-type="string" calcext:value-type="string">
            <text:p>Guido Porro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500" calcext:value-type="float">
            <text:p>5500</text:p>
          </table:table-cell>
          <table:table-cell office:value-type="float" office:value="2150" calcext:value-type="float">
            <text:p>21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f3ps5td9a9fkas00e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. S. Caterina Barolo</text:p>
          </table:table-cell>
          <table:table-cell office:value-type="string" calcext:value-type="string">
            <text:p>Guido Porro</text:p>
          </table:table-cell>
          <table:table-cell office:value-type="float" office:value="53.6388" calcext:value-type="float">
            <text:p>53.638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olo Lazzairasco 2020</text:p>
          </table:table-cell>
          <table:table-cell office:value-type="string" calcext:value-type="string">
            <text:p>Guido Porro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900" calcext:value-type="float">
            <text:p>5900</text:p>
          </table:table-cell>
          <table:table-cell office:value-type="float" office:value="2350" calcext:value-type="float">
            <text:p>23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ezbqdq49d1eq36axb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. Lazzairasco Barolo</text:p>
          </table:table-cell>
          <table:table-cell office:value-type="string" calcext:value-type="string">
            <text:p>Guido Porro</text:p>
          </table:table-cell>
          <table:table-cell office:value-type="float" office:value="55.845802" calcext:value-type="float">
            <text:p>55.845802</text:p>
          </table:table-cell>
        </table:table-row>
      </table:table>
      <table:table table:name="Manual (insert ids)" table:style-name="ta1">
        <table:table-column table:style-name="co1" table:default-cell-style-name="ce4"/>
        <table:table-column table:style-name="co1" table:number-columns-repeated="5" table:default-cell-style-name="ce3"/>
        <table:table-column table:style-name="co1" table:default-cell-style-name="ce5"/>
        <table:table-column table:style-name="co1" table:number-columns-repeated="5" table:default-cell-style-name="ce3"/>
        <table:table-column table:style-name="co1" table:number-columns-repeated="2" table:default-cell-style-name="ce5"/>
        <table:table-column table:style-name="co1" table:default-cell-style-name="ce4"/>
        <table:table-row table:style-name="ro2">
          <table:table-cell table:style-name="ce3" office:value-type="string" calcext:value-type="string">
            <text:p>ok</text:p>
          </table:table-cell>
          <table:table-cell office:value-type="string" calcext:value-type="string">
            <text:p>matched_id</text:p>
          </table:table-cell>
          <table:table-cell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table:style-name="ce3"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table:style-name="ce3" office:value-type="string" calcext:value-type="string">
            <text:p>storage_area</text:p>
          </table:table-cell>
          <table:table-cell table:style-name="ce3" office:value-type="string" calcext:value-type="string">
            <text:p>internal_notes</text:p>
          </table:table-cell>
          <table:table-cell table:style-name="ce3" office:value-type="string" calcext:value-type="string">
            <text:p>visibl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5"/>
          <table:table-cell office:value-type="float" office:value="10121" calcext:value-type="float">
            <text:p>10121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rut Nature </text:p>
          </table:table-cell>
          <table:table-cell office:value-type="string" calcext:value-type="string">
            <text:p>Steineg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400" calcext:value-type="float">
            <text:p>5400</text:p>
          </table:table-cell>
          <table:table-cell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ccj35519kgnp4kw2ym</text:p>
          </table:table-cell>
          <table:table-cell office:value-type="float" office:value="10122" calcext:value-type="float">
            <text:p>10122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errari Brut Perlè </text:p>
          </table:table-cell>
          <table:table-cell office:value-type="string" calcext:value-type="string">
            <text:p>Lunel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500" calcext:value-type="float">
            <text:p>6500</text:p>
          </table:table-cell>
          <table:table-cell office:value-type="float" office:value="2722" calcext:value-type="float">
            <text:p>2722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string" calcext:value-type="string">
            <text:p>Perpmer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zm1tfvf6a3bpfs48vrqcy</text:p>
          </table:table-cell>
          <table:table-cell office:value-type="float" office:value="22010" calcext:value-type="float">
            <text:p>2201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ßburgunder Preasulis 2022723</text:p>
          </table:table-cell>
          <table:table-cell office:value-type="string" calcext:value-type="string">
            <text:p>Gump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500" calcext:value-type="float">
            <text:p>3500</text:p>
          </table:table-cell>
          <table:table-cell office:value-type="float" office:value="1380" calcext:value-type="float">
            <text:p>138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string" calcext:value-type="string">
            <text:p>direkt</text:p>
          </table:table-cell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0qzm1tf5drhq0ne7ne18vq9</text:p>
          </table:table-cell>
          <table:table-cell office:value-type="float" office:value="22022" calcext:value-type="float">
            <text:p>2202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Renaissance 2019/21</text:p>
          </table:table-cell>
          <table:table-cell office:value-type="string" calcext:value-type="string">
            <text:p>Gump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200" calcext:value-type="float">
            <text:p>5200</text:p>
          </table:table-cell>
          <table:table-cell office:value-type="float" office:value="2900" calcext:value-type="float">
            <text:p>29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arvcmhcbywfrz460achaqk5</text:p>
          </table:table-cell>
          <table:table-cell office:value-type="float" office:value="22210" calcext:value-type="float">
            <text:p>2221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DOC 2021</text:p>
          </table:table-cell>
          <table:table-cell office:value-type="string" calcext:value-type="string">
            <text:p>Prackfol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600" calcext:value-type="float">
            <text:p>3600</text:p>
          </table:table-cell>
          <table:table-cell office:value-type="float" office:value="1500" calcext:value-type="float">
            <text:p>15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string" calcext:value-type="string">
            <text:p>vinum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52tethzk64xxjt00xq3y7wc</text:p>
          </table:table-cell>
          <table:table-cell office:value-type="float" office:value="22247" calcext:value-type="float">
            <text:p>2224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Lismore 2011</text:p>
          </table:table-cell>
          <table:table-cell office:value-type="string" calcext:value-type="string">
            <text:p>Greyt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8500" calcext:value-type="float">
            <text:p>8500</text:p>
          </table:table-cell>
          <table:table-cell office:value-type="float" office:value="4500" calcext:value-type="float">
            <text:p>4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kxrn3ks25hsn998azhnkdyk</text:p>
          </table:table-cell>
          <table:table-cell office:value-type="float" office:value="23291" calcext:value-type="float">
            <text:p>23291</text:p>
          </table:table-cell>
          <table:table-cell table:style-name="ce5"/>
          <table:table-cell office:value-type="string" calcext:value-type="string">
            <text:p>Vernatsch Rosè 2023</text:p>
          </table:table-cell>
          <table:table-cell office:value-type="string" calcext:value-type="string">
            <text:p>Obermos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800" calcext:value-type="float">
            <text:p>2800</text:p>
          </table:table-cell>
          <table:table-cell office:value-type="float" office:value="880" calcext:value-type="float">
            <text:p>88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string" calcext:value-type="string">
            <text:p>Vinum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52texby9wdd2876aaf181xa</text:p>
          </table:table-cell>
          <table:table-cell office:value-type="float" office:value="31091" calcext:value-type="float">
            <text:p>3109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ateau Lynch Bage 2001</text:p>
          </table:table-cell>
          <table:table-cell office:value-type="string" calcext:value-type="string">
            <text:p>Pauillac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1" calcext:value-type="float">
            <text:p>2001</text:p>
          </table:table-cell>
          <table:table-cell office:value-type="float" office:value="29900" calcext:value-type="float">
            <text:p>29900</text:p>
          </table:table-cell>
          <table:table-cell office:value-type="float" office:value="8700" calcext:value-type="float">
            <text:p>87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string" calcext:value-type="string">
            <text:p>Gebhard</text:p>
          </table:table-cell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jkxs4rv0z6wbvqg8gfqt70tt</text:p>
          </table:table-cell>
          <table:table-cell office:value-type="float" office:value="31093" calcext:value-type="float">
            <text:p>3109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ateau Pichon Baron Deuxièmes Crus 2011</text:p>
          </table:table-cell>
          <table:table-cell office:value-type="string" calcext:value-type="string">
            <text:p>Pauillac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21500" calcext:value-type="float">
            <text:p>21500</text:p>
          </table:table-cell>
          <table:table-cell office:value-type="float" office:value="8550" calcext:value-type="float">
            <text:p>855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string" calcext:value-type="string">
            <text:p>Meixner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52tf6a1860wqnp18xfayncy</text:p>
          </table:table-cell>
          <table:table-cell office:value-type="float" office:value="32012" calcext:value-type="float">
            <text:p>3201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er Pfannenstiel 2018</text:p>
          </table:table-cell>
          <table:table-cell office:value-type="string" calcext:value-type="string">
            <text:p>Pfannenstiel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600" calcext:value-type="float">
            <text:p>5600</text:p>
          </table:table-cell>
          <table:table-cell office:value-type="float" office:value="3271" calcext:value-type="float">
            <text:p>327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52tf6a1860wqnp18xfayncy</text:p>
          </table:table-cell>
          <table:table-cell office:value-type="float" office:value="32013" calcext:value-type="float">
            <text:p>3201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er Pfannenstiel 2017</text:p>
          </table:table-cell>
          <table:table-cell office:value-type="string" calcext:value-type="string">
            <text:p>Pfannenstiel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5900" calcext:value-type="float">
            <text:p>5900</text:p>
          </table:table-cell>
          <table:table-cell office:value-type="float" office:value="3271" calcext:value-type="float">
            <text:p>327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j52tf6a1860wqnp18xfayncy</text:p>
          </table:table-cell>
          <table:table-cell office:value-type="float" office:value="32014" calcext:value-type="float">
            <text:p>3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er Pfannenstiel 2018 Magnum</text:p>
          </table:table-cell>
          <table:table-cell office:value-type="string" calcext:value-type="string">
            <text:p>Pfannenstielhof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11700" calcext:value-type="float">
            <text:p>11700</text:p>
          </table:table-cell>
          <table:table-cell office:value-type="float" office:value="5500" calcext:value-type="float">
            <text:p>5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t6sbc49gp9yez4edfzx</text:p>
          </table:table-cell>
          <table:table-cell office:value-type="float" office:value="32355" calcext:value-type="float">
            <text:p>3235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Franc Gran Enemigo 2015 </text:p>
          </table:table-cell>
          <table:table-cell office:value-type="string" calcext:value-type="string">
            <text:p>Gualtallar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3900" calcext:value-type="float">
            <text:p>13900</text:p>
          </table:table-cell>
          <table:table-cell office:value-type="float" office:value="8500" calcext:value-type="float">
            <text:p>8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table:style-name="ce5"/>
          <table:table-cell office:value-type="float" office:value="10110" calcext:value-type="float">
            <text:p>10110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rosecco di Valdobbiadene, Extra Brut</text:p>
          </table:table-cell>
          <table:table-cell office:value-type="string" calcext:value-type="string">
            <text:p>Bortol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string" calcext:value-type="string">
            <text:p>Holzer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zm1ts3cab52wdy0m1xqk4</text:p>
          </table:table-cell>
          <table:table-cell office:value-type="float" office:value="10117" calcext:value-type="float">
            <text:p>10117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Hausmannhof Reserve 2013</text:p>
          </table:table-cell>
          <table:table-cell office:value-type="string" calcext:value-type="string">
            <text:p>Haderbu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6900" calcext:value-type="float">
            <text:p>6900</text:p>
          </table:table-cell>
          <table:table-cell office:value-type="float" office:value="3500" calcext:value-type="float">
            <text:p>35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string" calcext:value-type="string">
            <text:p>direkt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kxt1ggvjyzsz7wch8mmn6a4</text:p>
          </table:table-cell>
          <table:table-cell office:value-type="float" office:value="10118" calcext:value-type="float">
            <text:p>10118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Solera Extra Brut</text:p>
          </table:table-cell>
          <table:table-cell office:value-type="string" calcext:value-type="string">
            <text:p>Marco Buvo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7500" calcext:value-type="float">
            <text:p>7500</text:p>
          </table:table-cell>
          <table:table-cell office:value-type="float" office:value="2900" calcext:value-type="float">
            <text:p>29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table:style-name="ce5"/>
          <table:table-cell office:value-type="float" office:value="10119" calcext:value-type="float">
            <text:p>10119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lanc de noir 7 Anni Extra Brut</text:p>
          </table:table-cell>
          <table:table-cell office:value-type="string" calcext:value-type="string">
            <text:p>Marco Buvo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7700" calcext:value-type="float">
            <text:p>7700</text:p>
          </table:table-cell>
          <table:table-cell office:value-type="float" office:value="3800" calcext:value-type="float">
            <text:p>38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string" calcext:value-type="string">
            <text:p>direkt 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4pmmfd2va3f0kxh816dtd3a</text:p>
          </table:table-cell>
          <table:table-cell office:value-type="float" office:value="10124" calcext:value-type="float">
            <text:p>10124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uvoli Tre Rosè E.B.</text:p>
          </table:table-cell>
          <table:table-cell office:value-type="string" calcext:value-type="string">
            <text:p>Marco Buvo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office:value-type="float" office:value="2450" calcext:value-type="float">
            <text:p>245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string" calcext:value-type="string">
            <text:p>Direkt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table:style-name="ce5"/>
          <table:table-cell office:value-type="float" office:value="10125" calcext:value-type="float">
            <text:p>10125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r Premier Cru Extra Brut</text:p>
          </table:table-cell>
          <table:table-cell office:value-type="string" calcext:value-type="string">
            <text:p>Guy Larmandier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900" calcext:value-type="float">
            <text:p>5900</text:p>
          </table:table-cell>
          <table:table-cell office:value-type="float" office:value="2890" calcext:value-type="float">
            <text:p>289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string" calcext:value-type="string">
            <text:p>Holzer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52tet036r0xxrye20tqvfjh</text:p>
          </table:table-cell>
          <table:table-cell office:value-type="float" office:value="10126" calcext:value-type="float">
            <text:p>10126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Extra Brut super 6 </text:p>
          </table:table-cell>
          <table:table-cell office:value-type="string" calcext:value-type="string">
            <text:p>Marco Buvo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900" calcext:value-type="float">
            <text:p>6900</text:p>
          </table:table-cell>
          <table:table-cell office:value-type="float" office:value="3500" calcext:value-type="float">
            <text:p>35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string" calcext:value-type="string">
            <text:p>direkt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 office:value-type="float" office:value="20218" calcext:value-type="float">
            <text:p>20218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lanc de Noir Brut </text:p>
          </table:table-cell>
          <table:table-cell office:value-type="string" calcext:value-type="string">
            <text:p>Weingut Münzbe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900" calcext:value-type="float">
            <text:p>4900</text:p>
          </table:table-cell>
          <table:table-cell office:value-type="float" office:value="2200" calcext:value-type="float">
            <text:p>22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4pmmgt9fx3vjj8az9z66r2r</text:p>
          </table:table-cell>
          <table:table-cell office:value-type="float" office:value="20219" calcext:value-type="float">
            <text:p>20219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remant Jura Brut Nature </text:p>
          </table:table-cell>
          <table:table-cell office:value-type="string" calcext:value-type="string">
            <text:p>Domaine Pigni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200" calcext:value-type="float">
            <text:p>4200</text:p>
          </table:table-cell>
          <table:table-cell office:value-type="float" office:value="1850" calcext:value-type="float">
            <text:p>18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sxrry5aamdwsqjw0b2r</text:p>
          </table:table-cell>
          <table:table-cell office:value-type="float" office:value="21120" calcext:value-type="float">
            <text:p>2112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Vinotheque 1993</text:p>
          </table:table-cell>
          <table:table-cell office:value-type="string" calcext:value-type="string">
            <text:p>Weingut Nikolai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3" calcext:value-type="float">
            <text:p>1993</text:p>
          </table:table-cell>
          <table:table-cell office:value-type="float" office:value="12500" calcext:value-type="float">
            <text:p>12500</text:p>
          </table:table-cell>
          <table:table-cell office:value-type="float" office:value="4800" calcext:value-type="float">
            <text:p>48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5">
          <table:table-cell office:value-type="string" calcext:value-type="string">
            <text:p>TRUE</text:p>
          </table:table-cell>
          <table:table-cell office:value-type="string" calcext:value-type="string">
            <text:p>wine_01jkxw64tcw23xmxetxyz44x4e</text:p>
          </table:table-cell>
          <table:table-cell office:value-type="float" office:value="21140" calcext:value-type="float">
            <text:p>211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Spiegel Feuersbrunn 2020</text:p>
          </table:table-cell>
          <table:table-cell office:value-type="string" calcext:value-type="string">
            <text:p>Weingut B. Ot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600" calcext:value-type="float">
            <text:p>5600</text:p>
          </table:table-cell>
          <table:table-cell office:value-type="float" office:value="2670" calcext:value-type="float">
            <text:p>267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string" calcext:value-type="string">
            <text:p>Döllerer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kxvznax1y7d4c1gz317thr3</text:p>
          </table:table-cell>
          <table:table-cell office:value-type="float" office:value="21150" calcext:value-type="float">
            <text:p>2115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ger Muga 2021</text:p>
          </table:table-cell>
          <table:table-cell office:value-type="string" calcext:value-type="string">
            <text:p>Spital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200" calcext:value-type="float">
            <text:p>4200</text:p>
          </table:table-cell>
          <table:table-cell office:value-type="float" office:value="1800" calcext:value-type="float">
            <text:p>18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string" calcext:value-type="string">
            <text:p>direkt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kxvznax1y7d4c1gz317thr3</text:p>
          </table:table-cell>
          <table:table-cell office:value-type="float" office:value="21151" calcext:value-type="float">
            <text:p>2115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ger Muga 2020</text:p>
          </table:table-cell>
          <table:table-cell office:value-type="string" calcext:value-type="string">
            <text:p>Spital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500" calcext:value-type="float">
            <text:p>4500</text:p>
          </table:table-cell>
          <table:table-cell office:value-type="float" office:value="1800" calcext:value-type="float">
            <text:p>18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string" calcext:value-type="string">
            <text:p>direkt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avwedqp5y1q5b89ar1r75mt</text:p>
          </table:table-cell>
          <table:table-cell office:value-type="float" office:value="21159" calcext:value-type="float">
            <text:p>2115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ilvaner 2022</text:p>
          </table:table-cell>
          <table:table-cell office:value-type="string" calcext:value-type="string">
            <text:p>Weingut Danie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500" calcext:value-type="float">
            <text:p>3500</text:p>
          </table:table-cell>
          <table:table-cell office:value-type="float" office:value="1450" calcext:value-type="float">
            <text:p>14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yme6m5zsq76484nzkq</text:p>
          </table:table-cell>
          <table:table-cell office:value-type="float" office:value="21160" calcext:value-type="float">
            <text:p>211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ylvaner 2021/22</text:p>
          </table:table-cell>
          <table:table-cell office:value-type="string" calcext:value-type="string">
            <text:p>Kuenhof P. Pli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600" calcext:value-type="float">
            <text:p>3600</text:p>
          </table:table-cell>
          <table:table-cell office:value-type="float" office:value="1490" calcext:value-type="float">
            <text:p>149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string" calcext:value-type="string">
            <text:p>Karadar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4pmmfxk0n35pc8c115psf1e</text:p>
          </table:table-cell>
          <table:table-cell office:value-type="float" office:value="21169" calcext:value-type="float">
            <text:p>2116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ylvaner Gols 2021/22</text:p>
          </table:table-cell>
          <table:table-cell office:value-type="string" calcext:value-type="string">
            <text:p>Weingut Gries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1420" calcext:value-type="float">
            <text:p>142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 office:value-type="float" office:value="21182" calcext:value-type="float">
            <text:p>2118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üller Thurgau 2022</text:p>
          </table:table-cell>
          <table:table-cell office:value-type="string" calcext:value-type="string">
            <text:p>Weingut Gries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200" calcext:value-type="float">
            <text:p>3200</text:p>
          </table:table-cell>
          <table:table-cell office:value-type="float" office:value="1270" calcext:value-type="float">
            <text:p>127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string" calcext:value-type="string">
            <text:p>Vinum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ymgff58v9011751bx3</text:p>
          </table:table-cell>
          <table:table-cell office:value-type="float" office:value="21210" calcext:value-type="float">
            <text:p>2121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2020/22</text:p>
          </table:table-cell>
          <table:table-cell office:value-type="string" calcext:value-type="string">
            <text:p>Keunhof P. Pli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600" calcext:value-type="float">
            <text:p>3600</text:p>
          </table:table-cell>
          <table:table-cell office:value-type="float" office:value="1488" calcext:value-type="float">
            <text:p>1488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string" calcext:value-type="string">
            <text:p>Karadar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cwsykgtefpjnc4pc9v47cxb</text:p>
          </table:table-cell>
          <table:table-cell office:value-type="float" office:value="22002" calcext:value-type="float">
            <text:p>2200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ßburgunder Bio 2017</text:p>
          </table:table-cell>
          <table:table-cell office:value-type="string" calcext:value-type="string">
            <text:p>Thomas Niedermay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5300" calcext:value-type="float">
            <text:p>5300</text:p>
          </table:table-cell>
          <table:table-cell office:value-type="float" office:value="2600" calcext:value-type="float">
            <text:p>26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string" calcext:value-type="string">
            <text:p>Vinum</text:p>
          </table:table-cell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4pmmg3d5rdbxy0e4fvdrwv9</text:p>
          </table:table-cell>
          <table:table-cell office:value-type="float" office:value="22012" calcext:value-type="float">
            <text:p>2201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ßburgunder St. Sebastian 2021</text:p>
          </table:table-cell>
          <table:table-cell office:value-type="string" calcext:value-type="string">
            <text:p>Weingut Schloss Engla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200" calcext:value-type="float">
            <text:p>6200</text:p>
          </table:table-cell>
          <table:table-cell office:value-type="float" office:value="1789" calcext:value-type="float">
            <text:p>1789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string" calcext:value-type="string">
            <text:p>direkt</text:p>
          </table:table-cell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awwczpfw6f0pz8574k3e41a</text:p>
          </table:table-cell>
          <table:table-cell office:value-type="float" office:value="22030" calcext:value-type="float">
            <text:p>2203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Klaser Salamander 2021</text:p>
          </table:table-cell>
          <table:table-cell office:value-type="string" calcext:value-type="string">
            <text:p>Weingut Nikla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200" calcext:value-type="float">
            <text:p>3200</text:p>
          </table:table-cell>
          <table:table-cell office:value-type="float" office:value="1340" calcext:value-type="float">
            <text:p>134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string" calcext:value-type="string">
            <text:p>Vinum</text:p>
          </table:table-cell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jkxveaxzmd6amfgwdx293h3g</text:p>
          </table:table-cell>
          <table:table-cell office:value-type="float" office:value="22051" calcext:value-type="float">
            <text:p>2205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ßburgunder Leithaberg Alte Reben 2021</text:p>
          </table:table-cell>
          <table:table-cell office:value-type="string" calcext:value-type="string">
            <text:p>Weingut Prie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900" calcext:value-type="float">
            <text:p>3900</text:p>
          </table:table-cell>
          <table:table-cell office:value-type="float" office:value="1700" calcext:value-type="float">
            <text:p>17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string" calcext:value-type="string">
            <text:p>Döller</text:p>
          </table:table-cell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table:style-name="ce5"/>
          <table:table-cell office:value-type="float" office:value="22060" calcext:value-type="float">
            <text:p>220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ßer Burgunder Schnekenberg 2022</text:p>
          </table:table-cell>
          <table:table-cell office:value-type="string" calcext:value-type="string">
            <text:p>Weingut Münzbe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900" calcext:value-type="float">
            <text:p>3900</text:p>
          </table:table-cell>
          <table:table-cell office:value-type="float" office:value="1680" calcext:value-type="float">
            <text:p>168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string" calcext:value-type="string">
            <text:p>direkt</text:p>
          </table:table-cell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table:style-name="ce5"/>
          <table:table-cell office:value-type="float" office:value="22061" calcext:value-type="float">
            <text:p>2206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ßer Burgunder Schnekenberg 2021</text:p>
          </table:table-cell>
          <table:table-cell office:value-type="string" calcext:value-type="string">
            <text:p>Weingut Münzbe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1750" calcext:value-type="float">
            <text:p>175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string" calcext:value-type="string">
            <text:p>direkt</text:p>
          </table:table-cell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table:style-name="ce5"/>
          <table:table-cell office:value-type="float" office:value="22066" calcext:value-type="float">
            <text:p>2206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ßer Burgunder Godramstein 2017</text:p>
          </table:table-cell>
          <table:table-cell office:value-type="string" calcext:value-type="string">
            <text:p>Weingut Münzbe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string" calcext:value-type="string">
            <text:p>direkt</text:p>
          </table:table-cell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table:style-name="ce5"/>
          <table:table-cell office:value-type="float" office:value="22067" calcext:value-type="float">
            <text:p>2206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ßer Burgunder Godramstein 2023</text:p>
          </table:table-cell>
          <table:table-cell office:value-type="string" calcext:value-type="string">
            <text:p>Weingut Münzbe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1450" calcext:value-type="float">
            <text:p>14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kxv3jvf3nn22stsqsc5q2y6</text:p>
          </table:table-cell>
          <table:table-cell office:value-type="float" office:value="22102" calcext:value-type="float">
            <text:p>2210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Amphora 2020</text:p>
          </table:table-cell>
          <table:table-cell office:value-type="string" calcext:value-type="string">
            <text:p>Weingut Hochklau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200" calcext:value-type="float">
            <text:p>3200</text:p>
          </table:table-cell>
          <table:table-cell office:value-type="float" office:value="1500" calcext:value-type="float">
            <text:p>1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ymzs5p3eqvngc0v44v</text:p>
          </table:table-cell>
          <table:table-cell office:value-type="float" office:value="22106" calcext:value-type="float">
            <text:p>2210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Kaiton 2023</text:p>
          </table:table-cell>
          <table:table-cell office:value-type="string" calcext:value-type="string">
            <text:p>Kuenhof P.Pli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800" calcext:value-type="float">
            <text:p>3800</text:p>
          </table:table-cell>
          <table:table-cell office:value-type="float" office:value="2050" calcext:value-type="float">
            <text:p>205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string" calcext:value-type="string">
            <text:p>Karadar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table:style-name="ce5"/>
          <table:table-cell office:value-type="float" office:value="22109" calcext:value-type="float">
            <text:p>2210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Singerriedl 2009</text:p>
          </table:table-cell>
          <table:table-cell office:value-type="string" calcext:value-type="string">
            <text:p>Weingut Hirtzber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18500" calcext:value-type="float">
            <text:p>185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xr6xwqtcjrgw72gnpq</text:p>
          </table:table-cell>
          <table:table-cell office:value-type="float" office:value="22111" calcext:value-type="float">
            <text:p>2211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Vinotheque Smaragd 1997</text:p>
          </table:table-cell>
          <table:table-cell office:value-type="string" calcext:value-type="string">
            <text:p>Weingut Nikolai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7" calcext:value-type="float">
            <text:p>1997</text:p>
          </table:table-cell>
          <table:table-cell office:value-type="float" office:value="19500" calcext:value-type="float">
            <text:p>19500</text:p>
          </table:table-cell>
          <table:table-cell office:value-type="float" office:value="9500" calcext:value-type="float">
            <text:p>9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kxtkrqnj5vqzgdej3459xh9</text:p>
          </table:table-cell>
          <table:table-cell office:value-type="float" office:value="22115" calcext:value-type="float">
            <text:p>2211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Heilgenstein 2009</text:p>
          </table:table-cell>
          <table:table-cell office:value-type="string" calcext:value-type="string">
            <text:p>Schloss Gobelsbu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kxtkrqnj5vqzgdej3459xh9</text:p>
          </table:table-cell>
          <table:table-cell office:value-type="float" office:value="22116" calcext:value-type="float">
            <text:p>2211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Heilgenstein 2015</text:p>
          </table:table-cell>
          <table:table-cell office:value-type="string" calcext:value-type="string">
            <text:p>Schloss Gobelsbu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6500" calcext:value-type="float">
            <text:p>6500</text:p>
          </table:table-cell>
          <table:table-cell office:value-type="float" office:value="2580" calcext:value-type="float">
            <text:p>258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string" calcext:value-type="string">
            <text:p>Döllerer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kxtkrqnj5vqzgdej3459xh9</text:p>
          </table:table-cell>
          <table:table-cell office:value-type="float" office:value="22117" calcext:value-type="float">
            <text:p>2211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Heiligenstein 2018</text:p>
          </table:table-cell>
          <table:table-cell office:value-type="string" calcext:value-type="string">
            <text:p>Schloss Gobelsbu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500" calcext:value-type="float">
            <text:p>5500</text:p>
          </table:table-cell>
          <table:table-cell office:value-type="float" office:value="2400" calcext:value-type="float">
            <text:p>24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kxtkrqnj5vqzgdej3459xh9</text:p>
          </table:table-cell>
          <table:table-cell office:value-type="float" office:value="22119" calcext:value-type="float">
            <text:p>2211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Heilingenstein 2020</text:p>
          </table:table-cell>
          <table:table-cell office:value-type="string" calcext:value-type="string">
            <text:p>Schloss Gobelsbu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500" calcext:value-type="float">
            <text:p>4500</text:p>
          </table:table-cell>
          <table:table-cell office:value-type="float" office:value="4200" calcext:value-type="float">
            <text:p>42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rbqpgefnm5h2sy9ynn</text:p>
          </table:table-cell>
          <table:table-cell office:value-type="float" office:value="22131" calcext:value-type="float">
            <text:p>2213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Trocken 2022</text:p>
          </table:table-cell>
          <table:table-cell office:value-type="string" calcext:value-type="string">
            <text:p>Weingut C. Bu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200" calcext:value-type="float">
            <text:p>4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kxtdv7sqz2vwwt4pmmj4ana</text:p>
          </table:table-cell>
          <table:table-cell office:value-type="float" office:value="22149" calcext:value-type="float">
            <text:p>2214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Pechstein GG 2011</text:p>
          </table:table-cell>
          <table:table-cell office:value-type="string" calcext:value-type="string">
            <text:p>Bürklin Wol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19500" calcext:value-type="float">
            <text:p>19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zm1tfwsz1dyw69jnqvdcx</text:p>
          </table:table-cell>
          <table:table-cell office:value-type="float" office:value="22218" calcext:value-type="float">
            <text:p>2221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Praesulis 2021</text:p>
          </table:table-cell>
          <table:table-cell office:value-type="string" calcext:value-type="string">
            <text:p>Weingut Gump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900" calcext:value-type="float">
            <text:p>3900</text:p>
          </table:table-cell>
          <table:table-cell office:value-type="float" office:value="1600" calcext:value-type="float">
            <text:p>16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 office:value-type="float" office:value="22235" calcext:value-type="float">
            <text:p>2223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Obegg 2021</text:p>
          </table:table-cell>
          <table:table-cell office:value-type="string" calcext:value-type="string">
            <text:p>Weingut Walter Pol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52tevdqkbnfwtrp8g610er6</text:p>
          </table:table-cell>
          <table:table-cell office:value-type="float" office:value="22236" calcext:value-type="float">
            <text:p>2223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Kranachberg 2015</text:p>
          </table:table-cell>
          <table:table-cell office:value-type="string" calcext:value-type="string">
            <text:p>Weingut Sattl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9900" calcext:value-type="float">
            <text:p>9900</text:p>
          </table:table-cell>
          <table:table-cell office:value-type="float" office:value="5500" calcext:value-type="float">
            <text:p>5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kxzqjh30wb4mx7x3zy73f2h</text:p>
          </table:table-cell>
          <table:table-cell office:value-type="float" office:value="22237" calcext:value-type="float">
            <text:p>2223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White Stone 2021</text:p>
          </table:table-cell>
          <table:table-cell office:value-type="string" calcext:value-type="string">
            <text:p>Weingut Walter Pol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900" calcext:value-type="float">
            <text:p>4900</text:p>
          </table:table-cell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0my5tq6e3hzpkc5gq7deeq8</text:p>
          </table:table-cell>
          <table:table-cell office:value-type="float" office:value="22245" calcext:value-type="float">
            <text:p>2224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Blanc fumé de Pouilly 2015</text:p>
          </table:table-cell>
          <table:table-cell office:value-type="string" calcext:value-type="string">
            <text:p>Domaine Dagueneau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0500" calcext:value-type="float">
            <text:p>10500</text:p>
          </table:table-cell>
          <table:table-cell office:value-type="float" office:value="4500" calcext:value-type="float">
            <text:p>4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4pmmh1bhkgv56mkpb55fbva</text:p>
          </table:table-cell>
          <table:table-cell office:value-type="float" office:value="22246" calcext:value-type="float">
            <text:p>2224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ilex 2015</text:p>
          </table:table-cell>
          <table:table-cell office:value-type="string" calcext:value-type="string">
            <text:p>Domaine Dagueneau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28900" calcext:value-type="float">
            <text:p>28900</text:p>
          </table:table-cell>
          <table:table-cell office:value-type="float" office:value="8900" calcext:value-type="float">
            <text:p>89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 office:value-type="float" office:value="23109" calcext:value-type="float">
            <text:p>2310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2022</text:p>
          </table:table-cell>
          <table:table-cell office:value-type="string" calcext:value-type="string">
            <text:p>Weingut Reyt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2">
          <table:table-cell table:style-name="ce5" table:number-columns-repeated="2"/>
          <table:table-cell office:value-type="float" office:value="23110" calcext:value-type="float">
            <text:p>2311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 Au 20????</text:p>
          </table:table-cell>
          <table:table-cell office:value-type="string" calcext:value-type="string">
            <text:p>Weingut Tiefenbrunner </text:p>
          </table:table-cell>
          <table:table-cell/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sq47vfce9adexvr8y68mcj</text:p>
          </table:table-cell>
          <table:table-cell office:value-type="float" office:value="23116" calcext:value-type="float">
            <text:p>2311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Au 2014</text:p>
          </table:table-cell>
          <table:table-cell office:value-type="string" calcext:value-type="string">
            <text:p>Tiefenbrun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8200" calcext:value-type="float">
            <text:p>8200</text:p>
          </table:table-cell>
          <table:table-cell office:value-type="float" office:value="4000" calcext:value-type="float">
            <text:p>4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r2pqbrt8w5dcm9411dkvfd</text:p>
          </table:table-cell>
          <table:table-cell office:value-type="float" office:value="23117" calcext:value-type="float">
            <text:p>2311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Moraine 2020</text:p>
          </table:table-cell>
          <table:table-cell office:value-type="string" calcext:value-type="string">
            <text:p>Weingut Untermos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500" calcext:value-type="float">
            <text:p>4500</text:p>
          </table:table-cell>
          <table:table-cell office:value-type="float" office:value="1960" calcext:value-type="float">
            <text:p>196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string" calcext:value-type="string">
            <text:p>Holzer</text:p>
          </table:table-cell>
          <table:table-cell office:value-type="string" calcext:value-type="string">
            <text:p>TRUE</text:p>
          </table:table-cell>
        </table:table-row>
        <table:table-row table:style-name="ro5">
          <table:table-cell office:value-type="string" calcext:value-type="string">
            <text:p>TRUE</text:p>
          </table:table-cell>
          <table:table-cell office:value-type="string" calcext:value-type="string">
            <text:p>wine_01gzr4kspd7wgwjpn9sr6pybcb</text:p>
          </table:table-cell>
          <table:table-cell office:value-type="float" office:value="23118" calcext:value-type="float">
            <text:p>2311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Baron Salvadori 2014 Magnum</text:p>
          </table:table-cell>
          <table:table-cell office:value-type="string" calcext:value-type="string">
            <text:p>Nals Magreid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4" calcext:value-type="float">
            <text:p>2014</text:p>
          </table:table-cell>
          <table:table-cell office:value-type="float" office:value="8900" calcext:value-type="float">
            <text:p>8900</text:p>
          </table:table-cell>
          <table:table-cell office:value-type="float" office:value="5500" calcext:value-type="float">
            <text:p>5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ky047nrnmncmgwt9ts0aqnv</text:p>
          </table:table-cell>
          <table:table-cell office:value-type="float" office:value="23119" calcext:value-type="float">
            <text:p>2311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Pfaffenegg 2021</text:p>
          </table:table-cell>
          <table:table-cell office:value-type="string" calcext:value-type="string">
            <text:p>Josmoa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700" calcext:value-type="float">
            <text:p>3700</text:p>
          </table:table-cell>
          <table:table-cell office:value-type="float" office:value="1510" calcext:value-type="float">
            <text:p>151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ky0gphtfq02egwddwfzvwsr</text:p>
          </table:table-cell>
          <table:table-cell office:value-type="float" office:value="23121" calcext:value-type="float">
            <text:p>2312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Americano 2021</text:p>
          </table:table-cell>
          <table:table-cell office:value-type="string" calcext:value-type="string">
            <text:p>Kellerei Kaltern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400" calcext:value-type="float">
            <text:p>5400</text:p>
          </table:table-cell>
          <table:table-cell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sq47xg5dqfvxezrrmbb289</text:p>
          </table:table-cell>
          <table:table-cell office:value-type="float" office:value="23122" calcext:value-type="float">
            <text:p>2312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Troy 2019</text:p>
          </table:table-cell>
          <table:table-cell office:value-type="string" calcext:value-type="string">
            <text:p>KG 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900" calcext:value-type="float">
            <text:p>9900</text:p>
          </table:table-cell>
          <table:table-cell office:value-type="float" office:value="5135" calcext:value-type="float">
            <text:p>513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4pmmh39y2bebacsacc8rtbh</text:p>
          </table:table-cell>
          <table:table-cell office:value-type="float" office:value="23151" calcext:value-type="float">
            <text:p>2315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 La Foret 2020</text:p>
          </table:table-cell>
          <table:table-cell office:value-type="string" calcext:value-type="string">
            <text:p>Jean Claude Bess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9900" calcext:value-type="float">
            <text:p>9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table:style-name="ce5"/>
          <table:table-cell office:value-type="float" office:value="23158" calcext:value-type="float">
            <text:p>2315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 Vielles Vignes 1er Cru 2018</text:p>
          </table:table-cell>
          <table:table-cell office:value-type="string" calcext:value-type="string">
            <text:p>Domain J.C. Bess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sxcc1yg82bq9qx94d7b</text:p>
          </table:table-cell>
          <table:table-cell office:value-type="float" office:value="23159" calcext:value-type="float">
            <text:p>2315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orton Charlemagne Grand Cru 2010</text:p>
          </table:table-cell>
          <table:table-cell office:value-type="string" calcext:value-type="string">
            <text:p>Bouchard P&amp;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15900" calcext:value-type="float">
            <text:p>15900</text:p>
          </table:table-cell>
          <table:table-cell office:value-type="float" office:value="8900" calcext:value-type="float">
            <text:p>89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string" calcext:value-type="string">
            <text:p>Vergeiner</text:p>
          </table:table-cell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fxnejhcqj49yrcec1rae9pp</text:p>
          </table:table-cell>
          <table:table-cell office:value-type="float" office:value="23163" calcext:value-type="float">
            <text:p>2316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uligny Montrachet Les Folatiers 2018</text:p>
          </table:table-cell>
          <table:table-cell office:value-type="string" calcext:value-type="string">
            <text:p>Bachelet Monno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czek17pj1tbep20acxgj6kw</text:p>
          </table:table-cell>
          <table:table-cell office:value-type="float" office:value="23167" calcext:value-type="float">
            <text:p>2316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Freudshofer 2017 Magnum</text:p>
          </table:table-cell>
          <table:table-cell office:value-type="string" calcext:value-type="string">
            <text:p>H&amp;A Nittnaus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7" calcext:value-type="float">
            <text:p>2017</text:p>
          </table:table-cell>
          <table:table-cell office:value-type="float" office:value="8900" calcext:value-type="float">
            <text:p>8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175j5ze8fa3k85k0sr</text:p>
          </table:table-cell>
          <table:table-cell office:value-type="float" office:value="23175" calcext:value-type="float">
            <text:p>2317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orillon Zieregg 2014</text:p>
          </table:table-cell>
          <table:table-cell office:value-type="string" calcext:value-type="string">
            <text:p>Weingut Temen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7500" calcext:value-type="float">
            <text:p>7500</text:p>
          </table:table-cell>
          <table:table-cell office:value-type="float" office:value="3900" calcext:value-type="float">
            <text:p>39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52tf61m4sn818bcq0mkc07m</text:p>
          </table:table-cell>
          <table:table-cell office:value-type="float" office:value="23177" calcext:value-type="float">
            <text:p>2317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orillon Vom Opok 2018</text:p>
          </table:table-cell>
          <table:table-cell office:value-type="string" calcext:value-type="string">
            <text:p>Weingut Werli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500" calcext:value-type="float">
            <text:p>4500</text:p>
          </table:table-cell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czek17txph85ntr6r0jzd65</text:p>
          </table:table-cell>
          <table:table-cell office:value-type="float" office:value="23179" calcext:value-type="float">
            <text:p>2317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Bergschmallister 2021</text:p>
          </table:table-cell>
          <table:table-cell office:value-type="string" calcext:value-type="string">
            <text:p>H&amp;A Nittnau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500" calcext:value-type="float">
            <text:p>4500</text:p>
          </table:table-cell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string" calcext:value-type="string">
            <text:p>direkt</text:p>
          </table:table-cell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table:style-name="ce5"/>
          <table:table-cell office:value-type="float" office:value="23181" calcext:value-type="float">
            <text:p>2318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De Morgenzon 2018</text:p>
          </table:table-cell>
          <table:table-cell office:value-type="string" calcext:value-type="string">
            <text:p>Stellenbo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500" calcext:value-type="float">
            <text:p>6500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n59np0cz4842jxkmp5</text:p>
          </table:table-cell>
          <table:table-cell office:value-type="float" office:value="23218" calcext:value-type="float">
            <text:p>2321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va Domus 2015</text:p>
          </table:table-cell>
          <table:table-cell office:value-type="string" calcext:value-type="string">
            <text:p>Kellerei 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5500" calcext:value-type="float">
            <text:p>5500</text:p>
          </table:table-cell>
          <table:table-cell office:value-type="float" office:value="2235" calcext:value-type="float">
            <text:p>2235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string" calcext:value-type="string">
            <text:p>Holzer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n59np0cz4842jxkmp5</text:p>
          </table:table-cell>
          <table:table-cell office:value-type="float" office:value="23219" calcext:value-type="float">
            <text:p>2321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va Domus 2019/21</text:p>
          </table:table-cell>
          <table:table-cell office:value-type="string" calcext:value-type="string">
            <text:p>Kellerei 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500" calcext:value-type="float">
            <text:p>6500</text:p>
          </table:table-cell>
          <table:table-cell office:value-type="float" office:value="3170" calcext:value-type="float">
            <text:p>317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n59np0cz4842jxkmp5</text:p>
          </table:table-cell>
          <table:table-cell office:value-type="float" office:value="23220" calcext:value-type="float">
            <text:p>2322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va Domus 2021 Magnum</text:p>
          </table:table-cell>
          <table:table-cell office:value-type="string" calcext:value-type="string">
            <text:p>Kellerei Terlan 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12700" calcext:value-type="float">
            <text:p>12700</text:p>
          </table:table-cell>
          <table:table-cell office:value-type="float" office:value="6659" calcext:value-type="float">
            <text:p>6659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czek17mxmva13h5wfwbpn9z</text:p>
          </table:table-cell>
          <table:table-cell office:value-type="float" office:value="23229" calcext:value-type="float">
            <text:p>2322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urmint Tannenberg 2022</text:p>
          </table:table-cell>
          <table:table-cell office:value-type="string" calcext:value-type="string">
            <text:p>Hans &amp; Anita Nittnau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7600" calcext:value-type="float">
            <text:p>7600</text:p>
          </table:table-cell>
          <table:table-cell office:value-type="float" office:value="3800" calcext:value-type="float">
            <text:p>38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rkbfhmz1szmxjpb647k</text:p>
          </table:table-cell>
          <table:table-cell office:value-type="float" office:value="23248" calcext:value-type="float">
            <text:p>2324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rocanico Trebbiano 2021/22</text:p>
          </table:table-cell>
          <table:table-cell office:value-type="string" calcext:value-type="string">
            <text:p>Antonio Camill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2900" calcext:value-type="float">
            <text:p>2900</text:p>
          </table:table-cell>
          <table:table-cell office:value-type="float" office:value="1050" calcext:value-type="float">
            <text:p>10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ynhtpr3vr3s75d52gn</text:p>
          </table:table-cell>
          <table:table-cell office:value-type="float" office:value="23271" calcext:value-type="float">
            <text:p>2327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2022/23</text:p>
          </table:table-cell>
          <table:table-cell office:value-type="string" calcext:value-type="string">
            <text:p>Kuenhof P.Pli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500" calcext:value-type="float">
            <text:p>3500</text:p>
          </table:table-cell>
          <table:table-cell office:value-type="float" office:value="1445" calcext:value-type="float">
            <text:p>1445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string" calcext:value-type="string">
            <text:p>Karadar</text:p>
          </table:table-cell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0sq47xgwvqvqhjhsn8v8t7z</text:p>
          </table:table-cell>
          <table:table-cell office:value-type="float" office:value="23272" calcext:value-type="float">
            <text:p>2327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Nussbaumerhof 2021/22</text:p>
          </table:table-cell>
          <table:table-cell office:value-type="string" calcext:value-type="string">
            <text:p>KG 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0sq47xgwvqvqhjhsn8v8t7z</text:p>
          </table:table-cell>
          <table:table-cell office:value-type="float" office:value="23275" calcext:value-type="float">
            <text:p>2327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Nussbaumerhof 2018</text:p>
          </table:table-cell>
          <table:table-cell office:value-type="string" calcext:value-type="string">
            <text:p>KG 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zm1vf5g6wsr3ychsek0rg</text:p>
          </table:table-cell>
          <table:table-cell office:value-type="float" office:value="23285" calcext:value-type="float">
            <text:p>2328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Josef 2013</text:p>
          </table:table-cell>
          <table:table-cell office:value-type="string" calcext:value-type="string">
            <text:p>Hofstätt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r2pppdf9p8d6630skk3kme</text:p>
          </table:table-cell>
          <table:table-cell office:value-type="float" office:value="23293" calcext:value-type="float">
            <text:p>23293</text:p>
          </table:table-cell>
          <table:table-cell table:style-name="ce5"/>
          <table:table-cell office:value-type="string" calcext:value-type="string">
            <text:p>Lagrein Kretzer 2021</text:p>
          </table:table-cell>
          <table:table-cell office:value-type="string" calcext:value-type="string">
            <text:p>Weingut Mayer Nuss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200" calcext:value-type="float">
            <text:p>3200</text:p>
          </table:table-cell>
          <table:table-cell office:value-type="float" office:value="1400" calcext:value-type="float">
            <text:p>14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string" calcext:value-type="string">
            <text:p>direkt</text:p>
          </table:table-cell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0qsxmw60741s5xf8a7g1yv2</text:p>
          </table:table-cell>
          <table:table-cell office:value-type="float" office:value="31013" calcext:value-type="float">
            <text:p>3101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Nussleiten 2019</text:p>
          </table:table-cell>
          <table:table-cell office:value-type="string" calcext:value-type="string">
            <text:p>Castel Salleg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900" calcext:value-type="float">
            <text:p>6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string" calcext:value-type="string">
            <text:p>Vinum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r2pqe573yw8mf0ktm04qcz</text:p>
          </table:table-cell>
          <table:table-cell office:value-type="float" office:value="31014" calcext:value-type="float">
            <text:p>31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Spitz 2020</text:p>
          </table:table-cell>
          <table:table-cell office:value-type="string" calcext:value-type="string">
            <text:p>Weingut Griesbau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500" calcext:value-type="float">
            <text:p>4500</text:p>
          </table:table-cell>
          <table:table-cell office:value-type="float" office:value="1735" calcext:value-type="float">
            <text:p>173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 office:value-type="float" office:value="31080" calcext:value-type="float">
            <text:p>3108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Biserno 2012</text:p>
          </table:table-cell>
          <table:table-cell office:value-type="string" calcext:value-type="string">
            <text:p>Tenuta di Biser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11500" calcext:value-type="float">
            <text:p>11500</text:p>
          </table:table-cell>
          <table:table-cell office:value-type="float" office:value="5500" calcext:value-type="float">
            <text:p>5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nx2vt8yn0ts1nyyfhr</text:p>
          </table:table-cell>
          <table:table-cell office:value-type="float" office:value="31095" calcext:value-type="float">
            <text:p>3109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. George Chateau Calon 2016</text:p>
          </table:table-cell>
          <table:table-cell office:value-type="string" calcext:value-type="string">
            <text:p>St. Georg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5500" calcext:value-type="float">
            <text:p>5500</text:p>
          </table:table-cell>
          <table:table-cell office:value-type="float" office:value="1850" calcext:value-type="float">
            <text:p>18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d1w0d2dkg7qdw9kwwk</text:p>
          </table:table-cell>
          <table:table-cell office:value-type="float" office:value="31098" calcext:value-type="float">
            <text:p>3109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ateau Musar Rosso 2016</text:p>
          </table:table-cell>
          <table:table-cell office:value-type="string" calcext:value-type="string">
            <text:p>Gaston Hocha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7500" calcext:value-type="float">
            <text:p>7500</text:p>
          </table:table-cell>
          <table:table-cell office:value-type="float" office:value="3650" calcext:value-type="float">
            <text:p>365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string" calcext:value-type="string">
            <text:p>Vinum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n1yd4qqa6yxpmme0gm</text:p>
          </table:table-cell>
          <table:table-cell office:value-type="float" office:value="32010" calcext:value-type="float">
            <text:p>3201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. Magdalener 2023</text:p>
          </table:table-cell>
          <table:table-cell office:value-type="string" calcext:value-type="string">
            <text:p>Weingut Glöggl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200" calcext:value-type="float">
            <text:p>3200</text:p>
          </table:table-cell>
          <table:table-cell office:value-type="float" office:value="990" calcext:value-type="float">
            <text:p>99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string" calcext:value-type="string">
            <text:p>Direkt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52tf3n783x2c4w5nn4pvzw1</text:p>
          </table:table-cell>
          <table:table-cell office:value-type="float" office:value="32011" calcext:value-type="float">
            <text:p>3201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. Magdalener Anver 2021</text:p>
          </table:table-cell>
          <table:table-cell office:value-type="string" calcext:value-type="string">
            <text:p>Pfannenstiel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800" calcext:value-type="float">
            <text:p>3800</text:p>
          </table:table-cell>
          <table:table-cell office:value-type="float" office:value="1557" calcext:value-type="float">
            <text:p>1557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52tezzktcy6drtayyf1h4g7</text:p>
          </table:table-cell>
          <table:table-cell office:value-type="float" office:value="32017" calcext:value-type="float">
            <text:p>3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kt Anna R 2017</text:p>
          </table:table-cell>
          <table:table-cell office:value-type="string" calcext:value-type="string">
            <text:p>In der Eb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5100" calcext:value-type="float">
            <text:p>5100</text:p>
          </table:table-cell>
          <table:table-cell office:value-type="float" office:value="2350" calcext:value-type="float">
            <text:p>23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r2pppdn18rzt6rnwsmmh5y</text:p>
          </table:table-cell>
          <table:table-cell office:value-type="float" office:value="32019" calcext:value-type="float">
            <text:p>3201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rnatsch Elda 2018</text:p>
          </table:table-cell>
          <table:table-cell office:value-type="string" calcext:value-type="string">
            <text:p>Mayr Nuss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400" calcext:value-type="float">
            <text:p>4400</text:p>
          </table:table-cell>
          <table:table-cell office:value-type="float" office:value="1925" calcext:value-type="float">
            <text:p>1925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string" calcext:value-type="string">
            <text:p>Karadar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nhddsb4xqqfzqten28</text:p>
          </table:table-cell>
          <table:table-cell office:value-type="float" office:value="32023" calcext:value-type="float">
            <text:p>3202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erger Gei 2019/21</text:p>
          </table:table-cell>
          <table:table-cell office:value-type="string" calcext:value-type="string">
            <text:p>Weingut Niedris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100" calcext:value-type="float">
            <text:p>5100</text:p>
          </table:table-cell>
          <table:table-cell office:value-type="float" office:value="2310" calcext:value-type="float">
            <text:p>231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r2pppesdk19cfa35xnp8h1</text:p>
          </table:table-cell>
          <table:table-cell office:value-type="float" office:value="32033" calcext:value-type="float">
            <text:p>3203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Gloria 12</text:p>
          </table:table-cell>
          <table:table-cell office:value-type="string" calcext:value-type="string">
            <text:p>Nusserhof H. May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8200" calcext:value-type="float">
            <text:p>8200</text:p>
          </table:table-cell>
          <table:table-cell office:value-type="float" office:value="4420" calcext:value-type="float">
            <text:p>442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string" calcext:value-type="string">
            <text:p>Karadar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52tf2grdv6gpg0hdrgpxf6s</text:p>
          </table:table-cell>
          <table:table-cell office:value-type="float" office:value="32038" calcext:value-type="float">
            <text:p>3203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itterberg Rot 2019 Magnum</text:p>
          </table:table-cell>
          <table:table-cell office:value-type="string" calcext:value-type="string">
            <text:p>Luis Oberrauch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6900" calcext:value-type="float">
            <text:p>6900</text:p>
          </table:table-cell>
          <table:table-cell office:value-type="float" office:value="3500" calcext:value-type="float">
            <text:p>3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table:style-name="ce5"/>
          <table:table-cell office:value-type="float" office:value="32040" calcext:value-type="float">
            <text:p>3204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alteresee Klassisch 2022</text:p>
          </table:table-cell>
          <table:table-cell office:value-type="string" calcext:value-type="string">
            <text:p>Andi Sölv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300" calcext:value-type="float">
            <text:p>3300</text:p>
          </table:table-cell>
          <table:table-cell office:value-type="float" office:value="1330" calcext:value-type="float">
            <text:p>133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string" calcext:value-type="string">
            <text:p>Vinum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zm23qx4n3yjaamztyghgr</text:p>
          </table:table-cell>
          <table:table-cell office:value-type="float" office:value="32112" calcext:value-type="float">
            <text:p>3211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unoaked 2021 xxx Projekt</text:p>
          </table:table-cell>
          <table:table-cell office:value-type="string" calcext:value-type="string">
            <text:p>Cantina Calda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500" calcext:value-type="float">
            <text:p>6500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sktxgmhcw3y7x327kxd</text:p>
          </table:table-cell>
          <table:table-cell office:value-type="float" office:value="32114" calcext:value-type="float">
            <text:p>321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Trattmann 2016 Magnum</text:p>
          </table:table-cell>
          <table:table-cell office:value-type="string" calcext:value-type="string">
            <text:p>KG Gi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string" calcext:value-type="string">
            <text:p>Perpmer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zm1tfg557tccacjsxe97w</text:p>
          </table:table-cell>
          <table:table-cell office:value-type="float" office:value="32117" calcext:value-type="float">
            <text:p>321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Preasulis 2021/22</text:p>
          </table:table-cell>
          <table:table-cell office:value-type="string" calcext:value-type="string">
            <text:p>Weingut Gump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1900" calcext:value-type="float">
            <text:p>19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awwcz6ybdn4p3n24a180rwm</text:p>
          </table:table-cell>
          <table:table-cell office:value-type="float" office:value="32123" calcext:value-type="float">
            <text:p>3212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Renaissnce Riserva 2019</text:p>
          </table:table-cell>
          <table:table-cell office:value-type="string" calcext:value-type="string">
            <text:p>Weingut Gump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string" calcext:value-type="string">
            <text:p>direkt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awwczpn6ntqgqxrvmk812p9</text:p>
          </table:table-cell>
          <table:table-cell office:value-type="float" office:value="32129" calcext:value-type="float">
            <text:p>3212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2019</text:p>
          </table:table-cell>
          <table:table-cell office:value-type="string" calcext:value-type="string">
            <text:p>Strobl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900" calcext:value-type="float">
            <text:p>4900</text:p>
          </table:table-cell>
          <table:table-cell office:value-type="float" office:value="2200" calcext:value-type="float">
            <text:p>22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j52tf0mee3awjm6fgaawbwf8</text:p>
          </table:table-cell>
          <table:table-cell office:value-type="float" office:value="32147" calcext:value-type="float">
            <text:p>3214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ätburgunder Schlangenpfiff 2020</text:p>
          </table:table-cell>
          <table:table-cell office:value-type="string" calcext:value-type="string">
            <text:p>Weingut Münzbe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j52tf0m5y3k0sxj5sg6w53rm</text:p>
          </table:table-cell>
          <table:table-cell office:value-type="float" office:value="32148" calcext:value-type="float">
            <text:p>3214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ätburgunder Kalkgestein Gordamsteiner 2019</text:p>
          </table:table-cell>
          <table:table-cell office:value-type="string" calcext:value-type="string">
            <text:p>Weingut Münzbe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200" calcext:value-type="float">
            <text:p>4200</text:p>
          </table:table-cell>
          <table:table-cell office:value-type="float" office:value="1680" calcext:value-type="float">
            <text:p>168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string" calcext:value-type="string">
            <text:p>direkt</text:p>
          </table:table-cell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j52tf0mee3awjm6fgaawbwf8</text:p>
          </table:table-cell>
          <table:table-cell office:value-type="float" office:value="32149" calcext:value-type="float">
            <text:p>3214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ätburgunder Schlangenpfiff 2019</text:p>
          </table:table-cell>
          <table:table-cell office:value-type="string" calcext:value-type="string">
            <text:p>Weingut Münzbe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900" calcext:value-type="float">
            <text:p>5900</text:p>
          </table:table-cell>
          <table:table-cell office:value-type="float" office:value="2941" calcext:value-type="float">
            <text:p>2941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string" calcext:value-type="string">
            <text:p>direkt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52teqx9x5rd9jq355sget7s</text:p>
          </table:table-cell>
          <table:table-cell office:value-type="float" office:value="32156" calcext:value-type="float">
            <text:p>3215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ätburgunder Wildstein "R" 2011 GG</text:p>
          </table:table-cell>
          <table:table-cell office:value-type="string" calcext:value-type="string">
            <text:p>Weingut Hub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24500" calcext:value-type="float">
            <text:p>24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6">
          <table:table-cell office:value-type="string" calcext:value-type="string">
            <text:p>TRUE</text:p>
          </table:table-cell>
          <table:table-cell office:value-type="string" calcext:value-type="string">
            <text:p>wine_01hawwcxjs78xc7rsbr47nr8ym</text:p>
          </table:table-cell>
          <table:table-cell office:value-type="float" office:value="32214" calcext:value-type="float">
            <text:p>322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uit-St-Georges 1er Cru "Les Saint-Georges" 2014</text:p>
          </table:table-cell>
          <table:table-cell office:value-type="string" calcext:value-type="string">
            <text:p>Domaine Chicoto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15900" calcext:value-type="float">
            <text:p>15900</text:p>
          </table:table-cell>
          <table:table-cell office:value-type="float" office:value="5600" calcext:value-type="float">
            <text:p>56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string" calcext:value-type="string">
            <text:p>Teatro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ky24hr0hnm9m3nx0q9k93g9</text:p>
          </table:table-cell>
          <table:table-cell office:value-type="float" office:value="32312" calcext:value-type="float">
            <text:p>3231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2021</text:p>
          </table:table-cell>
          <table:table-cell office:value-type="string" calcext:value-type="string">
            <text:p>Weingut Peter Dipo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500" calcext:value-type="float">
            <text:p>3500</text:p>
          </table:table-cell>
          <table:table-cell office:value-type="float" office:value="1400" calcext:value-type="float">
            <text:p>14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string" calcext:value-type="string">
            <text:p>Holzer</text:p>
          </table:table-cell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0qzm23p7efdbb2jn10grra2</text:p>
          </table:table-cell>
          <table:table-cell office:value-type="float" office:value="32314" calcext:value-type="float">
            <text:p>323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Cabrone 2020 xxx Project</text:p>
          </table:table-cell>
          <table:table-cell office:value-type="string" calcext:value-type="string">
            <text:p>Cantina Calda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awwczppb5sxb65f39ntdv1b</text:p>
          </table:table-cell>
          <table:table-cell office:value-type="float" office:value="32320" calcext:value-type="float">
            <text:p>3232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Franc 2020</text:p>
          </table:table-cell>
          <table:table-cell office:value-type="string" calcext:value-type="string">
            <text:p>Nicolussi Leck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600" calcext:value-type="float">
            <text:p>5600</text:p>
          </table:table-cell>
          <table:table-cell office:value-type="float" office:value="2620" calcext:value-type="float">
            <text:p>262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gdbqcxmqmw812z232k</text:p>
          </table:table-cell>
          <table:table-cell office:value-type="float" office:value="32325" calcext:value-type="float">
            <text:p>3232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'Franc 2015</text:p>
          </table:table-cell>
          <table:table-cell office:value-type="string" calcext:value-type="string">
            <text:p>Proprietà Sper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5500" calcext:value-type="float">
            <text:p>15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810tmm0da7zqeq70px</text:p>
          </table:table-cell>
          <table:table-cell office:value-type="float" office:value="32330" calcext:value-type="float">
            <text:p>3233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Paleo 2019</text:p>
          </table:table-cell>
          <table:table-cell office:value-type="string" calcext:value-type="string">
            <text:p>Le Macchio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3500" calcext:value-type="float">
            <text:p>13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52ter4apgxbrdwxm2ndxr4e</text:p>
          </table:table-cell>
          <table:table-cell office:value-type="float" office:value="32350" calcext:value-type="float">
            <text:p>3235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Franc 2018</text:p>
          </table:table-cell>
          <table:table-cell office:value-type="string" calcext:value-type="string">
            <text:p>Stefan Zehedbau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3900" calcext:value-type="float">
            <text:p>3900</text:p>
          </table:table-cell>
          <table:table-cell office:value-type="float" office:value="1720" calcext:value-type="float">
            <text:p>172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na7fjy5ghsthb0h80j9vaww</text:p>
          </table:table-cell>
          <table:table-cell office:value-type="float" office:value="32351" calcext:value-type="float">
            <text:p>3235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s Bonnesveaux Varrains 2019</text:p>
          </table:table-cell>
          <table:table-cell office:value-type="string" calcext:value-type="string">
            <text:p>Le P'tit Domai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100" calcext:value-type="float">
            <text:p>6100</text:p>
          </table:table-cell>
          <table:table-cell office:value-type="float" office:value="2800" calcext:value-type="float">
            <text:p>28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string" calcext:value-type="string">
            <text:p>Teatro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na7fjy5ghsthb0h80j9vaww</text:p>
          </table:table-cell>
          <table:table-cell office:value-type="float" office:value="32352" calcext:value-type="float">
            <text:p>3235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s Bonnesveaux Varrains 2020</text:p>
          </table:table-cell>
          <table:table-cell office:value-type="string" calcext:value-type="string">
            <text:p>Le P'tit Domai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900" calcext:value-type="float">
            <text:p>5900</text:p>
          </table:table-cell>
          <table:table-cell office:value-type="float" office:value="2800" calcext:value-type="float">
            <text:p>28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string" calcext:value-type="string">
            <text:p>Teatro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52tf2b3jmr0y323zwcf7kan</text:p>
          </table:table-cell>
          <table:table-cell office:value-type="float" office:value="32356" calcext:value-type="float">
            <text:p>3235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 Trinità Cabernet Franc 2018</text:p>
          </table:table-cell>
          <table:table-cell office:value-type="string" calcext:value-type="string">
            <text:p>Cantina Heu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7500" calcext:value-type="float">
            <text:p>7500</text:p>
          </table:table-cell>
          <table:table-cell office:value-type="float" office:value="3500" calcext:value-type="float">
            <text:p>3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rpcrxjgeb03e8dy68z2</text:p>
          </table:table-cell>
          <table:table-cell office:value-type="float" office:value="32360" calcext:value-type="float">
            <text:p>3236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ella Riserva Tocce Rosse 2007</text:p>
          </table:table-cell>
          <table:table-cell office:value-type="string" calcext:value-type="string">
            <text:p>Cantina AR.PE.P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7" calcext:value-type="float">
            <text:p>2007</text:p>
          </table:table-cell>
          <table:table-cell office:value-type="float" office:value="6900" calcext:value-type="float">
            <text:p>6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string" calcext:value-type="string">
            <text:p>Teatro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rpcrxjgeb03e8dy68z2</text:p>
          </table:table-cell>
          <table:table-cell office:value-type="float" office:value="32361" calcext:value-type="float">
            <text:p>3236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ella Riserva Tocce Rosse 2013</text:p>
          </table:table-cell>
          <table:table-cell office:value-type="string" calcext:value-type="string">
            <text:p>Cantina AR.PE.P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5900" calcext:value-type="float">
            <text:p>5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string" calcext:value-type="string">
            <text:p>Teatro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rpc43br7ctzf302pw07</text:p>
          </table:table-cell>
          <table:table-cell office:value-type="float" office:value="32362" calcext:value-type="float">
            <text:p>3236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ettirosso 2021</text:p>
          </table:table-cell>
          <table:table-cell office:value-type="string" calcext:value-type="string">
            <text:p>Cantina AR.PE.P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100" calcext:value-type="float">
            <text:p>4100</text:p>
          </table:table-cell>
          <table:table-cell office:value-type="float" office:value="1750" calcext:value-type="float">
            <text:p>175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string" calcext:value-type="string">
            <text:p>Teatro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nh1t1gzhjmv8b8xrr0</text:p>
          </table:table-cell>
          <table:table-cell office:value-type="float" office:value="32363" calcext:value-type="float">
            <text:p>3236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yrah 2020</text:p>
          </table:table-cell>
          <table:table-cell office:value-type="string" calcext:value-type="string">
            <text:p>Weingut Niedris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800" calcext:value-type="float">
            <text:p>5800</text:p>
          </table:table-cell>
          <table:table-cell office:value-type="float" office:value="2620" calcext:value-type="float">
            <text:p>262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sj23ffbkh5qny4h0eef</text:p>
          </table:table-cell>
          <table:table-cell office:value-type="float" office:value="32364" calcext:value-type="float">
            <text:p>3236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rmenere Oratorio di San Lorenzoi 2017</text:p>
          </table:table-cell>
          <table:table-cell office:value-type="string" calcext:value-type="string">
            <text:p>Cantina Inam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9900" calcext:value-type="float">
            <text:p>9900</text:p>
          </table:table-cell>
          <table:table-cell office:value-type="float" office:value="5500" calcext:value-type="float">
            <text:p>5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ttr32dt6ahb537ptxvk</text:p>
          </table:table-cell>
          <table:table-cell office:value-type="float" office:value="32365" calcext:value-type="float">
            <text:p>3236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Riserva 2010</text:p>
          </table:table-cell>
          <table:table-cell office:value-type="string" calcext:value-type="string">
            <text:p>Musel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6900" calcext:value-type="float">
            <text:p>6900</text:p>
          </table:table-cell>
          <table:table-cell office:value-type="float" office:value="3095" calcext:value-type="float">
            <text:p>3095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string" calcext:value-type="string">
            <text:p>Karadar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7w254gtgrgjvdykm8q</text:p>
          </table:table-cell>
          <table:table-cell office:value-type="float" office:value="32430" calcext:value-type="float">
            <text:p>3243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 2013</text:p>
          </table:table-cell>
          <table:table-cell office:value-type="string" calcext:value-type="string">
            <text:p>Le Capannel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6500" calcext:value-type="float">
            <text:p>6500</text:p>
          </table:table-cell>
          <table:table-cell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tfhymenneav6e00x080</text:p>
          </table:table-cell>
          <table:table-cell office:value-type="float" office:value="32444" calcext:value-type="float">
            <text:p>3244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Rufina Bucerchiale 2020</text:p>
          </table:table-cell>
          <table:table-cell office:value-type="string" calcext:value-type="string">
            <text:p>Cantina Selvapia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900" calcext:value-type="float">
            <text:p>3900</text:p>
          </table:table-cell>
          <table:table-cell office:value-type="float" office:value="1780" calcext:value-type="float">
            <text:p>178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tfhymenneav6e00x080</text:p>
          </table:table-cell>
          <table:table-cell office:value-type="float" office:value="32445" calcext:value-type="float">
            <text:p>3244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Rufina Bucerchiale 2016</text:p>
          </table:table-cell>
          <table:table-cell office:value-type="string" calcext:value-type="string">
            <text:p>Cantina Selvapia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4500" calcext:value-type="float">
            <text:p>4500</text:p>
          </table:table-cell>
          <table:table-cell office:value-type="float" office:value="1780" calcext:value-type="float">
            <text:p>178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 office:value-type="float" office:value="32460" calcext:value-type="float">
            <text:p>3246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giovese 2018</text:p>
          </table:table-cell>
          <table:table-cell office:value-type="string" calcext:value-type="string">
            <text:p>Castello di Monsan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2900" calcext:value-type="float">
            <text:p>2900</text:p>
          </table:table-cell>
          <table:table-cell office:value-type="float" office:value="850" calcext:value-type="float">
            <text:p>8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 office:value-type="float" office:value="32461" calcext:value-type="float">
            <text:p>3246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gioveto 2016</text:p>
          </table:table-cell>
          <table:table-cell office:value-type="string" calcext:value-type="string">
            <text:p>Castello di Monsan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5900" calcext:value-type="float">
            <text:p>5900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string" calcext:value-type="string">
            <text:p>Holzer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 office:value-type="float" office:value="32467" calcext:value-type="float">
            <text:p>3246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rmignano 2019</text:p>
          </table:table-cell>
          <table:table-cell office:value-type="string" calcext:value-type="string">
            <text:p>Fattoria di Bacchere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100" calcext:value-type="float">
            <text:p>4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string" calcext:value-type="string">
            <text:p>Vinum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 office:value-type="float" office:value="32468" calcext:value-type="float">
            <text:p>3246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rmignano 2017</text:p>
          </table:table-cell>
          <table:table-cell office:value-type="string" calcext:value-type="string">
            <text:p>Fattoria di Bacchere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string" calcext:value-type="string">
            <text:p>Vinum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sc897f2edej1m3dgmj6</text:p>
          </table:table-cell>
          <table:table-cell office:value-type="float" office:value="32484" calcext:value-type="float">
            <text:p>3248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Ovello 2017</text:p>
          </table:table-cell>
          <table:table-cell office:value-type="string" calcext:value-type="string">
            <text:p>Produttori del Barbares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8500" calcext:value-type="float">
            <text:p>8500</text:p>
          </table:table-cell>
          <table:table-cell office:value-type="float" office:value="3500" calcext:value-type="float">
            <text:p>3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sc897f2edej1m3dgmj6</text:p>
          </table:table-cell>
          <table:table-cell office:value-type="float" office:value="32486" calcext:value-type="float">
            <text:p>3248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Ovello 2018</text:p>
          </table:table-cell>
          <table:table-cell office:value-type="string" calcext:value-type="string">
            <text:p>Angelo Rocc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string" calcext:value-type="string">
            <text:p>gebi</text:p>
          </table:table-cell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sd40fyqcc0945rr0se7</text:p>
          </table:table-cell>
          <table:table-cell office:value-type="float" office:value="32490" calcext:value-type="float">
            <text:p>3249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'Asti Bricco dell'Uccellone 1999</text:p>
          </table:table-cell>
          <table:table-cell office:value-type="string" calcext:value-type="string">
            <text:p>Giacomo Bolog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9" calcext:value-type="float">
            <text:p>1999</text:p>
          </table:table-cell>
          <table:table-cell office:value-type="float" office:value="22000" calcext:value-type="float">
            <text:p>22000</text:p>
          </table:table-cell>
          <table:table-cell office:value-type="float" office:value="12000" calcext:value-type="float">
            <text:p>12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cwsykz2p1d84xzzdvxmwd8s</text:p>
          </table:table-cell>
          <table:table-cell office:value-type="float" office:value="33043" calcext:value-type="float">
            <text:p>3304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fränkisch Altenberg Jois 2021</text:p>
          </table:table-cell>
          <table:table-cell office:value-type="string" calcext:value-type="string">
            <text:p>Weingut H&amp;A Nittnau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500" calcext:value-type="float">
            <text:p>4500</text:p>
          </table:table-cell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string" calcext:value-type="string">
            <text:p>direkt</text:p>
          </table:table-cell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cwsykz2p1d84xzzdvxmwd8s</text:p>
          </table:table-cell>
          <table:table-cell office:value-type="float" office:value="33060" calcext:value-type="float">
            <text:p>3306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fränkisch Altenberg Jois Magnum 2021</text:p>
          </table:table-cell>
          <table:table-cell office:value-type="string" calcext:value-type="string">
            <text:p>Weingut H&amp;A Nittnaus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8200" calcext:value-type="float">
            <text:p>8200</text:p>
          </table:table-cell>
          <table:table-cell office:value-type="float" office:value="4100" calcext:value-type="float">
            <text:p>41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table:style-name="ce5"/>
          <table:table-cell office:value-type="float" office:value="33061" calcext:value-type="float">
            <text:p>3306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sfränkisch Kirchberg Lutzmannsburg 2021</text:p>
          </table:table-cell>
          <table:table-cell office:value-type="string" calcext:value-type="string">
            <text:p>Weingut Moric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900" calcext:value-type="float">
            <text:p>5900</text:p>
          </table:table-cell>
          <table:table-cell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string" calcext:value-type="string">
            <text:p>direkt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table:style-name="ce5"/>
          <table:table-cell office:value-type="float" office:value="33080" calcext:value-type="float">
            <text:p>3308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fränkisch Obere Wald 2020</text:p>
          </table:table-cell>
          <table:table-cell office:value-type="string" calcext:value-type="string">
            <text:p>Weingut E. Triebaum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600" calcext:value-type="float">
            <text:p>5600</text:p>
          </table:table-cell>
          <table:table-cell office:value-type="float" office:value="2630" calcext:value-type="float">
            <text:p>263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12T23:09:08.139746902</dc:date>
    <meta:editing-duration>PT6S</meta:editing-duration>
    <meta:editing-cycles>1</meta:editing-cycles>
    <meta:document-statistic meta:table-count="2" meta:cell-count="7728" meta:object-count="0"/>
    <meta:generator>LibreOffice/7.3.7.2$Linux_X86_64 LibreOffice_project/30$Build-2</meta:generator>
  </office:meta>
</office:document-meta>
</file>